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008in"/>
    </style:style>
    <style:style style:name="co3" style:family="table-column">
      <style:table-column-properties fo:break-before="auto" style:column-width="2.7445in"/>
    </style:style>
    <style:style style:name="ro1" style:family="table-row">
      <style:table-row-properties style:row-height="0.4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6.7012in" svg:height="9.6252in" svg:x="7.7909in" svg:y="294.924in">
            <draw:object draw:notify-on-update-of-ranges="Sheet1.B1:Sheet1.B1 Sheet1.B2:Sheet1.B7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ommon chunks</text:p>
          </table:table-cell>
          <table:table-cell office:value-type="string" calcext:value-type="string">
            <text:p>hamming distance</text:p>
          </table:table-cell>
          <table:table-cell office:value-type="string" calcext:value-type="string">
            <text:p>similarity</text:p>
          </table:table-cell>
          <table:table-cell office:value-type="string" calcext:value-type="string">
            <text:p>shared conte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table:formula="of:=(256-[.B2])/256" office:value-type="float" office:value="0.53515625" calcext:value-type="float">
            <text:p>0.53515625</text:p>
          </table:table-cell>
          <table:table-cell table:formula="of:=[.A2]/70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table:formula="of:=(256-[.B3])/256" office:value-type="float" office:value="0.54296875" calcext:value-type="float">
            <text:p>0.54296875</text:p>
          </table:table-cell>
          <table:table-cell table:formula="of:=[.A3]/700" office:value-type="float" office:value="0.00142857142857143" calcext:value-type="float">
            <text:p>0.001428571428571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7" calcext:value-type="float">
            <text:p>117</text:p>
          </table:table-cell>
          <table:table-cell table:formula="of:=(256-[.B4])/256" office:value-type="float" office:value="0.54296875" calcext:value-type="float">
            <text:p>0.54296875</text:p>
          </table:table-cell>
          <table:table-cell table:formula="of:=[.A4]/700" office:value-type="float" office:value="0.00285714285714286" calcext:value-type="float">
            <text:p>0.002857142857142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6" calcext:value-type="float">
            <text:p>116</text:p>
          </table:table-cell>
          <table:table-cell table:formula="of:=(256-[.B5])/256" office:value-type="float" office:value="0.546875" calcext:value-type="float">
            <text:p>0.546875</text:p>
          </table:table-cell>
          <table:table-cell table:formula="of:=[.A5]/700" office:value-type="float" office:value="0.00428571428571429" calcext:value-type="float">
            <text:p>0.004285714285714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 table:formula="of:=(256-[.B6])/256" office:value-type="float" office:value="0.546875" calcext:value-type="float">
            <text:p>0.546875</text:p>
          </table:table-cell>
          <table:table-cell table:formula="of:=[.A6]/700" office:value-type="float" office:value="0.00571428571428571" calcext:value-type="float">
            <text:p>0.005714285714285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formula="of:=(256-[.B7])/256" office:value-type="float" office:value="0.53125" calcext:value-type="float">
            <text:p>0.53125</text:p>
          </table:table-cell>
          <table:table-cell table:formula="of:=[.A7]/700" office:value-type="float" office:value="0.00714285714285714" calcext:value-type="float">
            <text:p>0.007142857142857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table:formula="of:=(256-[.B8])/256" office:value-type="float" office:value="0.5546875" calcext:value-type="float">
            <text:p>0.5546875</text:p>
          </table:table-cell>
          <table:table-cell table:formula="of:=[.A8]/700" office:value-type="float" office:value="0.00857142857142857" calcext:value-type="float">
            <text:p>0.008571428571428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3" calcext:value-type="float">
            <text:p>113</text:p>
          </table:table-cell>
          <table:table-cell table:formula="of:=(256-[.B9])/256" office:value-type="float" office:value="0.55859375" calcext:value-type="float">
            <text:p>0.55859375</text:p>
          </table:table-cell>
          <table:table-cell table:formula="of:=[.A9]/700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table:formula="of:=(256-[.B10])/256" office:value-type="float" office:value="0.5546875" calcext:value-type="float">
            <text:p>0.5546875</text:p>
          </table:table-cell>
          <table:table-cell table:formula="of:=[.A10]/700" office:value-type="float" office:value="0.0114285714285714" calcext:value-type="float">
            <text:p>0.01142857142857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2" calcext:value-type="float">
            <text:p>112</text:p>
          </table:table-cell>
          <table:table-cell table:formula="of:=(256-[.B11])/256" office:value-type="float" office:value="0.5625" calcext:value-type="float">
            <text:p>0.5625</text:p>
          </table:table-cell>
          <table:table-cell table:formula="of:=[.A11]/700" office:value-type="float" office:value="0.0128571428571429" calcext:value-type="float">
            <text:p>0.01285714285714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table:formula="of:=(256-[.B12])/256" office:value-type="float" office:value="0.56640625" calcext:value-type="float">
            <text:p>0.56640625</text:p>
          </table:table-cell>
          <table:table-cell table:formula="of:=[.A12]/700" office:value-type="float" office:value="0.0142857142857143" calcext:value-type="float">
            <text:p>0.01428571428571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3" calcext:value-type="float">
            <text:p>113</text:p>
          </table:table-cell>
          <table:table-cell table:formula="of:=(256-[.B13])/256" office:value-type="float" office:value="0.55859375" calcext:value-type="float">
            <text:p>0.55859375</text:p>
          </table:table-cell>
          <table:table-cell table:formula="of:=[.A13]/700" office:value-type="float" office:value="0.0157142857142857" calcext:value-type="float">
            <text:p>0.015714285714285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4" calcext:value-type="float">
            <text:p>114</text:p>
          </table:table-cell>
          <table:table-cell table:formula="of:=(256-[.B14])/256" office:value-type="float" office:value="0.5546875" calcext:value-type="float">
            <text:p>0.5546875</text:p>
          </table:table-cell>
          <table:table-cell table:formula="of:=[.A14]/700" office:value-type="float" office:value="0.0171428571428571" calcext:value-type="float">
            <text:p>0.01714285714285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8" calcext:value-type="float">
            <text:p>118</text:p>
          </table:table-cell>
          <table:table-cell table:formula="of:=(256-[.B15])/256" office:value-type="float" office:value="0.5390625" calcext:value-type="float">
            <text:p>0.5390625</text:p>
          </table:table-cell>
          <table:table-cell table:formula="of:=[.A15]/700" office:value-type="float" office:value="0.0185714285714286" calcext:value-type="float">
            <text:p>0.018571428571428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9" calcext:value-type="float">
            <text:p>119</text:p>
          </table:table-cell>
          <table:table-cell table:formula="of:=(256-[.B16])/256" office:value-type="float" office:value="0.53515625" calcext:value-type="float">
            <text:p>0.53515625</text:p>
          </table:table-cell>
          <table:table-cell table:formula="of:=[.A16]/700"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8" calcext:value-type="float">
            <text:p>118</text:p>
          </table:table-cell>
          <table:table-cell table:formula="of:=(256-[.B17])/256" office:value-type="float" office:value="0.5390625" calcext:value-type="float">
            <text:p>0.5390625</text:p>
          </table:table-cell>
          <table:table-cell table:formula="of:=[.A17]/700" office:value-type="float" office:value="0.0214285714285714" calcext:value-type="float">
            <text:p>0.02142857142857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9" calcext:value-type="float">
            <text:p>119</text:p>
          </table:table-cell>
          <table:table-cell table:formula="of:=(256-[.B18])/256" office:value-type="float" office:value="0.53515625" calcext:value-type="float">
            <text:p>0.53515625</text:p>
          </table:table-cell>
          <table:table-cell table:formula="of:=[.A18]/700" office:value-type="float" office:value="0.0228571428571429" calcext:value-type="float">
            <text:p>0.022857142857142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0" calcext:value-type="float">
            <text:p>120</text:p>
          </table:table-cell>
          <table:table-cell table:formula="of:=(256-[.B19])/256" office:value-type="float" office:value="0.53125" calcext:value-type="float">
            <text:p>0.53125</text:p>
          </table:table-cell>
          <table:table-cell table:formula="of:=[.A19]/700" office:value-type="float" office:value="0.0242857142857143" calcext:value-type="float">
            <text:p>0.024285714285714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9" calcext:value-type="float">
            <text:p>119</text:p>
          </table:table-cell>
          <table:table-cell table:formula="of:=(256-[.B20])/256" office:value-type="float" office:value="0.53515625" calcext:value-type="float">
            <text:p>0.53515625</text:p>
          </table:table-cell>
          <table:table-cell table:formula="of:=[.A20]/700" office:value-type="float" office:value="0.0257142857142857" calcext:value-type="float">
            <text:p>0.025714285714285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7" calcext:value-type="float">
            <text:p>117</text:p>
          </table:table-cell>
          <table:table-cell table:formula="of:=(256-[.B21])/256" office:value-type="float" office:value="0.54296875" calcext:value-type="float">
            <text:p>0.54296875</text:p>
          </table:table-cell>
          <table:table-cell table:formula="of:=[.A21]/700" office:value-type="float" office:value="0.0271428571428571" calcext:value-type="float">
            <text:p>0.027142857142857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table:formula="of:=(256-[.B22])/256" office:value-type="float" office:value="0.546875" calcext:value-type="float">
            <text:p>0.546875</text:p>
          </table:table-cell>
          <table:table-cell table:formula="of:=[.A22]/700" office:value-type="float" office:value="0.0285714285714286" calcext:value-type="float">
            <text:p>0.028571428571428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2" calcext:value-type="float">
            <text:p>112</text:p>
          </table:table-cell>
          <table:table-cell table:formula="of:=(256-[.B23])/256" office:value-type="float" office:value="0.5625" calcext:value-type="float">
            <text:p>0.5625</text:p>
          </table:table-cell>
          <table:table-cell table:formula="of:=[.A23]/700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2" calcext:value-type="float">
            <text:p>112</text:p>
          </table:table-cell>
          <table:table-cell table:formula="of:=(256-[.B24])/256" office:value-type="float" office:value="0.5625" calcext:value-type="float">
            <text:p>0.5625</text:p>
          </table:table-cell>
          <table:table-cell table:formula="of:=[.A24]/700" office:value-type="float" office:value="0.0314285714285714" calcext:value-type="float">
            <text:p>0.031428571428571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5" calcext:value-type="float">
            <text:p>115</text:p>
          </table:table-cell>
          <table:table-cell table:formula="of:=(256-[.B25])/256" office:value-type="float" office:value="0.55078125" calcext:value-type="float">
            <text:p>0.55078125</text:p>
          </table:table-cell>
          <table:table-cell table:formula="of:=[.A25]/700" office:value-type="float" office:value="0.0328571428571429" calcext:value-type="float">
            <text:p>0.032857142857142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5" calcext:value-type="float">
            <text:p>115</text:p>
          </table:table-cell>
          <table:table-cell table:formula="of:=(256-[.B26])/256" office:value-type="float" office:value="0.55078125" calcext:value-type="float">
            <text:p>0.55078125</text:p>
          </table:table-cell>
          <table:table-cell table:formula="of:=[.A26]/700" office:value-type="float" office:value="0.0342857142857143" calcext:value-type="float">
            <text:p>0.034285714285714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5" calcext:value-type="float">
            <text:p>115</text:p>
          </table:table-cell>
          <table:table-cell table:formula="of:=(256-[.B27])/256" office:value-type="float" office:value="0.55078125" calcext:value-type="float">
            <text:p>0.55078125</text:p>
          </table:table-cell>
          <table:table-cell table:formula="of:=[.A27]/700" office:value-type="float" office:value="0.0357142857142857" calcext:value-type="float">
            <text:p>0.035714285714285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7" calcext:value-type="float">
            <text:p>117</text:p>
          </table:table-cell>
          <table:table-cell table:formula="of:=(256-[.B28])/256" office:value-type="float" office:value="0.54296875" calcext:value-type="float">
            <text:p>0.54296875</text:p>
          </table:table-cell>
          <table:table-cell table:formula="of:=[.A28]/700" office:value-type="float" office:value="0.0371428571428571" calcext:value-type="float">
            <text:p>0.037142857142857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9" calcext:value-type="float">
            <text:p>119</text:p>
          </table:table-cell>
          <table:table-cell table:formula="of:=(256-[.B29])/256" office:value-type="float" office:value="0.53515625" calcext:value-type="float">
            <text:p>0.53515625</text:p>
          </table:table-cell>
          <table:table-cell table:formula="of:=[.A29]/700" office:value-type="float" office:value="0.0385714285714286" calcext:value-type="float">
            <text:p>0.038571428571428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9" calcext:value-type="float">
            <text:p>119</text:p>
          </table:table-cell>
          <table:table-cell table:formula="of:=(256-[.B30])/256" office:value-type="float" office:value="0.53515625" calcext:value-type="float">
            <text:p>0.53515625</text:p>
          </table:table-cell>
          <table:table-cell table:formula="of:=[.A30]/700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5" calcext:value-type="float">
            <text:p>115</text:p>
          </table:table-cell>
          <table:table-cell table:formula="of:=(256-[.B31])/256" office:value-type="float" office:value="0.55078125" calcext:value-type="float">
            <text:p>0.55078125</text:p>
          </table:table-cell>
          <table:table-cell table:formula="of:=[.A31]/700" office:value-type="float" office:value="0.0414285714285714" calcext:value-type="float">
            <text:p>0.041428571428571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7" calcext:value-type="float">
            <text:p>117</text:p>
          </table:table-cell>
          <table:table-cell table:formula="of:=(256-[.B32])/256" office:value-type="float" office:value="0.54296875" calcext:value-type="float">
            <text:p>0.54296875</text:p>
          </table:table-cell>
          <table:table-cell table:formula="of:=[.A32]/700" office:value-type="float" office:value="0.0428571428571429" calcext:value-type="float">
            <text:p>0.042857142857142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8" calcext:value-type="float">
            <text:p>118</text:p>
          </table:table-cell>
          <table:table-cell table:formula="of:=(256-[.B33])/256" office:value-type="float" office:value="0.5390625" calcext:value-type="float">
            <text:p>0.5390625</text:p>
          </table:table-cell>
          <table:table-cell table:formula="of:=[.A33]/700" office:value-type="float" office:value="0.0442857142857143" calcext:value-type="float">
            <text:p>0.044285714285714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6" calcext:value-type="float">
            <text:p>116</text:p>
          </table:table-cell>
          <table:table-cell table:formula="of:=(256-[.B34])/256" office:value-type="float" office:value="0.546875" calcext:value-type="float">
            <text:p>0.546875</text:p>
          </table:table-cell>
          <table:table-cell table:formula="of:=[.A34]/700" office:value-type="float" office:value="0.0457142857142857" calcext:value-type="float">
            <text:p>0.045714285714285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7" calcext:value-type="float">
            <text:p>117</text:p>
          </table:table-cell>
          <table:table-cell table:formula="of:=(256-[.B35])/256" office:value-type="float" office:value="0.54296875" calcext:value-type="float">
            <text:p>0.54296875</text:p>
          </table:table-cell>
          <table:table-cell table:formula="of:=[.A35]/700" office:value-type="float" office:value="0.0471428571428571" calcext:value-type="float">
            <text:p>0.047142857142857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5" calcext:value-type="float">
            <text:p>115</text:p>
          </table:table-cell>
          <table:table-cell table:formula="of:=(256-[.B36])/256" office:value-type="float" office:value="0.55078125" calcext:value-type="float">
            <text:p>0.55078125</text:p>
          </table:table-cell>
          <table:table-cell table:formula="of:=[.A36]/700" office:value-type="float" office:value="0.0485714285714286" calcext:value-type="float">
            <text:p>0.048571428571428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table:formula="of:=(256-[.B37])/256" office:value-type="float" office:value="0.55078125" calcext:value-type="float">
            <text:p>0.55078125</text:p>
          </table:table-cell>
          <table:table-cell table:formula="of:=[.A37]/700"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5" calcext:value-type="float">
            <text:p>115</text:p>
          </table:table-cell>
          <table:table-cell table:formula="of:=(256-[.B38])/256" office:value-type="float" office:value="0.55078125" calcext:value-type="float">
            <text:p>0.55078125</text:p>
          </table:table-cell>
          <table:table-cell table:formula="of:=[.A38]/700" office:value-type="float" office:value="0.0514285714285714" calcext:value-type="float">
            <text:p>0.05142857142857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4" calcext:value-type="float">
            <text:p>114</text:p>
          </table:table-cell>
          <table:table-cell table:formula="of:=(256-[.B39])/256" office:value-type="float" office:value="0.5546875" calcext:value-type="float">
            <text:p>0.5546875</text:p>
          </table:table-cell>
          <table:table-cell table:formula="of:=[.A39]/700" office:value-type="float" office:value="0.0528571428571429" calcext:value-type="float">
            <text:p>0.052857142857142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3" calcext:value-type="float">
            <text:p>113</text:p>
          </table:table-cell>
          <table:table-cell table:formula="of:=(256-[.B40])/256" office:value-type="float" office:value="0.55859375" calcext:value-type="float">
            <text:p>0.55859375</text:p>
          </table:table-cell>
          <table:table-cell table:formula="of:=[.A40]/700" office:value-type="float" office:value="0.0542857142857143" calcext:value-type="float">
            <text:p>0.054285714285714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2" calcext:value-type="float">
            <text:p>112</text:p>
          </table:table-cell>
          <table:table-cell table:formula="of:=(256-[.B41])/256" office:value-type="float" office:value="0.5625" calcext:value-type="float">
            <text:p>0.5625</text:p>
          </table:table-cell>
          <table:table-cell table:formula="of:=[.A41]/700" office:value-type="float" office:value="0.0557142857142857" calcext:value-type="float">
            <text:p>0.055714285714285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3" calcext:value-type="float">
            <text:p>113</text:p>
          </table:table-cell>
          <table:table-cell table:formula="of:=(256-[.B42])/256" office:value-type="float" office:value="0.55859375" calcext:value-type="float">
            <text:p>0.55859375</text:p>
          </table:table-cell>
          <table:table-cell table:formula="of:=[.A42]/700" office:value-type="float" office:value="0.0571428571428571" calcext:value-type="float">
            <text:p>0.057142857142857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2" calcext:value-type="float">
            <text:p>112</text:p>
          </table:table-cell>
          <table:table-cell table:formula="of:=(256-[.B43])/256" office:value-type="float" office:value="0.5625" calcext:value-type="float">
            <text:p>0.5625</text:p>
          </table:table-cell>
          <table:table-cell table:formula="of:=[.A43]/700" office:value-type="float" office:value="0.0585714285714286" calcext:value-type="float">
            <text:p>0.058571428571428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3" calcext:value-type="float">
            <text:p>113</text:p>
          </table:table-cell>
          <table:table-cell table:formula="of:=(256-[.B44])/256" office:value-type="float" office:value="0.55859375" calcext:value-type="float">
            <text:p>0.55859375</text:p>
          </table:table-cell>
          <table:table-cell table:formula="of:=[.A44]/700"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3" calcext:value-type="float">
            <text:p>113</text:p>
          </table:table-cell>
          <table:table-cell table:formula="of:=(256-[.B45])/256" office:value-type="float" office:value="0.55859375" calcext:value-type="float">
            <text:p>0.55859375</text:p>
          </table:table-cell>
          <table:table-cell table:formula="of:=[.A45]/700" office:value-type="float" office:value="0.0614285714285714" calcext:value-type="float">
            <text:p>0.061428571428571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2" calcext:value-type="float">
            <text:p>112</text:p>
          </table:table-cell>
          <table:table-cell table:formula="of:=(256-[.B46])/256" office:value-type="float" office:value="0.5625" calcext:value-type="float">
            <text:p>0.5625</text:p>
          </table:table-cell>
          <table:table-cell table:formula="of:=[.A46]/700" office:value-type="float" office:value="0.0628571428571429" calcext:value-type="float">
            <text:p>0.062857142857142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1" calcext:value-type="float">
            <text:p>111</text:p>
          </table:table-cell>
          <table:table-cell table:formula="of:=(256-[.B47])/256" office:value-type="float" office:value="0.56640625" calcext:value-type="float">
            <text:p>0.56640625</text:p>
          </table:table-cell>
          <table:table-cell table:formula="of:=[.A47]/700" office:value-type="float" office:value="0.0642857142857143" calcext:value-type="float">
            <text:p>0.064285714285714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2" calcext:value-type="float">
            <text:p>112</text:p>
          </table:table-cell>
          <table:table-cell table:formula="of:=(256-[.B48])/256" office:value-type="float" office:value="0.5625" calcext:value-type="float">
            <text:p>0.5625</text:p>
          </table:table-cell>
          <table:table-cell table:formula="of:=[.A48]/700" office:value-type="float" office:value="0.0657142857142857" calcext:value-type="float">
            <text:p>0.065714285714285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3" calcext:value-type="float">
            <text:p>113</text:p>
          </table:table-cell>
          <table:table-cell table:formula="of:=(256-[.B49])/256" office:value-type="float" office:value="0.55859375" calcext:value-type="float">
            <text:p>0.55859375</text:p>
          </table:table-cell>
          <table:table-cell table:formula="of:=[.A49]/700" office:value-type="float" office:value="0.0671428571428571" calcext:value-type="float">
            <text:p>0.067142857142857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2" calcext:value-type="float">
            <text:p>112</text:p>
          </table:table-cell>
          <table:table-cell table:formula="of:=(256-[.B50])/256" office:value-type="float" office:value="0.5625" calcext:value-type="float">
            <text:p>0.5625</text:p>
          </table:table-cell>
          <table:table-cell table:formula="of:=[.A50]/700" office:value-type="float" office:value="0.0685714285714286" calcext:value-type="float">
            <text:p>0.068571428571428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3" calcext:value-type="float">
            <text:p>113</text:p>
          </table:table-cell>
          <table:table-cell table:formula="of:=(256-[.B51])/256" office:value-type="float" office:value="0.55859375" calcext:value-type="float">
            <text:p>0.55859375</text:p>
          </table:table-cell>
          <table:table-cell table:formula="of:=[.A51]/700"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3" calcext:value-type="float">
            <text:p>113</text:p>
          </table:table-cell>
          <table:table-cell table:formula="of:=(256-[.B52])/256" office:value-type="float" office:value="0.55859375" calcext:value-type="float">
            <text:p>0.55859375</text:p>
          </table:table-cell>
          <table:table-cell table:formula="of:=[.A52]/700" office:value-type="float" office:value="0.0714285714285714" calcext:value-type="float">
            <text:p>0.071428571428571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5" calcext:value-type="float">
            <text:p>115</text:p>
          </table:table-cell>
          <table:table-cell table:formula="of:=(256-[.B53])/256" office:value-type="float" office:value="0.55078125" calcext:value-type="float">
            <text:p>0.55078125</text:p>
          </table:table-cell>
          <table:table-cell table:formula="of:=[.A53]/700" office:value-type="float" office:value="0.0728571428571429" calcext:value-type="float">
            <text:p>0.072857142857142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8" calcext:value-type="float">
            <text:p>118</text:p>
          </table:table-cell>
          <table:table-cell table:formula="of:=(256-[.B54])/256" office:value-type="float" office:value="0.5390625" calcext:value-type="float">
            <text:p>0.5390625</text:p>
          </table:table-cell>
          <table:table-cell table:formula="of:=[.A54]/700" office:value-type="float" office:value="0.0742857142857143" calcext:value-type="float">
            <text:p>0.074285714285714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16" calcext:value-type="float">
            <text:p>116</text:p>
          </table:table-cell>
          <table:table-cell table:formula="of:=(256-[.B55])/256" office:value-type="float" office:value="0.546875" calcext:value-type="float">
            <text:p>0.546875</text:p>
          </table:table-cell>
          <table:table-cell table:formula="of:=[.A55]/700" office:value-type="float" office:value="0.0757142857142857" calcext:value-type="float">
            <text:p>0.075714285714285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5" calcext:value-type="float">
            <text:p>115</text:p>
          </table:table-cell>
          <table:table-cell table:formula="of:=(256-[.B56])/256" office:value-type="float" office:value="0.55078125" calcext:value-type="float">
            <text:p>0.55078125</text:p>
          </table:table-cell>
          <table:table-cell table:formula="of:=[.A56]/700" office:value-type="float" office:value="0.0771428571428571" calcext:value-type="float">
            <text:p>0.077142857142857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7" calcext:value-type="float">
            <text:p>117</text:p>
          </table:table-cell>
          <table:table-cell table:formula="of:=(256-[.B57])/256" office:value-type="float" office:value="0.54296875" calcext:value-type="float">
            <text:p>0.54296875</text:p>
          </table:table-cell>
          <table:table-cell table:formula="of:=[.A57]/700" office:value-type="float" office:value="0.0785714285714286" calcext:value-type="float">
            <text:p>0.078571428571428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7" calcext:value-type="float">
            <text:p>117</text:p>
          </table:table-cell>
          <table:table-cell table:formula="of:=(256-[.B58])/256" office:value-type="float" office:value="0.54296875" calcext:value-type="float">
            <text:p>0.54296875</text:p>
          </table:table-cell>
          <table:table-cell table:formula="of:=[.A58]/700"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2" calcext:value-type="float">
            <text:p>112</text:p>
          </table:table-cell>
          <table:table-cell table:formula="of:=(256-[.B59])/256" office:value-type="float" office:value="0.5625" calcext:value-type="float">
            <text:p>0.5625</text:p>
          </table:table-cell>
          <table:table-cell table:formula="of:=[.A59]/700" office:value-type="float" office:value="0.0814285714285714" calcext:value-type="float">
            <text:p>0.081428571428571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1" calcext:value-type="float">
            <text:p>111</text:p>
          </table:table-cell>
          <table:table-cell table:formula="of:=(256-[.B60])/256" office:value-type="float" office:value="0.56640625" calcext:value-type="float">
            <text:p>0.56640625</text:p>
          </table:table-cell>
          <table:table-cell table:formula="of:=[.A60]/700" office:value-type="float" office:value="0.0828571428571429" calcext:value-type="float">
            <text:p>0.082857142857142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3" calcext:value-type="float">
            <text:p>113</text:p>
          </table:table-cell>
          <table:table-cell table:formula="of:=(256-[.B61])/256" office:value-type="float" office:value="0.55859375" calcext:value-type="float">
            <text:p>0.55859375</text:p>
          </table:table-cell>
          <table:table-cell table:formula="of:=[.A61]/700" office:value-type="float" office:value="0.0842857142857143" calcext:value-type="float">
            <text:p>0.084285714285714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  <table:table-cell table:formula="of:=(256-[.B62])/256" office:value-type="float" office:value="0.5546875" calcext:value-type="float">
            <text:p>0.5546875</text:p>
          </table:table-cell>
          <table:table-cell table:formula="of:=[.A62]/700" office:value-type="float" office:value="0.0857142857142857" calcext:value-type="float">
            <text:p>0.08571428571428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15" calcext:value-type="float">
            <text:p>115</text:p>
          </table:table-cell>
          <table:table-cell table:formula="of:=(256-[.B63])/256" office:value-type="float" office:value="0.55078125" calcext:value-type="float">
            <text:p>0.55078125</text:p>
          </table:table-cell>
          <table:table-cell table:formula="of:=[.A63]/700" office:value-type="float" office:value="0.0871428571428572" calcext:value-type="float">
            <text:p>0.087142857142857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5" calcext:value-type="float">
            <text:p>115</text:p>
          </table:table-cell>
          <table:table-cell table:formula="of:=(256-[.B64])/256" office:value-type="float" office:value="0.55078125" calcext:value-type="float">
            <text:p>0.55078125</text:p>
          </table:table-cell>
          <table:table-cell table:formula="of:=[.A64]/700" office:value-type="float" office:value="0.0885714285714286" calcext:value-type="float">
            <text:p>0.088571428571428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13" calcext:value-type="float">
            <text:p>113</text:p>
          </table:table-cell>
          <table:table-cell table:formula="of:=(256-[.B65])/256" office:value-type="float" office:value="0.55859375" calcext:value-type="float">
            <text:p>0.55859375</text:p>
          </table:table-cell>
          <table:table-cell table:formula="of:=[.A65]/700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0" calcext:value-type="float">
            <text:p>110</text:p>
          </table:table-cell>
          <table:table-cell table:formula="of:=(256-[.B66])/256" office:value-type="float" office:value="0.5703125" calcext:value-type="float">
            <text:p>0.5703125</text:p>
          </table:table-cell>
          <table:table-cell table:formula="of:=[.A66]/700" office:value-type="float" office:value="0.0914285714285714" calcext:value-type="float">
            <text:p>0.091428571428571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1" calcext:value-type="float">
            <text:p>111</text:p>
          </table:table-cell>
          <table:table-cell table:formula="of:=(256-[.B67])/256" office:value-type="float" office:value="0.56640625" calcext:value-type="float">
            <text:p>0.56640625</text:p>
          </table:table-cell>
          <table:table-cell table:formula="of:=[.A67]/700" office:value-type="float" office:value="0.0928571428571429" calcext:value-type="float">
            <text:p>0.092857142857142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11" calcext:value-type="float">
            <text:p>111</text:p>
          </table:table-cell>
          <table:table-cell table:formula="of:=(256-[.B68])/256" office:value-type="float" office:value="0.56640625" calcext:value-type="float">
            <text:p>0.56640625</text:p>
          </table:table-cell>
          <table:table-cell table:formula="of:=[.A68]/700" office:value-type="float" office:value="0.0942857142857143" calcext:value-type="float">
            <text:p>0.094285714285714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3" calcext:value-type="float">
            <text:p>113</text:p>
          </table:table-cell>
          <table:table-cell table:formula="of:=(256-[.B69])/256" office:value-type="float" office:value="0.55859375" calcext:value-type="float">
            <text:p>0.55859375</text:p>
          </table:table-cell>
          <table:table-cell table:formula="of:=[.A69]/700" office:value-type="float" office:value="0.0957142857142857" calcext:value-type="float">
            <text:p>0.095714285714285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11" calcext:value-type="float">
            <text:p>111</text:p>
          </table:table-cell>
          <table:table-cell table:formula="of:=(256-[.B70])/256" office:value-type="float" office:value="0.56640625" calcext:value-type="float">
            <text:p>0.56640625</text:p>
          </table:table-cell>
          <table:table-cell table:formula="of:=[.A70]/700" office:value-type="float" office:value="0.0971428571428571" calcext:value-type="float">
            <text:p>0.097142857142857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0" calcext:value-type="float">
            <text:p>110</text:p>
          </table:table-cell>
          <table:table-cell table:formula="of:=(256-[.B71])/256" office:value-type="float" office:value="0.5703125" calcext:value-type="float">
            <text:p>0.5703125</text:p>
          </table:table-cell>
          <table:table-cell table:formula="of:=[.A71]/700" office:value-type="float" office:value="0.0985714285714286" calcext:value-type="float">
            <text:p>0.098571428571428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2" calcext:value-type="float">
            <text:p>112</text:p>
          </table:table-cell>
          <table:table-cell table:formula="of:=(256-[.B72])/256" office:value-type="float" office:value="0.5625" calcext:value-type="float">
            <text:p>0.5625</text:p>
          </table:table-cell>
          <table:table-cell table:formula="of:=[.A72]/700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8" calcext:value-type="float">
            <text:p>108</text:p>
          </table:table-cell>
          <table:table-cell table:formula="of:=(256-[.B73])/256" office:value-type="float" office:value="0.578125" calcext:value-type="float">
            <text:p>0.578125</text:p>
          </table:table-cell>
          <table:table-cell table:formula="of:=[.A73]/700" office:value-type="float" office:value="0.101428571428571" calcext:value-type="float">
            <text:p>0.10142857142857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6" calcext:value-type="float">
            <text:p>106</text:p>
          </table:table-cell>
          <table:table-cell table:formula="of:=(256-[.B74])/256" office:value-type="float" office:value="0.5859375" calcext:value-type="float">
            <text:p>0.5859375</text:p>
          </table:table-cell>
          <table:table-cell table:formula="of:=[.A74]/700" office:value-type="float" office:value="0.102857142857143" calcext:value-type="float">
            <text:p>0.10285714285714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6" calcext:value-type="float">
            <text:p>106</text:p>
          </table:table-cell>
          <table:table-cell table:formula="of:=(256-[.B75])/256" office:value-type="float" office:value="0.5859375" calcext:value-type="float">
            <text:p>0.5859375</text:p>
          </table:table-cell>
          <table:table-cell table:formula="of:=[.A75]/700" office:value-type="float" office:value="0.104285714285714" calcext:value-type="float">
            <text:p>0.10428571428571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9" calcext:value-type="float">
            <text:p>109</text:p>
          </table:table-cell>
          <table:table-cell table:formula="of:=(256-[.B76])/256" office:value-type="float" office:value="0.57421875" calcext:value-type="float">
            <text:p>0.57421875</text:p>
          </table:table-cell>
          <table:table-cell table:formula="of:=[.A76]/700" office:value-type="float" office:value="0.105714285714286" calcext:value-type="float">
            <text:p>0.10571428571428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9" calcext:value-type="float">
            <text:p>109</text:p>
          </table:table-cell>
          <table:table-cell table:formula="of:=(256-[.B77])/256" office:value-type="float" office:value="0.57421875" calcext:value-type="float">
            <text:p>0.57421875</text:p>
          </table:table-cell>
          <table:table-cell table:formula="of:=[.A77]/700" office:value-type="float" office:value="0.107142857142857" calcext:value-type="float">
            <text:p>0.10714285714285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0" calcext:value-type="float">
            <text:p>110</text:p>
          </table:table-cell>
          <table:table-cell table:formula="of:=(256-[.B78])/256" office:value-type="float" office:value="0.5703125" calcext:value-type="float">
            <text:p>0.5703125</text:p>
          </table:table-cell>
          <table:table-cell table:formula="of:=[.A78]/700" office:value-type="float" office:value="0.108571428571429" calcext:value-type="float">
            <text:p>0.10857142857142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0" calcext:value-type="float">
            <text:p>110</text:p>
          </table:table-cell>
          <table:table-cell table:formula="of:=(256-[.B79])/256" office:value-type="float" office:value="0.5703125" calcext:value-type="float">
            <text:p>0.5703125</text:p>
          </table:table-cell>
          <table:table-cell table:formula="of:=[.A79]/700"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11" calcext:value-type="float">
            <text:p>111</text:p>
          </table:table-cell>
          <table:table-cell table:formula="of:=(256-[.B80])/256" office:value-type="float" office:value="0.56640625" calcext:value-type="float">
            <text:p>0.56640625</text:p>
          </table:table-cell>
          <table:table-cell table:formula="of:=[.A80]/700" office:value-type="float" office:value="0.111428571428571" calcext:value-type="float">
            <text:p>0.11142857142857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11" calcext:value-type="float">
            <text:p>111</text:p>
          </table:table-cell>
          <table:table-cell table:formula="of:=(256-[.B81])/256" office:value-type="float" office:value="0.56640625" calcext:value-type="float">
            <text:p>0.56640625</text:p>
          </table:table-cell>
          <table:table-cell table:formula="of:=[.A81]/700" office:value-type="float" office:value="0.112857142857143" calcext:value-type="float">
            <text:p>0.11285714285714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1" calcext:value-type="float">
            <text:p>111</text:p>
          </table:table-cell>
          <table:table-cell table:formula="of:=(256-[.B82])/256" office:value-type="float" office:value="0.56640625" calcext:value-type="float">
            <text:p>0.56640625</text:p>
          </table:table-cell>
          <table:table-cell table:formula="of:=[.A82]/700" office:value-type="float" office:value="0.114285714285714" calcext:value-type="float">
            <text:p>0.11428571428571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11" calcext:value-type="float">
            <text:p>111</text:p>
          </table:table-cell>
          <table:table-cell table:formula="of:=(256-[.B83])/256" office:value-type="float" office:value="0.56640625" calcext:value-type="float">
            <text:p>0.56640625</text:p>
          </table:table-cell>
          <table:table-cell table:formula="of:=[.A83]/700" office:value-type="float" office:value="0.115714285714286" calcext:value-type="float">
            <text:p>0.11571428571428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12" calcext:value-type="float">
            <text:p>112</text:p>
          </table:table-cell>
          <table:table-cell table:formula="of:=(256-[.B84])/256" office:value-type="float" office:value="0.5625" calcext:value-type="float">
            <text:p>0.5625</text:p>
          </table:table-cell>
          <table:table-cell table:formula="of:=[.A84]/700" office:value-type="float" office:value="0.117142857142857" calcext:value-type="float">
            <text:p>0.11714285714285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10" calcext:value-type="float">
            <text:p>110</text:p>
          </table:table-cell>
          <table:table-cell table:formula="of:=(256-[.B85])/256" office:value-type="float" office:value="0.5703125" calcext:value-type="float">
            <text:p>0.5703125</text:p>
          </table:table-cell>
          <table:table-cell table:formula="of:=[.A85]/700" office:value-type="float" office:value="0.118571428571429" calcext:value-type="float">
            <text:p>0.11857142857142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10" calcext:value-type="float">
            <text:p>110</text:p>
          </table:table-cell>
          <table:table-cell table:formula="of:=(256-[.B86])/256" office:value-type="float" office:value="0.5703125" calcext:value-type="float">
            <text:p>0.5703125</text:p>
          </table:table-cell>
          <table:table-cell table:formula="of:=[.A86]/700"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9" calcext:value-type="float">
            <text:p>109</text:p>
          </table:table-cell>
          <table:table-cell table:formula="of:=(256-[.B87])/256" office:value-type="float" office:value="0.57421875" calcext:value-type="float">
            <text:p>0.57421875</text:p>
          </table:table-cell>
          <table:table-cell table:formula="of:=[.A87]/700" office:value-type="float" office:value="0.121428571428571" calcext:value-type="float">
            <text:p>0.12142857142857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11" calcext:value-type="float">
            <text:p>111</text:p>
          </table:table-cell>
          <table:table-cell table:formula="of:=(256-[.B88])/256" office:value-type="float" office:value="0.56640625" calcext:value-type="float">
            <text:p>0.56640625</text:p>
          </table:table-cell>
          <table:table-cell table:formula="of:=[.A88]/700" office:value-type="float" office:value="0.122857142857143" calcext:value-type="float">
            <text:p>0.12285714285714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11" calcext:value-type="float">
            <text:p>111</text:p>
          </table:table-cell>
          <table:table-cell table:formula="of:=(256-[.B89])/256" office:value-type="float" office:value="0.56640625" calcext:value-type="float">
            <text:p>0.56640625</text:p>
          </table:table-cell>
          <table:table-cell table:formula="of:=[.A89]/700" office:value-type="float" office:value="0.124285714285714" calcext:value-type="float">
            <text:p>0.12428571428571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12" calcext:value-type="float">
            <text:p>112</text:p>
          </table:table-cell>
          <table:table-cell table:formula="of:=(256-[.B90])/256" office:value-type="float" office:value="0.5625" calcext:value-type="float">
            <text:p>0.5625</text:p>
          </table:table-cell>
          <table:table-cell table:formula="of:=[.A90]/700" office:value-type="float" office:value="0.125714285714286" calcext:value-type="float">
            <text:p>0.12571428571428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15" calcext:value-type="float">
            <text:p>115</text:p>
          </table:table-cell>
          <table:table-cell table:formula="of:=(256-[.B91])/256" office:value-type="float" office:value="0.55078125" calcext:value-type="float">
            <text:p>0.55078125</text:p>
          </table:table-cell>
          <table:table-cell table:formula="of:=[.A91]/700" office:value-type="float" office:value="0.127142857142857" calcext:value-type="float">
            <text:p>0.12714285714285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6" calcext:value-type="float">
            <text:p>116</text:p>
          </table:table-cell>
          <table:table-cell table:formula="of:=(256-[.B92])/256" office:value-type="float" office:value="0.546875" calcext:value-type="float">
            <text:p>0.546875</text:p>
          </table:table-cell>
          <table:table-cell table:formula="of:=[.A92]/700" office:value-type="float" office:value="0.128571428571429" calcext:value-type="float">
            <text:p>0.12857142857142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15" calcext:value-type="float">
            <text:p>115</text:p>
          </table:table-cell>
          <table:table-cell table:formula="of:=(256-[.B93])/256" office:value-type="float" office:value="0.55078125" calcext:value-type="float">
            <text:p>0.55078125</text:p>
          </table:table-cell>
          <table:table-cell table:formula="of:=[.A93]/700"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17" calcext:value-type="float">
            <text:p>117</text:p>
          </table:table-cell>
          <table:table-cell table:formula="of:=(256-[.B94])/256" office:value-type="float" office:value="0.54296875" calcext:value-type="float">
            <text:p>0.54296875</text:p>
          </table:table-cell>
          <table:table-cell table:formula="of:=[.A94]/700" office:value-type="float" office:value="0.131428571428571" calcext:value-type="float">
            <text:p>0.13142857142857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13" calcext:value-type="float">
            <text:p>113</text:p>
          </table:table-cell>
          <table:table-cell table:formula="of:=(256-[.B95])/256" office:value-type="float" office:value="0.55859375" calcext:value-type="float">
            <text:p>0.55859375</text:p>
          </table:table-cell>
          <table:table-cell table:formula="of:=[.A95]/700" office:value-type="float" office:value="0.132857142857143" calcext:value-type="float">
            <text:p>0.13285714285714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0" calcext:value-type="float">
            <text:p>110</text:p>
          </table:table-cell>
          <table:table-cell table:formula="of:=(256-[.B96])/256" office:value-type="float" office:value="0.5703125" calcext:value-type="float">
            <text:p>0.5703125</text:p>
          </table:table-cell>
          <table:table-cell table:formula="of:=[.A96]/700" office:value-type="float" office:value="0.134285714285714" calcext:value-type="float">
            <text:p>0.13428571428571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14" calcext:value-type="float">
            <text:p>114</text:p>
          </table:table-cell>
          <table:table-cell table:formula="of:=(256-[.B97])/256" office:value-type="float" office:value="0.5546875" calcext:value-type="float">
            <text:p>0.5546875</text:p>
          </table:table-cell>
          <table:table-cell table:formula="of:=[.A97]/700" office:value-type="float" office:value="0.135714285714286" calcext:value-type="float">
            <text:p>0.13571428571428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4" calcext:value-type="float">
            <text:p>114</text:p>
          </table:table-cell>
          <table:table-cell table:formula="of:=(256-[.B98])/256" office:value-type="float" office:value="0.5546875" calcext:value-type="float">
            <text:p>0.5546875</text:p>
          </table:table-cell>
          <table:table-cell table:formula="of:=[.A98]/700" office:value-type="float" office:value="0.137142857142857" calcext:value-type="float">
            <text:p>0.13714285714285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12" calcext:value-type="float">
            <text:p>112</text:p>
          </table:table-cell>
          <table:table-cell table:formula="of:=(256-[.B99])/256" office:value-type="float" office:value="0.5625" calcext:value-type="float">
            <text:p>0.5625</text:p>
          </table:table-cell>
          <table:table-cell table:formula="of:=[.A99]/700" office:value-type="float" office:value="0.138571428571429" calcext:value-type="float">
            <text:p>0.13857142857142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10" calcext:value-type="float">
            <text:p>110</text:p>
          </table:table-cell>
          <table:table-cell table:formula="of:=(256-[.B100])/256" office:value-type="float" office:value="0.5703125" calcext:value-type="float">
            <text:p>0.5703125</text:p>
          </table:table-cell>
          <table:table-cell table:formula="of:=[.A100]/700"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12" calcext:value-type="float">
            <text:p>112</text:p>
          </table:table-cell>
          <table:table-cell table:formula="of:=(256-[.B101])/256" office:value-type="float" office:value="0.5625" calcext:value-type="float">
            <text:p>0.5625</text:p>
          </table:table-cell>
          <table:table-cell table:formula="of:=[.A101]/700" office:value-type="float" office:value="0.141428571428571" calcext:value-type="float">
            <text:p>0.14142857142857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2" calcext:value-type="float">
            <text:p>112</text:p>
          </table:table-cell>
          <table:table-cell table:formula="of:=(256-[.B102])/256" office:value-type="float" office:value="0.5625" calcext:value-type="float">
            <text:p>0.5625</text:p>
          </table:table-cell>
          <table:table-cell table:formula="of:=[.A102]/700" office:value-type="float" office:value="0.142857142857143" calcext:value-type="float">
            <text:p>0.14285714285714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0" calcext:value-type="float">
            <text:p>110</text:p>
          </table:table-cell>
          <table:table-cell table:formula="of:=(256-[.B103])/256" office:value-type="float" office:value="0.5703125" calcext:value-type="float">
            <text:p>0.5703125</text:p>
          </table:table-cell>
          <table:table-cell table:formula="of:=[.A103]/700" office:value-type="float" office:value="0.144285714285714" calcext:value-type="float">
            <text:p>0.14428571428571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2" calcext:value-type="float">
            <text:p>112</text:p>
          </table:table-cell>
          <table:table-cell table:formula="of:=(256-[.B104])/256" office:value-type="float" office:value="0.5625" calcext:value-type="float">
            <text:p>0.5625</text:p>
          </table:table-cell>
          <table:table-cell table:formula="of:=[.A104]/700" office:value-type="float" office:value="0.145714285714286" calcext:value-type="float">
            <text:p>0.14571428571428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12" calcext:value-type="float">
            <text:p>112</text:p>
          </table:table-cell>
          <table:table-cell table:formula="of:=(256-[.B105])/256" office:value-type="float" office:value="0.5625" calcext:value-type="float">
            <text:p>0.5625</text:p>
          </table:table-cell>
          <table:table-cell table:formula="of:=[.A105]/700" office:value-type="float" office:value="0.147142857142857" calcext:value-type="float">
            <text:p>0.14714285714285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2" calcext:value-type="float">
            <text:p>112</text:p>
          </table:table-cell>
          <table:table-cell table:formula="of:=(256-[.B106])/256" office:value-type="float" office:value="0.5625" calcext:value-type="float">
            <text:p>0.5625</text:p>
          </table:table-cell>
          <table:table-cell table:formula="of:=[.A106]/700" office:value-type="float" office:value="0.148571428571429" calcext:value-type="float">
            <text:p>0.14857142857142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12" calcext:value-type="float">
            <text:p>112</text:p>
          </table:table-cell>
          <table:table-cell table:formula="of:=(256-[.B107])/256" office:value-type="float" office:value="0.5625" calcext:value-type="float">
            <text:p>0.5625</text:p>
          </table:table-cell>
          <table:table-cell table:formula="of:=[.A107]/700"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table:formula="of:=(256-[.B108])/256" office:value-type="float" office:value="0.55078125" calcext:value-type="float">
            <text:p>0.55078125</text:p>
          </table:table-cell>
          <table:table-cell table:formula="of:=[.A108]/700" office:value-type="float" office:value="0.151428571428571" calcext:value-type="float">
            <text:p>0.15142857142857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table:formula="of:=(256-[.B109])/256" office:value-type="float" office:value="0.5625" calcext:value-type="float">
            <text:p>0.5625</text:p>
          </table:table-cell>
          <table:table-cell table:formula="of:=[.A109]/700" office:value-type="float" office:value="0.152857142857143" calcext:value-type="float">
            <text:p>0.15285714285714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table:formula="of:=(256-[.B110])/256" office:value-type="float" office:value="0.5546875" calcext:value-type="float">
            <text:p>0.5546875</text:p>
          </table:table-cell>
          <table:table-cell table:formula="of:=[.A110]/700" office:value-type="float" office:value="0.154285714285714" calcext:value-type="float">
            <text:p>0.15428571428571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4" calcext:value-type="float">
            <text:p>114</text:p>
          </table:table-cell>
          <table:table-cell table:formula="of:=(256-[.B111])/256" office:value-type="float" office:value="0.5546875" calcext:value-type="float">
            <text:p>0.5546875</text:p>
          </table:table-cell>
          <table:table-cell table:formula="of:=[.A111]/700" office:value-type="float" office:value="0.155714285714286" calcext:value-type="float">
            <text:p>0.15571428571428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table:formula="of:=(256-[.B112])/256" office:value-type="float" office:value="0.55078125" calcext:value-type="float">
            <text:p>0.55078125</text:p>
          </table:table-cell>
          <table:table-cell table:formula="of:=[.A112]/700" office:value-type="float" office:value="0.157142857142857" calcext:value-type="float">
            <text:p>0.15714285714285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table:formula="of:=(256-[.B113])/256" office:value-type="float" office:value="0.55078125" calcext:value-type="float">
            <text:p>0.55078125</text:p>
          </table:table-cell>
          <table:table-cell table:formula="of:=[.A113]/700" office:value-type="float" office:value="0.158571428571429" calcext:value-type="float">
            <text:p>0.15857142857142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table:formula="of:=(256-[.B114])/256" office:value-type="float" office:value="0.55078125" calcext:value-type="float">
            <text:p>0.55078125</text:p>
          </table:table-cell>
          <table:table-cell table:formula="of:=[.A114]/700"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table:formula="of:=(256-[.B115])/256" office:value-type="float" office:value="0.55078125" calcext:value-type="float">
            <text:p>0.55078125</text:p>
          </table:table-cell>
          <table:table-cell table:formula="of:=[.A115]/700" office:value-type="float" office:value="0.161428571428571" calcext:value-type="float">
            <text:p>0.161428571428571</text:p>
          </table:table-cell>
        </table:table-row>
        <table:table-row table:style-name="ro1">
          <table:table-cell table:number-columns-repeated="2" office:value-type="float" office:value="114" calcext:value-type="float">
            <text:p>114</text:p>
          </table:table-cell>
          <table:table-cell table:formula="of:=(256-[.B116])/256" office:value-type="float" office:value="0.5546875" calcext:value-type="float">
            <text:p>0.5546875</text:p>
          </table:table-cell>
          <table:table-cell table:formula="of:=[.A116]/700" office:value-type="float" office:value="0.162857142857143" calcext:value-type="float">
            <text:p>0.162857142857143</text:p>
          </table:table-cell>
        </table:table-row>
        <table:table-row table:style-name="ro1">
          <table:table-cell table:number-columns-repeated="2" office:value-type="float" office:value="115" calcext:value-type="float">
            <text:p>115</text:p>
          </table:table-cell>
          <table:table-cell table:formula="of:=(256-[.B117])/256" office:value-type="float" office:value="0.55078125" calcext:value-type="float">
            <text:p>0.55078125</text:p>
          </table:table-cell>
          <table:table-cell table:formula="of:=[.A117]/700" office:value-type="float" office:value="0.164285714285714" calcext:value-type="float">
            <text:p>0.16428571428571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table:formula="of:=(256-[.B118])/256" office:value-type="float" office:value="0.5625" calcext:value-type="float">
            <text:p>0.5625</text:p>
          </table:table-cell>
          <table:table-cell table:formula="of:=[.A118]/700" office:value-type="float" office:value="0.165714285714286" calcext:value-type="float">
            <text:p>0.16571428571428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  <table:table-cell table:formula="of:=(256-[.B119])/256" office:value-type="float" office:value="0.5625" calcext:value-type="float">
            <text:p>0.5625</text:p>
          </table:table-cell>
          <table:table-cell table:formula="of:=[.A119]/700" office:value-type="float" office:value="0.167142857142857" calcext:value-type="float">
            <text:p>0.16714285714285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1" calcext:value-type="float">
            <text:p>111</text:p>
          </table:table-cell>
          <table:table-cell table:formula="of:=(256-[.B120])/256" office:value-type="float" office:value="0.56640625" calcext:value-type="float">
            <text:p>0.56640625</text:p>
          </table:table-cell>
          <table:table-cell table:formula="of:=[.A120]/700" office:value-type="float" office:value="0.168571428571429" calcext:value-type="float">
            <text:p>0.16857142857142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1" calcext:value-type="float">
            <text:p>111</text:p>
          </table:table-cell>
          <table:table-cell table:formula="of:=(256-[.B121])/256" office:value-type="float" office:value="0.56640625" calcext:value-type="float">
            <text:p>0.56640625</text:p>
          </table:table-cell>
          <table:table-cell table:formula="of:=[.A121]/700"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9" calcext:value-type="float">
            <text:p>109</text:p>
          </table:table-cell>
          <table:table-cell table:formula="of:=(256-[.B122])/256" office:value-type="float" office:value="0.57421875" calcext:value-type="float">
            <text:p>0.57421875</text:p>
          </table:table-cell>
          <table:table-cell table:formula="of:=[.A122]/700" office:value-type="float" office:value="0.171428571428571" calcext:value-type="float">
            <text:p>0.17142857142857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9" calcext:value-type="float">
            <text:p>109</text:p>
          </table:table-cell>
          <table:table-cell table:formula="of:=(256-[.B123])/256" office:value-type="float" office:value="0.57421875" calcext:value-type="float">
            <text:p>0.57421875</text:p>
          </table:table-cell>
          <table:table-cell table:formula="of:=[.A123]/700" office:value-type="float" office:value="0.172857142857143" calcext:value-type="float">
            <text:p>0.17285714285714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14" calcext:value-type="float">
            <text:p>114</text:p>
          </table:table-cell>
          <table:table-cell table:formula="of:=(256-[.B124])/256" office:value-type="float" office:value="0.5546875" calcext:value-type="float">
            <text:p>0.5546875</text:p>
          </table:table-cell>
          <table:table-cell table:formula="of:=[.A124]/700" office:value-type="float" office:value="0.174285714285714" calcext:value-type="float">
            <text:p>0.17428571428571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11" calcext:value-type="float">
            <text:p>111</text:p>
          </table:table-cell>
          <table:table-cell table:formula="of:=(256-[.B125])/256" office:value-type="float" office:value="0.56640625" calcext:value-type="float">
            <text:p>0.56640625</text:p>
          </table:table-cell>
          <table:table-cell table:formula="of:=[.A125]/700" office:value-type="float" office:value="0.175714285714286" calcext:value-type="float">
            <text:p>0.17571428571428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11" calcext:value-type="float">
            <text:p>111</text:p>
          </table:table-cell>
          <table:table-cell table:formula="of:=(256-[.B126])/256" office:value-type="float" office:value="0.56640625" calcext:value-type="float">
            <text:p>0.56640625</text:p>
          </table:table-cell>
          <table:table-cell table:formula="of:=[.A126]/700" office:value-type="float" office:value="0.177142857142857" calcext:value-type="float">
            <text:p>0.17714285714285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table:formula="of:=(256-[.B127])/256" office:value-type="float" office:value="0.5703125" calcext:value-type="float">
            <text:p>0.5703125</text:p>
          </table:table-cell>
          <table:table-cell table:formula="of:=[.A127]/700" office:value-type="float" office:value="0.178571428571429" calcext:value-type="float">
            <text:p>0.17857142857142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11" calcext:value-type="float">
            <text:p>111</text:p>
          </table:table-cell>
          <table:table-cell table:formula="of:=(256-[.B128])/256" office:value-type="float" office:value="0.56640625" calcext:value-type="float">
            <text:p>0.56640625</text:p>
          </table:table-cell>
          <table:table-cell table:formula="of:=[.A128]/700"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table:formula="of:=(256-[.B129])/256" office:value-type="float" office:value="0.5703125" calcext:value-type="float">
            <text:p>0.5703125</text:p>
          </table:table-cell>
          <table:table-cell table:formula="of:=[.A129]/700" office:value-type="float" office:value="0.181428571428571" calcext:value-type="float">
            <text:p>0.18142857142857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9" calcext:value-type="float">
            <text:p>109</text:p>
          </table:table-cell>
          <table:table-cell table:formula="of:=(256-[.B130])/256" office:value-type="float" office:value="0.57421875" calcext:value-type="float">
            <text:p>0.57421875</text:p>
          </table:table-cell>
          <table:table-cell table:formula="of:=[.A130]/700" office:value-type="float" office:value="0.182857142857143" calcext:value-type="float">
            <text:p>0.18285714285714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7" calcext:value-type="float">
            <text:p>107</text:p>
          </table:table-cell>
          <table:table-cell table:formula="of:=(256-[.B131])/256" office:value-type="float" office:value="0.58203125" calcext:value-type="float">
            <text:p>0.58203125</text:p>
          </table:table-cell>
          <table:table-cell table:formula="of:=[.A131]/700" office:value-type="float" office:value="0.184285714285714" calcext:value-type="float">
            <text:p>0.18428571428571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table:formula="of:=(256-[.B132])/256" office:value-type="float" office:value="0.56640625" calcext:value-type="float">
            <text:p>0.56640625</text:p>
          </table:table-cell>
          <table:table-cell table:formula="of:=[.A132]/700" office:value-type="float" office:value="0.185714285714286" calcext:value-type="float">
            <text:p>0.18571428571428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0" calcext:value-type="float">
            <text:p>110</text:p>
          </table:table-cell>
          <table:table-cell table:formula="of:=(256-[.B133])/256" office:value-type="float" office:value="0.5703125" calcext:value-type="float">
            <text:p>0.5703125</text:p>
          </table:table-cell>
          <table:table-cell table:formula="of:=[.A133]/700" office:value-type="float" office:value="0.187142857142857" calcext:value-type="float">
            <text:p>0.18714285714285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12" calcext:value-type="float">
            <text:p>112</text:p>
          </table:table-cell>
          <table:table-cell table:formula="of:=(256-[.B134])/256" office:value-type="float" office:value="0.5625" calcext:value-type="float">
            <text:p>0.5625</text:p>
          </table:table-cell>
          <table:table-cell table:formula="of:=[.A134]/700" office:value-type="float" office:value="0.188571428571429" calcext:value-type="float">
            <text:p>0.18857142857142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10" calcext:value-type="float">
            <text:p>110</text:p>
          </table:table-cell>
          <table:table-cell table:formula="of:=(256-[.B135])/256" office:value-type="float" office:value="0.5703125" calcext:value-type="float">
            <text:p>0.5703125</text:p>
          </table:table-cell>
          <table:table-cell table:formula="of:=[.A135]/700"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3" calcext:value-type="float">
            <text:p>113</text:p>
          </table:table-cell>
          <table:table-cell table:formula="of:=(256-[.B136])/256" office:value-type="float" office:value="0.55859375" calcext:value-type="float">
            <text:p>0.55859375</text:p>
          </table:table-cell>
          <table:table-cell table:formula="of:=[.A136]/700" office:value-type="float" office:value="0.191428571428571" calcext:value-type="float">
            <text:p>0.19142857142857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9" calcext:value-type="float">
            <text:p>109</text:p>
          </table:table-cell>
          <table:table-cell table:formula="of:=(256-[.B137])/256" office:value-type="float" office:value="0.57421875" calcext:value-type="float">
            <text:p>0.57421875</text:p>
          </table:table-cell>
          <table:table-cell table:formula="of:=[.A137]/700" office:value-type="float" office:value="0.192857142857143" calcext:value-type="float">
            <text:p>0.19285714285714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11" calcext:value-type="float">
            <text:p>111</text:p>
          </table:table-cell>
          <table:table-cell table:formula="of:=(256-[.B138])/256" office:value-type="float" office:value="0.56640625" calcext:value-type="float">
            <text:p>0.56640625</text:p>
          </table:table-cell>
          <table:table-cell table:formula="of:=[.A138]/700" office:value-type="float" office:value="0.194285714285714" calcext:value-type="float">
            <text:p>0.19428571428571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10" calcext:value-type="float">
            <text:p>110</text:p>
          </table:table-cell>
          <table:table-cell table:formula="of:=(256-[.B139])/256" office:value-type="float" office:value="0.5703125" calcext:value-type="float">
            <text:p>0.5703125</text:p>
          </table:table-cell>
          <table:table-cell table:formula="of:=[.A139]/700" office:value-type="float" office:value="0.195714285714286" calcext:value-type="float">
            <text:p>0.19571428571428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7" calcext:value-type="float">
            <text:p>107</text:p>
          </table:table-cell>
          <table:table-cell table:formula="of:=(256-[.B140])/256" office:value-type="float" office:value="0.58203125" calcext:value-type="float">
            <text:p>0.58203125</text:p>
          </table:table-cell>
          <table:table-cell table:formula="of:=[.A140]/700" office:value-type="float" office:value="0.197142857142857" calcext:value-type="float">
            <text:p>0.19714285714285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8" calcext:value-type="float">
            <text:p>108</text:p>
          </table:table-cell>
          <table:table-cell table:formula="of:=(256-[.B141])/256" office:value-type="float" office:value="0.578125" calcext:value-type="float">
            <text:p>0.578125</text:p>
          </table:table-cell>
          <table:table-cell table:formula="of:=[.A141]/700" office:value-type="float" office:value="0.198571428571429" calcext:value-type="float">
            <text:p>0.19857142857142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9" calcext:value-type="float">
            <text:p>109</text:p>
          </table:table-cell>
          <table:table-cell table:formula="of:=(256-[.B142])/256" office:value-type="float" office:value="0.57421875" calcext:value-type="float">
            <text:p>0.57421875</text:p>
          </table:table-cell>
          <table:table-cell table:formula="of:=[.A142]/700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10" calcext:value-type="float">
            <text:p>110</text:p>
          </table:table-cell>
          <table:table-cell table:formula="of:=(256-[.B143])/256" office:value-type="float" office:value="0.5703125" calcext:value-type="float">
            <text:p>0.5703125</text:p>
          </table:table-cell>
          <table:table-cell table:formula="of:=[.A143]/700" office:value-type="float" office:value="0.201428571428571" calcext:value-type="float">
            <text:p>0.20142857142857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6" calcext:value-type="float">
            <text:p>106</text:p>
          </table:table-cell>
          <table:table-cell table:formula="of:=(256-[.B144])/256" office:value-type="float" office:value="0.5859375" calcext:value-type="float">
            <text:p>0.5859375</text:p>
          </table:table-cell>
          <table:table-cell table:formula="of:=[.A144]/700" office:value-type="float" office:value="0.202857142857143" calcext:value-type="float">
            <text:p>0.20285714285714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04" calcext:value-type="float">
            <text:p>104</text:p>
          </table:table-cell>
          <table:table-cell table:formula="of:=(256-[.B145])/256" office:value-type="float" office:value="0.59375" calcext:value-type="float">
            <text:p>0.59375</text:p>
          </table:table-cell>
          <table:table-cell table:formula="of:=[.A145]/700" office:value-type="float" office:value="0.204285714285714" calcext:value-type="float">
            <text:p>0.20428571428571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5" calcext:value-type="float">
            <text:p>105</text:p>
          </table:table-cell>
          <table:table-cell table:formula="of:=(256-[.B146])/256" office:value-type="float" office:value="0.58984375" calcext:value-type="float">
            <text:p>0.58984375</text:p>
          </table:table-cell>
          <table:table-cell table:formula="of:=[.A146]/700" office:value-type="float" office:value="0.205714285714286" calcext:value-type="float">
            <text:p>0.20571428571428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2" calcext:value-type="float">
            <text:p>102</text:p>
          </table:table-cell>
          <table:table-cell table:formula="of:=(256-[.B147])/256" office:value-type="float" office:value="0.6015625" calcext:value-type="float">
            <text:p>0.6015625</text:p>
          </table:table-cell>
          <table:table-cell table:formula="of:=[.A147]/700" office:value-type="float" office:value="0.207142857142857" calcext:value-type="float">
            <text:p>0.20714285714285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5" calcext:value-type="float">
            <text:p>105</text:p>
          </table:table-cell>
          <table:table-cell table:formula="of:=(256-[.B148])/256" office:value-type="float" office:value="0.58984375" calcext:value-type="float">
            <text:p>0.58984375</text:p>
          </table:table-cell>
          <table:table-cell table:formula="of:=[.A148]/700" office:value-type="float" office:value="0.208571428571429" calcext:value-type="float">
            <text:p>0.20857142857142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8" calcext:value-type="float">
            <text:p>108</text:p>
          </table:table-cell>
          <table:table-cell table:formula="of:=(256-[.B149])/256" office:value-type="float" office:value="0.578125" calcext:value-type="float">
            <text:p>0.578125</text:p>
          </table:table-cell>
          <table:table-cell table:formula="of:=[.A149]/700"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9" calcext:value-type="float">
            <text:p>109</text:p>
          </table:table-cell>
          <table:table-cell table:formula="of:=(256-[.B150])/256" office:value-type="float" office:value="0.57421875" calcext:value-type="float">
            <text:p>0.57421875</text:p>
          </table:table-cell>
          <table:table-cell table:formula="of:=[.A150]/700" office:value-type="float" office:value="0.211428571428571" calcext:value-type="float">
            <text:p>0.21142857142857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10" calcext:value-type="float">
            <text:p>110</text:p>
          </table:table-cell>
          <table:table-cell table:formula="of:=(256-[.B151])/256" office:value-type="float" office:value="0.5703125" calcext:value-type="float">
            <text:p>0.5703125</text:p>
          </table:table-cell>
          <table:table-cell table:formula="of:=[.A151]/700" office:value-type="float" office:value="0.212857142857143" calcext:value-type="float">
            <text:p>0.21285714285714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9" calcext:value-type="float">
            <text:p>109</text:p>
          </table:table-cell>
          <table:table-cell table:formula="of:=(256-[.B152])/256" office:value-type="float" office:value="0.57421875" calcext:value-type="float">
            <text:p>0.57421875</text:p>
          </table:table-cell>
          <table:table-cell table:formula="of:=[.A152]/700" office:value-type="float" office:value="0.214285714285714" calcext:value-type="float">
            <text:p>0.21428571428571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8" calcext:value-type="float">
            <text:p>108</text:p>
          </table:table-cell>
          <table:table-cell table:formula="of:=(256-[.B153])/256" office:value-type="float" office:value="0.578125" calcext:value-type="float">
            <text:p>0.578125</text:p>
          </table:table-cell>
          <table:table-cell table:formula="of:=[.A153]/700" office:value-type="float" office:value="0.215714285714286" calcext:value-type="float">
            <text:p>0.21571428571428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5" calcext:value-type="float">
            <text:p>105</text:p>
          </table:table-cell>
          <table:table-cell table:formula="of:=(256-[.B154])/256" office:value-type="float" office:value="0.58984375" calcext:value-type="float">
            <text:p>0.58984375</text:p>
          </table:table-cell>
          <table:table-cell table:formula="of:=[.A154]/700" office:value-type="float" office:value="0.217142857142857" calcext:value-type="float">
            <text:p>0.21714285714285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7" calcext:value-type="float">
            <text:p>107</text:p>
          </table:table-cell>
          <table:table-cell table:formula="of:=(256-[.B155])/256" office:value-type="float" office:value="0.58203125" calcext:value-type="float">
            <text:p>0.58203125</text:p>
          </table:table-cell>
          <table:table-cell table:formula="of:=[.A155]/700" office:value-type="float" office:value="0.218571428571429" calcext:value-type="float">
            <text:p>0.21857142857142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6" calcext:value-type="float">
            <text:p>106</text:p>
          </table:table-cell>
          <table:table-cell table:formula="of:=(256-[.B156])/256" office:value-type="float" office:value="0.5859375" calcext:value-type="float">
            <text:p>0.5859375</text:p>
          </table:table-cell>
          <table:table-cell table:formula="of:=[.A156]/700"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5" calcext:value-type="float">
            <text:p>105</text:p>
          </table:table-cell>
          <table:table-cell table:formula="of:=(256-[.B157])/256" office:value-type="float" office:value="0.58984375" calcext:value-type="float">
            <text:p>0.58984375</text:p>
          </table:table-cell>
          <table:table-cell table:formula="of:=[.A157]/700" office:value-type="float" office:value="0.221428571428571" calcext:value-type="float">
            <text:p>0.22142857142857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6" calcext:value-type="float">
            <text:p>106</text:p>
          </table:table-cell>
          <table:table-cell table:formula="of:=(256-[.B158])/256" office:value-type="float" office:value="0.5859375" calcext:value-type="float">
            <text:p>0.5859375</text:p>
          </table:table-cell>
          <table:table-cell table:formula="of:=[.A158]/700" office:value-type="float" office:value="0.222857142857143" calcext:value-type="float">
            <text:p>0.22285714285714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3" calcext:value-type="float">
            <text:p>103</text:p>
          </table:table-cell>
          <table:table-cell table:formula="of:=(256-[.B159])/256" office:value-type="float" office:value="0.59765625" calcext:value-type="float">
            <text:p>0.59765625</text:p>
          </table:table-cell>
          <table:table-cell table:formula="of:=[.A159]/700" office:value-type="float" office:value="0.224285714285714" calcext:value-type="float">
            <text:p>0.22428571428571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2" calcext:value-type="float">
            <text:p>102</text:p>
          </table:table-cell>
          <table:table-cell table:formula="of:=(256-[.B160])/256" office:value-type="float" office:value="0.6015625" calcext:value-type="float">
            <text:p>0.6015625</text:p>
          </table:table-cell>
          <table:table-cell table:formula="of:=[.A160]/700" office:value-type="float" office:value="0.225714285714286" calcext:value-type="float">
            <text:p>0.22571428571428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4" calcext:value-type="float">
            <text:p>104</text:p>
          </table:table-cell>
          <table:table-cell table:formula="of:=(256-[.B161])/256" office:value-type="float" office:value="0.59375" calcext:value-type="float">
            <text:p>0.59375</text:p>
          </table:table-cell>
          <table:table-cell table:formula="of:=[.A161]/700" office:value-type="float" office:value="0.227142857142857" calcext:value-type="float">
            <text:p>0.22714285714285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3" calcext:value-type="float">
            <text:p>103</text:p>
          </table:table-cell>
          <table:table-cell table:formula="of:=(256-[.B162])/256" office:value-type="float" office:value="0.59765625" calcext:value-type="float">
            <text:p>0.59765625</text:p>
          </table:table-cell>
          <table:table-cell table:formula="of:=[.A162]/700" office:value-type="float" office:value="0.228571428571429" calcext:value-type="float">
            <text:p>0.22857142857142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3" calcext:value-type="float">
            <text:p>103</text:p>
          </table:table-cell>
          <table:table-cell table:formula="of:=(256-[.B163])/256" office:value-type="float" office:value="0.59765625" calcext:value-type="float">
            <text:p>0.59765625</text:p>
          </table:table-cell>
          <table:table-cell table:formula="of:=[.A163]/700"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5" calcext:value-type="float">
            <text:p>105</text:p>
          </table:table-cell>
          <table:table-cell table:formula="of:=(256-[.B164])/256" office:value-type="float" office:value="0.58984375" calcext:value-type="float">
            <text:p>0.58984375</text:p>
          </table:table-cell>
          <table:table-cell table:formula="of:=[.A164]/700" office:value-type="float" office:value="0.231428571428571" calcext:value-type="float">
            <text:p>0.23142857142857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5" calcext:value-type="float">
            <text:p>105</text:p>
          </table:table-cell>
          <table:table-cell table:formula="of:=(256-[.B165])/256" office:value-type="float" office:value="0.58984375" calcext:value-type="float">
            <text:p>0.58984375</text:p>
          </table:table-cell>
          <table:table-cell table:formula="of:=[.A165]/700" office:value-type="float" office:value="0.232857142857143" calcext:value-type="float">
            <text:p>0.23285714285714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5" calcext:value-type="float">
            <text:p>105</text:p>
          </table:table-cell>
          <table:table-cell table:formula="of:=(256-[.B166])/256" office:value-type="float" office:value="0.58984375" calcext:value-type="float">
            <text:p>0.58984375</text:p>
          </table:table-cell>
          <table:table-cell table:formula="of:=[.A166]/700" office:value-type="float" office:value="0.234285714285714" calcext:value-type="float">
            <text:p>0.23428571428571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7" calcext:value-type="float">
            <text:p>107</text:p>
          </table:table-cell>
          <table:table-cell table:formula="of:=(256-[.B167])/256" office:value-type="float" office:value="0.58203125" calcext:value-type="float">
            <text:p>0.58203125</text:p>
          </table:table-cell>
          <table:table-cell table:formula="of:=[.A167]/700" office:value-type="float" office:value="0.235714285714286" calcext:value-type="float">
            <text:p>0.23571428571428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06" calcext:value-type="float">
            <text:p>106</text:p>
          </table:table-cell>
          <table:table-cell table:formula="of:=(256-[.B168])/256" office:value-type="float" office:value="0.5859375" calcext:value-type="float">
            <text:p>0.5859375</text:p>
          </table:table-cell>
          <table:table-cell table:formula="of:=[.A168]/700" office:value-type="float" office:value="0.237142857142857" calcext:value-type="float">
            <text:p>0.23714285714285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06" calcext:value-type="float">
            <text:p>106</text:p>
          </table:table-cell>
          <table:table-cell table:formula="of:=(256-[.B169])/256" office:value-type="float" office:value="0.5859375" calcext:value-type="float">
            <text:p>0.5859375</text:p>
          </table:table-cell>
          <table:table-cell table:formula="of:=[.A169]/700" office:value-type="float" office:value="0.238571428571429" calcext:value-type="float">
            <text:p>0.23857142857142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6" calcext:value-type="float">
            <text:p>106</text:p>
          </table:table-cell>
          <table:table-cell table:formula="of:=(256-[.B170])/256" office:value-type="float" office:value="0.5859375" calcext:value-type="float">
            <text:p>0.5859375</text:p>
          </table:table-cell>
          <table:table-cell table:formula="of:=[.A170]/700"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04" calcext:value-type="float">
            <text:p>104</text:p>
          </table:table-cell>
          <table:table-cell table:formula="of:=(256-[.B171])/256" office:value-type="float" office:value="0.59375" calcext:value-type="float">
            <text:p>0.59375</text:p>
          </table:table-cell>
          <table:table-cell table:formula="of:=[.A171]/700" office:value-type="float" office:value="0.241428571428571" calcext:value-type="float">
            <text:p>0.24142857142857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4" calcext:value-type="float">
            <text:p>104</text:p>
          </table:table-cell>
          <table:table-cell table:formula="of:=(256-[.B172])/256" office:value-type="float" office:value="0.59375" calcext:value-type="float">
            <text:p>0.59375</text:p>
          </table:table-cell>
          <table:table-cell table:formula="of:=[.A172]/700" office:value-type="float" office:value="0.242857142857143" calcext:value-type="float">
            <text:p>0.24285714285714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02" calcext:value-type="float">
            <text:p>102</text:p>
          </table:table-cell>
          <table:table-cell table:formula="of:=(256-[.B173])/256" office:value-type="float" office:value="0.6015625" calcext:value-type="float">
            <text:p>0.6015625</text:p>
          </table:table-cell>
          <table:table-cell table:formula="of:=[.A173]/700" office:value-type="float" office:value="0.244285714285714" calcext:value-type="float">
            <text:p>0.24428571428571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3" calcext:value-type="float">
            <text:p>103</text:p>
          </table:table-cell>
          <table:table-cell table:formula="of:=(256-[.B174])/256" office:value-type="float" office:value="0.59765625" calcext:value-type="float">
            <text:p>0.59765625</text:p>
          </table:table-cell>
          <table:table-cell table:formula="of:=[.A174]/700" office:value-type="float" office:value="0.245714285714286" calcext:value-type="float">
            <text:p>0.24571428571428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4" calcext:value-type="float">
            <text:p>104</text:p>
          </table:table-cell>
          <table:table-cell table:formula="of:=(256-[.B175])/256" office:value-type="float" office:value="0.59375" calcext:value-type="float">
            <text:p>0.59375</text:p>
          </table:table-cell>
          <table:table-cell table:formula="of:=[.A175]/700" office:value-type="float" office:value="0.247142857142857" calcext:value-type="float">
            <text:p>0.24714285714285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99" calcext:value-type="float">
            <text:p>99</text:p>
          </table:table-cell>
          <table:table-cell table:formula="of:=(256-[.B176])/256" office:value-type="float" office:value="0.61328125" calcext:value-type="float">
            <text:p>0.61328125</text:p>
          </table:table-cell>
          <table:table-cell table:formula="of:=[.A176]/700" office:value-type="float" office:value="0.248571428571429" calcext:value-type="float">
            <text:p>0.24857142857142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1" calcext:value-type="float">
            <text:p>101</text:p>
          </table:table-cell>
          <table:table-cell table:formula="of:=(256-[.B177])/256" office:value-type="float" office:value="0.60546875" calcext:value-type="float">
            <text:p>0.60546875</text:p>
          </table:table-cell>
          <table:table-cell table:formula="of:=[.A177]/700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98" calcext:value-type="float">
            <text:p>98</text:p>
          </table:table-cell>
          <table:table-cell table:formula="of:=(256-[.B178])/256" office:value-type="float" office:value="0.6171875" calcext:value-type="float">
            <text:p>0.6171875</text:p>
          </table:table-cell>
          <table:table-cell table:formula="of:=[.A178]/700" office:value-type="float" office:value="0.251428571428571" calcext:value-type="float">
            <text:p>0.25142857142857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97" calcext:value-type="float">
            <text:p>97</text:p>
          </table:table-cell>
          <table:table-cell table:formula="of:=(256-[.B179])/256" office:value-type="float" office:value="0.62109375" calcext:value-type="float">
            <text:p>0.62109375</text:p>
          </table:table-cell>
          <table:table-cell table:formula="of:=[.A179]/700" office:value-type="float" office:value="0.252857142857143" calcext:value-type="float">
            <text:p>0.25285714285714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97" calcext:value-type="float">
            <text:p>97</text:p>
          </table:table-cell>
          <table:table-cell table:formula="of:=(256-[.B180])/256" office:value-type="float" office:value="0.62109375" calcext:value-type="float">
            <text:p>0.62109375</text:p>
          </table:table-cell>
          <table:table-cell table:formula="of:=[.A180]/700" office:value-type="float" office:value="0.254285714285714" calcext:value-type="float">
            <text:p>0.25428571428571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7" calcext:value-type="float">
            <text:p>97</text:p>
          </table:table-cell>
          <table:table-cell table:formula="of:=(256-[.B181])/256" office:value-type="float" office:value="0.62109375" calcext:value-type="float">
            <text:p>0.62109375</text:p>
          </table:table-cell>
          <table:table-cell table:formula="of:=[.A181]/700" office:value-type="float" office:value="0.255714285714286" calcext:value-type="float">
            <text:p>0.25571428571428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table:formula="of:=(256-[.B182])/256" office:value-type="float" office:value="0.609375" calcext:value-type="float">
            <text:p>0.609375</text:p>
          </table:table-cell>
          <table:table-cell table:formula="of:=[.A182]/700" office:value-type="float" office:value="0.257142857142857" calcext:value-type="float">
            <text:p>0.25714285714285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00" calcext:value-type="float">
            <text:p>100</text:p>
          </table:table-cell>
          <table:table-cell table:formula="of:=(256-[.B183])/256" office:value-type="float" office:value="0.609375" calcext:value-type="float">
            <text:p>0.609375</text:p>
          </table:table-cell>
          <table:table-cell table:formula="of:=[.A183]/700" office:value-type="float" office:value="0.258571428571429" calcext:value-type="float">
            <text:p>0.25857142857142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0" calcext:value-type="float">
            <text:p>100</text:p>
          </table:table-cell>
          <table:table-cell table:formula="of:=(256-[.B184])/256" office:value-type="float" office:value="0.609375" calcext:value-type="float">
            <text:p>0.609375</text:p>
          </table:table-cell>
          <table:table-cell table:formula="of:=[.A184]/700"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97" calcext:value-type="float">
            <text:p>97</text:p>
          </table:table-cell>
          <table:table-cell table:formula="of:=(256-[.B185])/256" office:value-type="float" office:value="0.62109375" calcext:value-type="float">
            <text:p>0.62109375</text:p>
          </table:table-cell>
          <table:table-cell table:formula="of:=[.A185]/700" office:value-type="float" office:value="0.261428571428571" calcext:value-type="float">
            <text:p>0.26142857142857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4" calcext:value-type="float">
            <text:p>94</text:p>
          </table:table-cell>
          <table:table-cell table:formula="of:=(256-[.B186])/256" office:value-type="float" office:value="0.6328125" calcext:value-type="float">
            <text:p>0.6328125</text:p>
          </table:table-cell>
          <table:table-cell table:formula="of:=[.A186]/700" office:value-type="float" office:value="0.262857142857143" calcext:value-type="float">
            <text:p>0.26285714285714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95" calcext:value-type="float">
            <text:p>95</text:p>
          </table:table-cell>
          <table:table-cell table:formula="of:=(256-[.B187])/256" office:value-type="float" office:value="0.62890625" calcext:value-type="float">
            <text:p>0.62890625</text:p>
          </table:table-cell>
          <table:table-cell table:formula="of:=[.A187]/700" office:value-type="float" office:value="0.264285714285714" calcext:value-type="float">
            <text:p>0.26428571428571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95" calcext:value-type="float">
            <text:p>95</text:p>
          </table:table-cell>
          <table:table-cell table:formula="of:=(256-[.B188])/256" office:value-type="float" office:value="0.62890625" calcext:value-type="float">
            <text:p>0.62890625</text:p>
          </table:table-cell>
          <table:table-cell table:formula="of:=[.A188]/700" office:value-type="float" office:value="0.265714285714286" calcext:value-type="float">
            <text:p>0.26571428571428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96" calcext:value-type="float">
            <text:p>96</text:p>
          </table:table-cell>
          <table:table-cell table:formula="of:=(256-[.B189])/256" office:value-type="float" office:value="0.625" calcext:value-type="float">
            <text:p>0.625</text:p>
          </table:table-cell>
          <table:table-cell table:formula="of:=[.A189]/700" office:value-type="float" office:value="0.267142857142857" calcext:value-type="float">
            <text:p>0.26714285714285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5" calcext:value-type="float">
            <text:p>95</text:p>
          </table:table-cell>
          <table:table-cell table:formula="of:=(256-[.B190])/256" office:value-type="float" office:value="0.62890625" calcext:value-type="float">
            <text:p>0.62890625</text:p>
          </table:table-cell>
          <table:table-cell table:formula="of:=[.A190]/700" office:value-type="float" office:value="0.268571428571429" calcext:value-type="float">
            <text:p>0.26857142857142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93" calcext:value-type="float">
            <text:p>93</text:p>
          </table:table-cell>
          <table:table-cell table:formula="of:=(256-[.B191])/256" office:value-type="float" office:value="0.63671875" calcext:value-type="float">
            <text:p>0.63671875</text:p>
          </table:table-cell>
          <table:table-cell table:formula="of:=[.A191]/700"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4" calcext:value-type="float">
            <text:p>94</text:p>
          </table:table-cell>
          <table:table-cell table:formula="of:=(256-[.B192])/256" office:value-type="float" office:value="0.6328125" calcext:value-type="float">
            <text:p>0.6328125</text:p>
          </table:table-cell>
          <table:table-cell table:formula="of:=[.A192]/700" office:value-type="float" office:value="0.271428571428571" calcext:value-type="float">
            <text:p>0.27142857142857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7" calcext:value-type="float">
            <text:p>97</text:p>
          </table:table-cell>
          <table:table-cell table:formula="of:=(256-[.B193])/256" office:value-type="float" office:value="0.62109375" calcext:value-type="float">
            <text:p>0.62109375</text:p>
          </table:table-cell>
          <table:table-cell table:formula="of:=[.A193]/700" office:value-type="float" office:value="0.272857142857143" calcext:value-type="float">
            <text:p>0.27285714285714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97" calcext:value-type="float">
            <text:p>97</text:p>
          </table:table-cell>
          <table:table-cell table:formula="of:=(256-[.B194])/256" office:value-type="float" office:value="0.62109375" calcext:value-type="float">
            <text:p>0.62109375</text:p>
          </table:table-cell>
          <table:table-cell table:formula="of:=[.A194]/700" office:value-type="float" office:value="0.274285714285714" calcext:value-type="float">
            <text:p>0.27428571428571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91" calcext:value-type="float">
            <text:p>91</text:p>
          </table:table-cell>
          <table:table-cell table:formula="of:=(256-[.B195])/256" office:value-type="float" office:value="0.64453125" calcext:value-type="float">
            <text:p>0.64453125</text:p>
          </table:table-cell>
          <table:table-cell table:formula="of:=[.A195]/700" office:value-type="float" office:value="0.275714285714286" calcext:value-type="float">
            <text:p>0.27571428571428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92" calcext:value-type="float">
            <text:p>92</text:p>
          </table:table-cell>
          <table:table-cell table:formula="of:=(256-[.B196])/256" office:value-type="float" office:value="0.640625" calcext:value-type="float">
            <text:p>0.640625</text:p>
          </table:table-cell>
          <table:table-cell table:formula="of:=[.A196]/700" office:value-type="float" office:value="0.277142857142857" calcext:value-type="float">
            <text:p>0.27714285714285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6" calcext:value-type="float">
            <text:p>96</text:p>
          </table:table-cell>
          <table:table-cell table:formula="of:=(256-[.B197])/256" office:value-type="float" office:value="0.625" calcext:value-type="float">
            <text:p>0.625</text:p>
          </table:table-cell>
          <table:table-cell table:formula="of:=[.A197]/700" office:value-type="float" office:value="0.278571428571429" calcext:value-type="float">
            <text:p>0.27857142857142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94" calcext:value-type="float">
            <text:p>94</text:p>
          </table:table-cell>
          <table:table-cell table:formula="of:=(256-[.B198])/256" office:value-type="float" office:value="0.6328125" calcext:value-type="float">
            <text:p>0.6328125</text:p>
          </table:table-cell>
          <table:table-cell table:formula="of:=[.A198]/700"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93" calcext:value-type="float">
            <text:p>93</text:p>
          </table:table-cell>
          <table:table-cell table:formula="of:=(256-[.B199])/256" office:value-type="float" office:value="0.63671875" calcext:value-type="float">
            <text:p>0.63671875</text:p>
          </table:table-cell>
          <table:table-cell table:formula="of:=[.A199]/700" office:value-type="float" office:value="0.281428571428571" calcext:value-type="float">
            <text:p>0.28142857142857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3" calcext:value-type="float">
            <text:p>93</text:p>
          </table:table-cell>
          <table:table-cell table:formula="of:=(256-[.B200])/256" office:value-type="float" office:value="0.63671875" calcext:value-type="float">
            <text:p>0.63671875</text:p>
          </table:table-cell>
          <table:table-cell table:formula="of:=[.A200]/700" office:value-type="float" office:value="0.282857142857143" calcext:value-type="float">
            <text:p>0.28285714285714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90" calcext:value-type="float">
            <text:p>90</text:p>
          </table:table-cell>
          <table:table-cell table:formula="of:=(256-[.B201])/256" office:value-type="float" office:value="0.6484375" calcext:value-type="float">
            <text:p>0.6484375</text:p>
          </table:table-cell>
          <table:table-cell table:formula="of:=[.A201]/700" office:value-type="float" office:value="0.284285714285714" calcext:value-type="float">
            <text:p>0.28428571428571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9" calcext:value-type="float">
            <text:p>89</text:p>
          </table:table-cell>
          <table:table-cell table:formula="of:=(256-[.B202])/256" office:value-type="float" office:value="0.65234375" calcext:value-type="float">
            <text:p>0.65234375</text:p>
          </table:table-cell>
          <table:table-cell table:formula="of:=[.A202]/700" office:value-type="float" office:value="0.285714285714286" calcext:value-type="float">
            <text:p>0.28571428571428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7" calcext:value-type="float">
            <text:p>87</text:p>
          </table:table-cell>
          <table:table-cell table:formula="of:=(256-[.B203])/256" office:value-type="float" office:value="0.66015625" calcext:value-type="float">
            <text:p>0.66015625</text:p>
          </table:table-cell>
          <table:table-cell table:formula="of:=[.A203]/700" office:value-type="float" office:value="0.287142857142857" calcext:value-type="float">
            <text:p>0.28714285714285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86" calcext:value-type="float">
            <text:p>86</text:p>
          </table:table-cell>
          <table:table-cell table:formula="of:=(256-[.B204])/256" office:value-type="float" office:value="0.6640625" calcext:value-type="float">
            <text:p>0.6640625</text:p>
          </table:table-cell>
          <table:table-cell table:formula="of:=[.A204]/700" office:value-type="float" office:value="0.288571428571429" calcext:value-type="float">
            <text:p>0.28857142857142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88" calcext:value-type="float">
            <text:p>88</text:p>
          </table:table-cell>
          <table:table-cell table:formula="of:=(256-[.B205])/256" office:value-type="float" office:value="0.65625" calcext:value-type="float">
            <text:p>0.65625</text:p>
          </table:table-cell>
          <table:table-cell table:formula="of:=[.A205]/700"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86" calcext:value-type="float">
            <text:p>86</text:p>
          </table:table-cell>
          <table:table-cell table:formula="of:=(256-[.B206])/256" office:value-type="float" office:value="0.6640625" calcext:value-type="float">
            <text:p>0.6640625</text:p>
          </table:table-cell>
          <table:table-cell table:formula="of:=[.A206]/700" office:value-type="float" office:value="0.291428571428571" calcext:value-type="float">
            <text:p>0.29142857142857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86" calcext:value-type="float">
            <text:p>86</text:p>
          </table:table-cell>
          <table:table-cell table:formula="of:=(256-[.B207])/256" office:value-type="float" office:value="0.6640625" calcext:value-type="float">
            <text:p>0.6640625</text:p>
          </table:table-cell>
          <table:table-cell table:formula="of:=[.A207]/700" office:value-type="float" office:value="0.292857142857143" calcext:value-type="float">
            <text:p>0.29285714285714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87" calcext:value-type="float">
            <text:p>87</text:p>
          </table:table-cell>
          <table:table-cell table:formula="of:=(256-[.B208])/256" office:value-type="float" office:value="0.66015625" calcext:value-type="float">
            <text:p>0.66015625</text:p>
          </table:table-cell>
          <table:table-cell table:formula="of:=[.A208]/700" office:value-type="float" office:value="0.294285714285714" calcext:value-type="float">
            <text:p>0.29428571428571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85" calcext:value-type="float">
            <text:p>85</text:p>
          </table:table-cell>
          <table:table-cell table:formula="of:=(256-[.B209])/256" office:value-type="float" office:value="0.66796875" calcext:value-type="float">
            <text:p>0.66796875</text:p>
          </table:table-cell>
          <table:table-cell table:formula="of:=[.A209]/700" office:value-type="float" office:value="0.295714285714286" calcext:value-type="float">
            <text:p>0.29571428571428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87" calcext:value-type="float">
            <text:p>87</text:p>
          </table:table-cell>
          <table:table-cell table:formula="of:=(256-[.B210])/256" office:value-type="float" office:value="0.66015625" calcext:value-type="float">
            <text:p>0.66015625</text:p>
          </table:table-cell>
          <table:table-cell table:formula="of:=[.A210]/700" office:value-type="float" office:value="0.297142857142857" calcext:value-type="float">
            <text:p>0.29714285714285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88" calcext:value-type="float">
            <text:p>88</text:p>
          </table:table-cell>
          <table:table-cell table:formula="of:=(256-[.B211])/256" office:value-type="float" office:value="0.65625" calcext:value-type="float">
            <text:p>0.65625</text:p>
          </table:table-cell>
          <table:table-cell table:formula="of:=[.A211]/700" office:value-type="float" office:value="0.298571428571429" calcext:value-type="float">
            <text:p>0.29857142857142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84" calcext:value-type="float">
            <text:p>84</text:p>
          </table:table-cell>
          <table:table-cell table:formula="of:=(256-[.B212])/256" office:value-type="float" office:value="0.671875" calcext:value-type="float">
            <text:p>0.671875</text:p>
          </table:table-cell>
          <table:table-cell table:formula="of:=[.A212]/700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82" calcext:value-type="float">
            <text:p>82</text:p>
          </table:table-cell>
          <table:table-cell table:formula="of:=(256-[.B213])/256" office:value-type="float" office:value="0.6796875" calcext:value-type="float">
            <text:p>0.6796875</text:p>
          </table:table-cell>
          <table:table-cell table:formula="of:=[.A213]/700" office:value-type="float" office:value="0.301428571428571" calcext:value-type="float">
            <text:p>0.30142857142857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85" calcext:value-type="float">
            <text:p>85</text:p>
          </table:table-cell>
          <table:table-cell table:formula="of:=(256-[.B214])/256" office:value-type="float" office:value="0.66796875" calcext:value-type="float">
            <text:p>0.66796875</text:p>
          </table:table-cell>
          <table:table-cell table:formula="of:=[.A214]/700" office:value-type="float" office:value="0.302857142857143" calcext:value-type="float">
            <text:p>0.30285714285714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84" calcext:value-type="float">
            <text:p>84</text:p>
          </table:table-cell>
          <table:table-cell table:formula="of:=(256-[.B215])/256" office:value-type="float" office:value="0.671875" calcext:value-type="float">
            <text:p>0.671875</text:p>
          </table:table-cell>
          <table:table-cell table:formula="of:=[.A215]/700" office:value-type="float" office:value="0.304285714285714" calcext:value-type="float">
            <text:p>0.30428571428571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83" calcext:value-type="float">
            <text:p>83</text:p>
          </table:table-cell>
          <table:table-cell table:formula="of:=(256-[.B216])/256" office:value-type="float" office:value="0.67578125" calcext:value-type="float">
            <text:p>0.67578125</text:p>
          </table:table-cell>
          <table:table-cell table:formula="of:=[.A216]/700" office:value-type="float" office:value="0.305714285714286" calcext:value-type="float">
            <text:p>0.30571428571428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81" calcext:value-type="float">
            <text:p>81</text:p>
          </table:table-cell>
          <table:table-cell table:formula="of:=(256-[.B217])/256" office:value-type="float" office:value="0.68359375" calcext:value-type="float">
            <text:p>0.68359375</text:p>
          </table:table-cell>
          <table:table-cell table:formula="of:=[.A217]/700" office:value-type="float" office:value="0.307142857142857" calcext:value-type="float">
            <text:p>0.30714285714285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81" calcext:value-type="float">
            <text:p>81</text:p>
          </table:table-cell>
          <table:table-cell table:formula="of:=(256-[.B218])/256" office:value-type="float" office:value="0.68359375" calcext:value-type="float">
            <text:p>0.68359375</text:p>
          </table:table-cell>
          <table:table-cell table:formula="of:=[.A218]/700" office:value-type="float" office:value="0.308571428571429" calcext:value-type="float">
            <text:p>0.30857142857142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83" calcext:value-type="float">
            <text:p>83</text:p>
          </table:table-cell>
          <table:table-cell table:formula="of:=(256-[.B219])/256" office:value-type="float" office:value="0.67578125" calcext:value-type="float">
            <text:p>0.67578125</text:p>
          </table:table-cell>
          <table:table-cell table:formula="of:=[.A219]/700"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88" calcext:value-type="float">
            <text:p>88</text:p>
          </table:table-cell>
          <table:table-cell table:formula="of:=(256-[.B220])/256" office:value-type="float" office:value="0.65625" calcext:value-type="float">
            <text:p>0.65625</text:p>
          </table:table-cell>
          <table:table-cell table:formula="of:=[.A220]/700" office:value-type="float" office:value="0.311428571428571" calcext:value-type="float">
            <text:p>0.31142857142857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87" calcext:value-type="float">
            <text:p>87</text:p>
          </table:table-cell>
          <table:table-cell table:formula="of:=(256-[.B221])/256" office:value-type="float" office:value="0.66015625" calcext:value-type="float">
            <text:p>0.66015625</text:p>
          </table:table-cell>
          <table:table-cell table:formula="of:=[.A221]/700" office:value-type="float" office:value="0.312857142857143" calcext:value-type="float">
            <text:p>0.31285714285714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8" calcext:value-type="float">
            <text:p>88</text:p>
          </table:table-cell>
          <table:table-cell table:formula="of:=(256-[.B222])/256" office:value-type="float" office:value="0.65625" calcext:value-type="float">
            <text:p>0.65625</text:p>
          </table:table-cell>
          <table:table-cell table:formula="of:=[.A222]/700" office:value-type="float" office:value="0.314285714285714" calcext:value-type="float">
            <text:p>0.31428571428571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87" calcext:value-type="float">
            <text:p>87</text:p>
          </table:table-cell>
          <table:table-cell table:formula="of:=(256-[.B223])/256" office:value-type="float" office:value="0.66015625" calcext:value-type="float">
            <text:p>0.66015625</text:p>
          </table:table-cell>
          <table:table-cell table:formula="of:=[.A223]/700" office:value-type="float" office:value="0.315714285714286" calcext:value-type="float">
            <text:p>0.31571428571428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87" calcext:value-type="float">
            <text:p>87</text:p>
          </table:table-cell>
          <table:table-cell table:formula="of:=(256-[.B224])/256" office:value-type="float" office:value="0.66015625" calcext:value-type="float">
            <text:p>0.66015625</text:p>
          </table:table-cell>
          <table:table-cell table:formula="of:=[.A224]/700" office:value-type="float" office:value="0.317142857142857" calcext:value-type="float">
            <text:p>0.31714285714285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85" calcext:value-type="float">
            <text:p>85</text:p>
          </table:table-cell>
          <table:table-cell table:formula="of:=(256-[.B225])/256" office:value-type="float" office:value="0.66796875" calcext:value-type="float">
            <text:p>0.66796875</text:p>
          </table:table-cell>
          <table:table-cell table:formula="of:=[.A225]/700" office:value-type="float" office:value="0.318571428571429" calcext:value-type="float">
            <text:p>0.31857142857142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82" calcext:value-type="float">
            <text:p>82</text:p>
          </table:table-cell>
          <table:table-cell table:formula="of:=(256-[.B226])/256" office:value-type="float" office:value="0.6796875" calcext:value-type="float">
            <text:p>0.6796875</text:p>
          </table:table-cell>
          <table:table-cell table:formula="of:=[.A226]/700"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82" calcext:value-type="float">
            <text:p>82</text:p>
          </table:table-cell>
          <table:table-cell table:formula="of:=(256-[.B227])/256" office:value-type="float" office:value="0.6796875" calcext:value-type="float">
            <text:p>0.6796875</text:p>
          </table:table-cell>
          <table:table-cell table:formula="of:=[.A227]/700" office:value-type="float" office:value="0.321428571428571" calcext:value-type="float">
            <text:p>0.32142857142857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83" calcext:value-type="float">
            <text:p>83</text:p>
          </table:table-cell>
          <table:table-cell table:formula="of:=(256-[.B228])/256" office:value-type="float" office:value="0.67578125" calcext:value-type="float">
            <text:p>0.67578125</text:p>
          </table:table-cell>
          <table:table-cell table:formula="of:=[.A228]/700" office:value-type="float" office:value="0.322857142857143" calcext:value-type="float">
            <text:p>0.322857142857143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82" calcext:value-type="float">
            <text:p>82</text:p>
          </table:table-cell>
          <table:table-cell table:formula="of:=(256-[.B229])/256" office:value-type="float" office:value="0.6796875" calcext:value-type="float">
            <text:p>0.6796875</text:p>
          </table:table-cell>
          <table:table-cell table:formula="of:=[.A229]/700" office:value-type="float" office:value="0.324285714285714" calcext:value-type="float">
            <text:p>0.32428571428571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83" calcext:value-type="float">
            <text:p>83</text:p>
          </table:table-cell>
          <table:table-cell table:formula="of:=(256-[.B230])/256" office:value-type="float" office:value="0.67578125" calcext:value-type="float">
            <text:p>0.67578125</text:p>
          </table:table-cell>
          <table:table-cell table:formula="of:=[.A230]/700" office:value-type="float" office:value="0.325714285714286" calcext:value-type="float">
            <text:p>0.32571428571428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81" calcext:value-type="float">
            <text:p>81</text:p>
          </table:table-cell>
          <table:table-cell table:formula="of:=(256-[.B231])/256" office:value-type="float" office:value="0.68359375" calcext:value-type="float">
            <text:p>0.68359375</text:p>
          </table:table-cell>
          <table:table-cell table:formula="of:=[.A231]/700" office:value-type="float" office:value="0.327142857142857" calcext:value-type="float">
            <text:p>0.32714285714285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81" calcext:value-type="float">
            <text:p>81</text:p>
          </table:table-cell>
          <table:table-cell table:formula="of:=(256-[.B232])/256" office:value-type="float" office:value="0.68359375" calcext:value-type="float">
            <text:p>0.68359375</text:p>
          </table:table-cell>
          <table:table-cell table:formula="of:=[.A232]/700" office:value-type="float" office:value="0.328571428571429" calcext:value-type="float">
            <text:p>0.32857142857142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79" calcext:value-type="float">
            <text:p>79</text:p>
          </table:table-cell>
          <table:table-cell table:formula="of:=(256-[.B233])/256" office:value-type="float" office:value="0.69140625" calcext:value-type="float">
            <text:p>0.69140625</text:p>
          </table:table-cell>
          <table:table-cell table:formula="of:=[.A233]/700"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83" calcext:value-type="float">
            <text:p>83</text:p>
          </table:table-cell>
          <table:table-cell table:formula="of:=(256-[.B234])/256" office:value-type="float" office:value="0.67578125" calcext:value-type="float">
            <text:p>0.67578125</text:p>
          </table:table-cell>
          <table:table-cell table:formula="of:=[.A234]/700" office:value-type="float" office:value="0.331428571428571" calcext:value-type="float">
            <text:p>0.33142857142857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83" calcext:value-type="float">
            <text:p>83</text:p>
          </table:table-cell>
          <table:table-cell table:formula="of:=(256-[.B235])/256" office:value-type="float" office:value="0.67578125" calcext:value-type="float">
            <text:p>0.67578125</text:p>
          </table:table-cell>
          <table:table-cell table:formula="of:=[.A235]/700" office:value-type="float" office:value="0.332857142857143" calcext:value-type="float">
            <text:p>0.33285714285714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87" calcext:value-type="float">
            <text:p>87</text:p>
          </table:table-cell>
          <table:table-cell table:formula="of:=(256-[.B236])/256" office:value-type="float" office:value="0.66015625" calcext:value-type="float">
            <text:p>0.66015625</text:p>
          </table:table-cell>
          <table:table-cell table:formula="of:=[.A236]/700" office:value-type="float" office:value="0.334285714285714" calcext:value-type="float">
            <text:p>0.33428571428571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85" calcext:value-type="float">
            <text:p>85</text:p>
          </table:table-cell>
          <table:table-cell table:formula="of:=(256-[.B237])/256" office:value-type="float" office:value="0.66796875" calcext:value-type="float">
            <text:p>0.66796875</text:p>
          </table:table-cell>
          <table:table-cell table:formula="of:=[.A237]/700" office:value-type="float" office:value="0.335714285714286" calcext:value-type="float">
            <text:p>0.33571428571428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82" calcext:value-type="float">
            <text:p>82</text:p>
          </table:table-cell>
          <table:table-cell table:formula="of:=(256-[.B238])/256" office:value-type="float" office:value="0.6796875" calcext:value-type="float">
            <text:p>0.6796875</text:p>
          </table:table-cell>
          <table:table-cell table:formula="of:=[.A238]/700" office:value-type="float" office:value="0.337142857142857" calcext:value-type="float">
            <text:p>0.33714285714285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82" calcext:value-type="float">
            <text:p>82</text:p>
          </table:table-cell>
          <table:table-cell table:formula="of:=(256-[.B239])/256" office:value-type="float" office:value="0.6796875" calcext:value-type="float">
            <text:p>0.6796875</text:p>
          </table:table-cell>
          <table:table-cell table:formula="of:=[.A239]/700" office:value-type="float" office:value="0.338571428571429" calcext:value-type="float">
            <text:p>0.33857142857142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4" calcext:value-type="float">
            <text:p>84</text:p>
          </table:table-cell>
          <table:table-cell table:formula="of:=(256-[.B240])/256" office:value-type="float" office:value="0.671875" calcext:value-type="float">
            <text:p>0.671875</text:p>
          </table:table-cell>
          <table:table-cell table:formula="of:=[.A240]/700"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83" calcext:value-type="float">
            <text:p>83</text:p>
          </table:table-cell>
          <table:table-cell table:formula="of:=(256-[.B241])/256" office:value-type="float" office:value="0.67578125" calcext:value-type="float">
            <text:p>0.67578125</text:p>
          </table:table-cell>
          <table:table-cell table:formula="of:=[.A241]/700" office:value-type="float" office:value="0.341428571428571" calcext:value-type="float">
            <text:p>0.34142857142857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2" calcext:value-type="float">
            <text:p>82</text:p>
          </table:table-cell>
          <table:table-cell table:formula="of:=(256-[.B242])/256" office:value-type="float" office:value="0.6796875" calcext:value-type="float">
            <text:p>0.6796875</text:p>
          </table:table-cell>
          <table:table-cell table:formula="of:=[.A242]/700" office:value-type="float" office:value="0.342857142857143" calcext:value-type="float">
            <text:p>0.34285714285714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82" calcext:value-type="float">
            <text:p>82</text:p>
          </table:table-cell>
          <table:table-cell table:formula="of:=(256-[.B243])/256" office:value-type="float" office:value="0.6796875" calcext:value-type="float">
            <text:p>0.6796875</text:p>
          </table:table-cell>
          <table:table-cell table:formula="of:=[.A243]/700" office:value-type="float" office:value="0.344285714285714" calcext:value-type="float">
            <text:p>0.34428571428571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84" calcext:value-type="float">
            <text:p>84</text:p>
          </table:table-cell>
          <table:table-cell table:formula="of:=(256-[.B244])/256" office:value-type="float" office:value="0.671875" calcext:value-type="float">
            <text:p>0.671875</text:p>
          </table:table-cell>
          <table:table-cell table:formula="of:=[.A244]/700" office:value-type="float" office:value="0.345714285714286" calcext:value-type="float">
            <text:p>0.34571428571428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82" calcext:value-type="float">
            <text:p>82</text:p>
          </table:table-cell>
          <table:table-cell table:formula="of:=(256-[.B245])/256" office:value-type="float" office:value="0.6796875" calcext:value-type="float">
            <text:p>0.6796875</text:p>
          </table:table-cell>
          <table:table-cell table:formula="of:=[.A245]/700" office:value-type="float" office:value="0.347142857142857" calcext:value-type="float">
            <text:p>0.347142857142857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81" calcext:value-type="float">
            <text:p>81</text:p>
          </table:table-cell>
          <table:table-cell table:formula="of:=(256-[.B246])/256" office:value-type="float" office:value="0.68359375" calcext:value-type="float">
            <text:p>0.68359375</text:p>
          </table:table-cell>
          <table:table-cell table:formula="of:=[.A246]/700" office:value-type="float" office:value="0.348571428571429" calcext:value-type="float">
            <text:p>0.34857142857142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83" calcext:value-type="float">
            <text:p>83</text:p>
          </table:table-cell>
          <table:table-cell table:formula="of:=(256-[.B247])/256" office:value-type="float" office:value="0.67578125" calcext:value-type="float">
            <text:p>0.67578125</text:p>
          </table:table-cell>
          <table:table-cell table:formula="of:=[.A247]/700"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86" calcext:value-type="float">
            <text:p>86</text:p>
          </table:table-cell>
          <table:table-cell table:formula="of:=(256-[.B248])/256" office:value-type="float" office:value="0.6640625" calcext:value-type="float">
            <text:p>0.6640625</text:p>
          </table:table-cell>
          <table:table-cell table:formula="of:=[.A248]/700" office:value-type="float" office:value="0.351428571428571" calcext:value-type="float">
            <text:p>0.35142857142857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86" calcext:value-type="float">
            <text:p>86</text:p>
          </table:table-cell>
          <table:table-cell table:formula="of:=(256-[.B249])/256" office:value-type="float" office:value="0.6640625" calcext:value-type="float">
            <text:p>0.6640625</text:p>
          </table:table-cell>
          <table:table-cell table:formula="of:=[.A249]/700" office:value-type="float" office:value="0.352857142857143" calcext:value-type="float">
            <text:p>0.35285714285714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86" calcext:value-type="float">
            <text:p>86</text:p>
          </table:table-cell>
          <table:table-cell table:formula="of:=(256-[.B250])/256" office:value-type="float" office:value="0.6640625" calcext:value-type="float">
            <text:p>0.6640625</text:p>
          </table:table-cell>
          <table:table-cell table:formula="of:=[.A250]/700" office:value-type="float" office:value="0.354285714285714" calcext:value-type="float">
            <text:p>0.35428571428571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86" calcext:value-type="float">
            <text:p>86</text:p>
          </table:table-cell>
          <table:table-cell table:formula="of:=(256-[.B251])/256" office:value-type="float" office:value="0.6640625" calcext:value-type="float">
            <text:p>0.6640625</text:p>
          </table:table-cell>
          <table:table-cell table:formula="of:=[.A251]/700" office:value-type="float" office:value="0.355714285714286" calcext:value-type="float">
            <text:p>0.35571428571428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7" calcext:value-type="float">
            <text:p>87</text:p>
          </table:table-cell>
          <table:table-cell table:formula="of:=(256-[.B252])/256" office:value-type="float" office:value="0.66015625" calcext:value-type="float">
            <text:p>0.66015625</text:p>
          </table:table-cell>
          <table:table-cell table:formula="of:=[.A252]/700" office:value-type="float" office:value="0.357142857142857" calcext:value-type="float">
            <text:p>0.35714285714285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8" calcext:value-type="float">
            <text:p>88</text:p>
          </table:table-cell>
          <table:table-cell table:formula="of:=(256-[.B253])/256" office:value-type="float" office:value="0.65625" calcext:value-type="float">
            <text:p>0.65625</text:p>
          </table:table-cell>
          <table:table-cell table:formula="of:=[.A253]/700" office:value-type="float" office:value="0.358571428571429" calcext:value-type="float">
            <text:p>0.358571428571429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86" calcext:value-type="float">
            <text:p>86</text:p>
          </table:table-cell>
          <table:table-cell table:formula="of:=(256-[.B254])/256" office:value-type="float" office:value="0.6640625" calcext:value-type="float">
            <text:p>0.6640625</text:p>
          </table:table-cell>
          <table:table-cell table:formula="of:=[.A254]/700"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87" calcext:value-type="float">
            <text:p>87</text:p>
          </table:table-cell>
          <table:table-cell table:formula="of:=(256-[.B255])/256" office:value-type="float" office:value="0.66015625" calcext:value-type="float">
            <text:p>0.66015625</text:p>
          </table:table-cell>
          <table:table-cell table:formula="of:=[.A255]/700" office:value-type="float" office:value="0.361428571428571" calcext:value-type="float">
            <text:p>0.36142857142857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87" calcext:value-type="float">
            <text:p>87</text:p>
          </table:table-cell>
          <table:table-cell table:formula="of:=(256-[.B256])/256" office:value-type="float" office:value="0.66015625" calcext:value-type="float">
            <text:p>0.66015625</text:p>
          </table:table-cell>
          <table:table-cell table:formula="of:=[.A256]/700" office:value-type="float" office:value="0.362857142857143" calcext:value-type="float">
            <text:p>0.36285714285714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83" calcext:value-type="float">
            <text:p>83</text:p>
          </table:table-cell>
          <table:table-cell table:formula="of:=(256-[.B257])/256" office:value-type="float" office:value="0.67578125" calcext:value-type="float">
            <text:p>0.67578125</text:p>
          </table:table-cell>
          <table:table-cell table:formula="of:=[.A257]/700" office:value-type="float" office:value="0.364285714285714" calcext:value-type="float">
            <text:p>0.36428571428571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7" calcext:value-type="float">
            <text:p>87</text:p>
          </table:table-cell>
          <table:table-cell table:formula="of:=(256-[.B258])/256" office:value-type="float" office:value="0.66015625" calcext:value-type="float">
            <text:p>0.66015625</text:p>
          </table:table-cell>
          <table:table-cell table:formula="of:=[.A258]/700" office:value-type="float" office:value="0.365714285714286" calcext:value-type="float">
            <text:p>0.36571428571428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86" calcext:value-type="float">
            <text:p>86</text:p>
          </table:table-cell>
          <table:table-cell table:formula="of:=(256-[.B259])/256" office:value-type="float" office:value="0.6640625" calcext:value-type="float">
            <text:p>0.6640625</text:p>
          </table:table-cell>
          <table:table-cell table:formula="of:=[.A259]/700" office:value-type="float" office:value="0.367142857142857" calcext:value-type="float">
            <text:p>0.36714285714285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86" calcext:value-type="float">
            <text:p>86</text:p>
          </table:table-cell>
          <table:table-cell table:formula="of:=(256-[.B260])/256" office:value-type="float" office:value="0.6640625" calcext:value-type="float">
            <text:p>0.6640625</text:p>
          </table:table-cell>
          <table:table-cell table:formula="of:=[.A260]/700" office:value-type="float" office:value="0.368571428571429" calcext:value-type="float">
            <text:p>0.368571428571429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84" calcext:value-type="float">
            <text:p>84</text:p>
          </table:table-cell>
          <table:table-cell table:formula="of:=(256-[.B261])/256" office:value-type="float" office:value="0.671875" calcext:value-type="float">
            <text:p>0.671875</text:p>
          </table:table-cell>
          <table:table-cell table:formula="of:=[.A261]/700"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88" calcext:value-type="float">
            <text:p>88</text:p>
          </table:table-cell>
          <table:table-cell table:formula="of:=(256-[.B262])/256" office:value-type="float" office:value="0.65625" calcext:value-type="float">
            <text:p>0.65625</text:p>
          </table:table-cell>
          <table:table-cell table:formula="of:=[.A262]/700" office:value-type="float" office:value="0.371428571428571" calcext:value-type="float">
            <text:p>0.37142857142857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85" calcext:value-type="float">
            <text:p>85</text:p>
          </table:table-cell>
          <table:table-cell table:formula="of:=(256-[.B263])/256" office:value-type="float" office:value="0.66796875" calcext:value-type="float">
            <text:p>0.66796875</text:p>
          </table:table-cell>
          <table:table-cell table:formula="of:=[.A263]/700" office:value-type="float" office:value="0.372857142857143" calcext:value-type="float">
            <text:p>0.372857142857143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84" calcext:value-type="float">
            <text:p>84</text:p>
          </table:table-cell>
          <table:table-cell table:formula="of:=(256-[.B264])/256" office:value-type="float" office:value="0.671875" calcext:value-type="float">
            <text:p>0.671875</text:p>
          </table:table-cell>
          <table:table-cell table:formula="of:=[.A264]/700" office:value-type="float" office:value="0.374285714285714" calcext:value-type="float">
            <text:p>0.37428571428571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87" calcext:value-type="float">
            <text:p>87</text:p>
          </table:table-cell>
          <table:table-cell table:formula="of:=(256-[.B265])/256" office:value-type="float" office:value="0.66015625" calcext:value-type="float">
            <text:p>0.66015625</text:p>
          </table:table-cell>
          <table:table-cell table:formula="of:=[.A265]/700" office:value-type="float" office:value="0.375714285714286" calcext:value-type="float">
            <text:p>0.375714285714286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85" calcext:value-type="float">
            <text:p>85</text:p>
          </table:table-cell>
          <table:table-cell table:formula="of:=(256-[.B266])/256" office:value-type="float" office:value="0.66796875" calcext:value-type="float">
            <text:p>0.66796875</text:p>
          </table:table-cell>
          <table:table-cell table:formula="of:=[.A266]/700" office:value-type="float" office:value="0.377142857142857" calcext:value-type="float">
            <text:p>0.37714285714285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86" calcext:value-type="float">
            <text:p>86</text:p>
          </table:table-cell>
          <table:table-cell table:formula="of:=(256-[.B267])/256" office:value-type="float" office:value="0.6640625" calcext:value-type="float">
            <text:p>0.6640625</text:p>
          </table:table-cell>
          <table:table-cell table:formula="of:=[.A267]/700" office:value-type="float" office:value="0.378571428571429" calcext:value-type="float">
            <text:p>0.378571428571429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81" calcext:value-type="float">
            <text:p>81</text:p>
          </table:table-cell>
          <table:table-cell table:formula="of:=(256-[.B268])/256" office:value-type="float" office:value="0.68359375" calcext:value-type="float">
            <text:p>0.68359375</text:p>
          </table:table-cell>
          <table:table-cell table:formula="of:=[.A268]/700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80" calcext:value-type="float">
            <text:p>80</text:p>
          </table:table-cell>
          <table:table-cell table:formula="of:=(256-[.B269])/256" office:value-type="float" office:value="0.6875" calcext:value-type="float">
            <text:p>0.6875</text:p>
          </table:table-cell>
          <table:table-cell table:formula="of:=[.A269]/700" office:value-type="float" office:value="0.381428571428571" calcext:value-type="float">
            <text:p>0.38142857142857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79" calcext:value-type="float">
            <text:p>79</text:p>
          </table:table-cell>
          <table:table-cell table:formula="of:=(256-[.B270])/256" office:value-type="float" office:value="0.69140625" calcext:value-type="float">
            <text:p>0.69140625</text:p>
          </table:table-cell>
          <table:table-cell table:formula="of:=[.A270]/700" office:value-type="float" office:value="0.382857142857143" calcext:value-type="float">
            <text:p>0.382857142857143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78" calcext:value-type="float">
            <text:p>78</text:p>
          </table:table-cell>
          <table:table-cell table:formula="of:=(256-[.B271])/256" office:value-type="float" office:value="0.6953125" calcext:value-type="float">
            <text:p>0.6953125</text:p>
          </table:table-cell>
          <table:table-cell table:formula="of:=[.A271]/700" office:value-type="float" office:value="0.384285714285714" calcext:value-type="float">
            <text:p>0.38428571428571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81" calcext:value-type="float">
            <text:p>81</text:p>
          </table:table-cell>
          <table:table-cell table:formula="of:=(256-[.B272])/256" office:value-type="float" office:value="0.68359375" calcext:value-type="float">
            <text:p>0.68359375</text:p>
          </table:table-cell>
          <table:table-cell table:formula="of:=[.A272]/700" office:value-type="float" office:value="0.385714285714286" calcext:value-type="float">
            <text:p>0.38571428571428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81" calcext:value-type="float">
            <text:p>81</text:p>
          </table:table-cell>
          <table:table-cell table:formula="of:=(256-[.B273])/256" office:value-type="float" office:value="0.68359375" calcext:value-type="float">
            <text:p>0.68359375</text:p>
          </table:table-cell>
          <table:table-cell table:formula="of:=[.A273]/700" office:value-type="float" office:value="0.387142857142857" calcext:value-type="float">
            <text:p>0.38714285714285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80" calcext:value-type="float">
            <text:p>80</text:p>
          </table:table-cell>
          <table:table-cell table:formula="of:=(256-[.B274])/256" office:value-type="float" office:value="0.6875" calcext:value-type="float">
            <text:p>0.6875</text:p>
          </table:table-cell>
          <table:table-cell table:formula="of:=[.A274]/700" office:value-type="float" office:value="0.388571428571429" calcext:value-type="float">
            <text:p>0.388571428571429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77" calcext:value-type="float">
            <text:p>77</text:p>
          </table:table-cell>
          <table:table-cell table:formula="of:=(256-[.B275])/256" office:value-type="float" office:value="0.69921875" calcext:value-type="float">
            <text:p>0.69921875</text:p>
          </table:table-cell>
          <table:table-cell table:formula="of:=[.A275]/700"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80" calcext:value-type="float">
            <text:p>80</text:p>
          </table:table-cell>
          <table:table-cell table:formula="of:=(256-[.B276])/256" office:value-type="float" office:value="0.6875" calcext:value-type="float">
            <text:p>0.6875</text:p>
          </table:table-cell>
          <table:table-cell table:formula="of:=[.A276]/700" office:value-type="float" office:value="0.391428571428571" calcext:value-type="float">
            <text:p>0.39142857142857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80" calcext:value-type="float">
            <text:p>80</text:p>
          </table:table-cell>
          <table:table-cell table:formula="of:=(256-[.B277])/256" office:value-type="float" office:value="0.6875" calcext:value-type="float">
            <text:p>0.6875</text:p>
          </table:table-cell>
          <table:table-cell table:formula="of:=[.A277]/700" office:value-type="float" office:value="0.392857142857143" calcext:value-type="float">
            <text:p>0.39285714285714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81" calcext:value-type="float">
            <text:p>81</text:p>
          </table:table-cell>
          <table:table-cell table:formula="of:=(256-[.B278])/256" office:value-type="float" office:value="0.68359375" calcext:value-type="float">
            <text:p>0.68359375</text:p>
          </table:table-cell>
          <table:table-cell table:formula="of:=[.A278]/700" office:value-type="float" office:value="0.394285714285714" calcext:value-type="float">
            <text:p>0.39428571428571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85" calcext:value-type="float">
            <text:p>85</text:p>
          </table:table-cell>
          <table:table-cell table:formula="of:=(256-[.B279])/256" office:value-type="float" office:value="0.66796875" calcext:value-type="float">
            <text:p>0.66796875</text:p>
          </table:table-cell>
          <table:table-cell table:formula="of:=[.A279]/700" office:value-type="float" office:value="0.395714285714286" calcext:value-type="float">
            <text:p>0.39571428571428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82" calcext:value-type="float">
            <text:p>82</text:p>
          </table:table-cell>
          <table:table-cell table:formula="of:=(256-[.B280])/256" office:value-type="float" office:value="0.6796875" calcext:value-type="float">
            <text:p>0.6796875</text:p>
          </table:table-cell>
          <table:table-cell table:formula="of:=[.A280]/700" office:value-type="float" office:value="0.397142857142857" calcext:value-type="float">
            <text:p>0.397142857142857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83" calcext:value-type="float">
            <text:p>83</text:p>
          </table:table-cell>
          <table:table-cell table:formula="of:=(256-[.B281])/256" office:value-type="float" office:value="0.67578125" calcext:value-type="float">
            <text:p>0.67578125</text:p>
          </table:table-cell>
          <table:table-cell table:formula="of:=[.A281]/700" office:value-type="float" office:value="0.398571428571429" calcext:value-type="float">
            <text:p>0.39857142857142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84" calcext:value-type="float">
            <text:p>84</text:p>
          </table:table-cell>
          <table:table-cell table:formula="of:=(256-[.B282])/256" office:value-type="float" office:value="0.671875" calcext:value-type="float">
            <text:p>0.671875</text:p>
          </table:table-cell>
          <table:table-cell table:formula="of:=[.A282]/700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4" calcext:value-type="float">
            <text:p>84</text:p>
          </table:table-cell>
          <table:table-cell table:formula="of:=(256-[.B283])/256" office:value-type="float" office:value="0.671875" calcext:value-type="float">
            <text:p>0.671875</text:p>
          </table:table-cell>
          <table:table-cell table:formula="of:=[.A283]/700" office:value-type="float" office:value="0.401428571428571" calcext:value-type="float">
            <text:p>0.40142857142857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84" calcext:value-type="float">
            <text:p>84</text:p>
          </table:table-cell>
          <table:table-cell table:formula="of:=(256-[.B284])/256" office:value-type="float" office:value="0.671875" calcext:value-type="float">
            <text:p>0.671875</text:p>
          </table:table-cell>
          <table:table-cell table:formula="of:=[.A284]/700" office:value-type="float" office:value="0.402857142857143" calcext:value-type="float">
            <text:p>0.402857142857143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83" calcext:value-type="float">
            <text:p>83</text:p>
          </table:table-cell>
          <table:table-cell table:formula="of:=(256-[.B285])/256" office:value-type="float" office:value="0.67578125" calcext:value-type="float">
            <text:p>0.67578125</text:p>
          </table:table-cell>
          <table:table-cell table:formula="of:=[.A285]/700" office:value-type="float" office:value="0.404285714285714" calcext:value-type="float">
            <text:p>0.40428571428571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82" calcext:value-type="float">
            <text:p>82</text:p>
          </table:table-cell>
          <table:table-cell table:formula="of:=(256-[.B286])/256" office:value-type="float" office:value="0.6796875" calcext:value-type="float">
            <text:p>0.6796875</text:p>
          </table:table-cell>
          <table:table-cell table:formula="of:=[.A286]/700" office:value-type="float" office:value="0.405714285714286" calcext:value-type="float">
            <text:p>0.40571428571428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2" calcext:value-type="float">
            <text:p>82</text:p>
          </table:table-cell>
          <table:table-cell table:formula="of:=(256-[.B287])/256" office:value-type="float" office:value="0.6796875" calcext:value-type="float">
            <text:p>0.6796875</text:p>
          </table:table-cell>
          <table:table-cell table:formula="of:=[.A287]/700" office:value-type="float" office:value="0.407142857142857" calcext:value-type="float">
            <text:p>0.40714285714285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80" calcext:value-type="float">
            <text:p>80</text:p>
          </table:table-cell>
          <table:table-cell table:formula="of:=(256-[.B288])/256" office:value-type="float" office:value="0.6875" calcext:value-type="float">
            <text:p>0.6875</text:p>
          </table:table-cell>
          <table:table-cell table:formula="of:=[.A288]/700" office:value-type="float" office:value="0.408571428571429" calcext:value-type="float">
            <text:p>0.408571428571429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84" calcext:value-type="float">
            <text:p>84</text:p>
          </table:table-cell>
          <table:table-cell table:formula="of:=(256-[.B289])/256" office:value-type="float" office:value="0.671875" calcext:value-type="float">
            <text:p>0.671875</text:p>
          </table:table-cell>
          <table:table-cell table:formula="of:=[.A289]/700"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84" calcext:value-type="float">
            <text:p>84</text:p>
          </table:table-cell>
          <table:table-cell table:formula="of:=(256-[.B290])/256" office:value-type="float" office:value="0.671875" calcext:value-type="float">
            <text:p>0.671875</text:p>
          </table:table-cell>
          <table:table-cell table:formula="of:=[.A290]/700" office:value-type="float" office:value="0.411428571428571" calcext:value-type="float">
            <text:p>0.41142857142857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80" calcext:value-type="float">
            <text:p>80</text:p>
          </table:table-cell>
          <table:table-cell table:formula="of:=(256-[.B291])/256" office:value-type="float" office:value="0.6875" calcext:value-type="float">
            <text:p>0.6875</text:p>
          </table:table-cell>
          <table:table-cell table:formula="of:=[.A291]/700" office:value-type="float" office:value="0.412857142857143" calcext:value-type="float">
            <text:p>0.41285714285714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84" calcext:value-type="float">
            <text:p>84</text:p>
          </table:table-cell>
          <table:table-cell table:formula="of:=(256-[.B292])/256" office:value-type="float" office:value="0.671875" calcext:value-type="float">
            <text:p>0.671875</text:p>
          </table:table-cell>
          <table:table-cell table:formula="of:=[.A292]/700" office:value-type="float" office:value="0.414285714285714" calcext:value-type="float">
            <text:p>0.41428571428571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83" calcext:value-type="float">
            <text:p>83</text:p>
          </table:table-cell>
          <table:table-cell table:formula="of:=(256-[.B293])/256" office:value-type="float" office:value="0.67578125" calcext:value-type="float">
            <text:p>0.67578125</text:p>
          </table:table-cell>
          <table:table-cell table:formula="of:=[.A293]/700" office:value-type="float" office:value="0.415714285714286" calcext:value-type="float">
            <text:p>0.41571428571428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85" calcext:value-type="float">
            <text:p>85</text:p>
          </table:table-cell>
          <table:table-cell table:formula="of:=(256-[.B294])/256" office:value-type="float" office:value="0.66796875" calcext:value-type="float">
            <text:p>0.66796875</text:p>
          </table:table-cell>
          <table:table-cell table:formula="of:=[.A294]/700" office:value-type="float" office:value="0.417142857142857" calcext:value-type="float">
            <text:p>0.417142857142857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88" calcext:value-type="float">
            <text:p>88</text:p>
          </table:table-cell>
          <table:table-cell table:formula="of:=(256-[.B295])/256" office:value-type="float" office:value="0.65625" calcext:value-type="float">
            <text:p>0.65625</text:p>
          </table:table-cell>
          <table:table-cell table:formula="of:=[.A295]/700" office:value-type="float" office:value="0.418571428571429" calcext:value-type="float">
            <text:p>0.418571428571429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88" calcext:value-type="float">
            <text:p>88</text:p>
          </table:table-cell>
          <table:table-cell table:formula="of:=(256-[.B296])/256" office:value-type="float" office:value="0.65625" calcext:value-type="float">
            <text:p>0.65625</text:p>
          </table:table-cell>
          <table:table-cell table:formula="of:=[.A296]/700"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87" calcext:value-type="float">
            <text:p>87</text:p>
          </table:table-cell>
          <table:table-cell table:formula="of:=(256-[.B297])/256" office:value-type="float" office:value="0.66015625" calcext:value-type="float">
            <text:p>0.66015625</text:p>
          </table:table-cell>
          <table:table-cell table:formula="of:=[.A297]/700" office:value-type="float" office:value="0.421428571428571" calcext:value-type="float">
            <text:p>0.42142857142857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86" calcext:value-type="float">
            <text:p>86</text:p>
          </table:table-cell>
          <table:table-cell table:formula="of:=(256-[.B298])/256" office:value-type="float" office:value="0.6640625" calcext:value-type="float">
            <text:p>0.6640625</text:p>
          </table:table-cell>
          <table:table-cell table:formula="of:=[.A298]/700" office:value-type="float" office:value="0.422857142857143" calcext:value-type="float">
            <text:p>0.422857142857143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88" calcext:value-type="float">
            <text:p>88</text:p>
          </table:table-cell>
          <table:table-cell table:formula="of:=(256-[.B299])/256" office:value-type="float" office:value="0.65625" calcext:value-type="float">
            <text:p>0.65625</text:p>
          </table:table-cell>
          <table:table-cell table:formula="of:=[.A299]/700" office:value-type="float" office:value="0.424285714285714" calcext:value-type="float">
            <text:p>0.42428571428571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85" calcext:value-type="float">
            <text:p>85</text:p>
          </table:table-cell>
          <table:table-cell table:formula="of:=(256-[.B300])/256" office:value-type="float" office:value="0.66796875" calcext:value-type="float">
            <text:p>0.66796875</text:p>
          </table:table-cell>
          <table:table-cell table:formula="of:=[.A300]/700" office:value-type="float" office:value="0.425714285714286" calcext:value-type="float">
            <text:p>0.425714285714286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85" calcext:value-type="float">
            <text:p>85</text:p>
          </table:table-cell>
          <table:table-cell table:formula="of:=(256-[.B301])/256" office:value-type="float" office:value="0.66796875" calcext:value-type="float">
            <text:p>0.66796875</text:p>
          </table:table-cell>
          <table:table-cell table:formula="of:=[.A301]/700" office:value-type="float" office:value="0.427142857142857" calcext:value-type="float">
            <text:p>0.42714285714285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6" calcext:value-type="float">
            <text:p>86</text:p>
          </table:table-cell>
          <table:table-cell table:formula="of:=(256-[.B302])/256" office:value-type="float" office:value="0.6640625" calcext:value-type="float">
            <text:p>0.6640625</text:p>
          </table:table-cell>
          <table:table-cell table:formula="of:=[.A302]/700" office:value-type="float" office:value="0.428571428571429" calcext:value-type="float">
            <text:p>0.42857142857142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84" calcext:value-type="float">
            <text:p>84</text:p>
          </table:table-cell>
          <table:table-cell table:formula="of:=(256-[.B303])/256" office:value-type="float" office:value="0.671875" calcext:value-type="float">
            <text:p>0.671875</text:p>
          </table:table-cell>
          <table:table-cell table:formula="of:=[.A303]/700"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87" calcext:value-type="float">
            <text:p>87</text:p>
          </table:table-cell>
          <table:table-cell table:formula="of:=(256-[.B304])/256" office:value-type="float" office:value="0.66015625" calcext:value-type="float">
            <text:p>0.66015625</text:p>
          </table:table-cell>
          <table:table-cell table:formula="of:=[.A304]/700" office:value-type="float" office:value="0.431428571428571" calcext:value-type="float">
            <text:p>0.43142857142857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86" calcext:value-type="float">
            <text:p>86</text:p>
          </table:table-cell>
          <table:table-cell table:formula="of:=(256-[.B305])/256" office:value-type="float" office:value="0.6640625" calcext:value-type="float">
            <text:p>0.6640625</text:p>
          </table:table-cell>
          <table:table-cell table:formula="of:=[.A305]/700" office:value-type="float" office:value="0.432857142857143" calcext:value-type="float">
            <text:p>0.43285714285714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86" calcext:value-type="float">
            <text:p>86</text:p>
          </table:table-cell>
          <table:table-cell table:formula="of:=(256-[.B306])/256" office:value-type="float" office:value="0.6640625" calcext:value-type="float">
            <text:p>0.6640625</text:p>
          </table:table-cell>
          <table:table-cell table:formula="of:=[.A306]/700" office:value-type="float" office:value="0.434285714285714" calcext:value-type="float">
            <text:p>0.43428571428571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81" calcext:value-type="float">
            <text:p>81</text:p>
          </table:table-cell>
          <table:table-cell table:formula="of:=(256-[.B307])/256" office:value-type="float" office:value="0.68359375" calcext:value-type="float">
            <text:p>0.68359375</text:p>
          </table:table-cell>
          <table:table-cell table:formula="of:=[.A307]/700" office:value-type="float" office:value="0.435714285714286" calcext:value-type="float">
            <text:p>0.435714285714286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80" calcext:value-type="float">
            <text:p>80</text:p>
          </table:table-cell>
          <table:table-cell table:formula="of:=(256-[.B308])/256" office:value-type="float" office:value="0.6875" calcext:value-type="float">
            <text:p>0.6875</text:p>
          </table:table-cell>
          <table:table-cell table:formula="of:=[.A308]/700" office:value-type="float" office:value="0.437142857142857" calcext:value-type="float">
            <text:p>0.437142857142857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81" calcext:value-type="float">
            <text:p>81</text:p>
          </table:table-cell>
          <table:table-cell table:formula="of:=(256-[.B309])/256" office:value-type="float" office:value="0.68359375" calcext:value-type="float">
            <text:p>0.68359375</text:p>
          </table:table-cell>
          <table:table-cell table:formula="of:=[.A309]/700" office:value-type="float" office:value="0.438571428571429" calcext:value-type="float">
            <text:p>0.438571428571429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0" calcext:value-type="float">
            <text:p>80</text:p>
          </table:table-cell>
          <table:table-cell table:formula="of:=(256-[.B310])/256" office:value-type="float" office:value="0.6875" calcext:value-type="float">
            <text:p>0.6875</text:p>
          </table:table-cell>
          <table:table-cell table:formula="of:=[.A310]/700"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83" calcext:value-type="float">
            <text:p>83</text:p>
          </table:table-cell>
          <table:table-cell table:formula="of:=(256-[.B311])/256" office:value-type="float" office:value="0.67578125" calcext:value-type="float">
            <text:p>0.67578125</text:p>
          </table:table-cell>
          <table:table-cell table:formula="of:=[.A311]/700" office:value-type="float" office:value="0.441428571428571" calcext:value-type="float">
            <text:p>0.44142857142857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85" calcext:value-type="float">
            <text:p>85</text:p>
          </table:table-cell>
          <table:table-cell table:formula="of:=(256-[.B312])/256" office:value-type="float" office:value="0.66796875" calcext:value-type="float">
            <text:p>0.66796875</text:p>
          </table:table-cell>
          <table:table-cell table:formula="of:=[.A312]/700" office:value-type="float" office:value="0.442857142857143" calcext:value-type="float">
            <text:p>0.44285714285714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84" calcext:value-type="float">
            <text:p>84</text:p>
          </table:table-cell>
          <table:table-cell table:formula="of:=(256-[.B313])/256" office:value-type="float" office:value="0.671875" calcext:value-type="float">
            <text:p>0.671875</text:p>
          </table:table-cell>
          <table:table-cell table:formula="of:=[.A313]/700" office:value-type="float" office:value="0.444285714285714" calcext:value-type="float">
            <text:p>0.44428571428571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2" calcext:value-type="float">
            <text:p>82</text:p>
          </table:table-cell>
          <table:table-cell table:formula="of:=(256-[.B314])/256" office:value-type="float" office:value="0.6796875" calcext:value-type="float">
            <text:p>0.6796875</text:p>
          </table:table-cell>
          <table:table-cell table:formula="of:=[.A314]/700" office:value-type="float" office:value="0.445714285714286" calcext:value-type="float">
            <text:p>0.445714285714286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82" calcext:value-type="float">
            <text:p>82</text:p>
          </table:table-cell>
          <table:table-cell table:formula="of:=(256-[.B315])/256" office:value-type="float" office:value="0.6796875" calcext:value-type="float">
            <text:p>0.6796875</text:p>
          </table:table-cell>
          <table:table-cell table:formula="of:=[.A315]/700" office:value-type="float" office:value="0.447142857142857" calcext:value-type="float">
            <text:p>0.447142857142857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82" calcext:value-type="float">
            <text:p>82</text:p>
          </table:table-cell>
          <table:table-cell table:formula="of:=(256-[.B316])/256" office:value-type="float" office:value="0.6796875" calcext:value-type="float">
            <text:p>0.6796875</text:p>
          </table:table-cell>
          <table:table-cell table:formula="of:=[.A316]/700" office:value-type="float" office:value="0.448571428571429" calcext:value-type="float">
            <text:p>0.448571428571429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82" calcext:value-type="float">
            <text:p>82</text:p>
          </table:table-cell>
          <table:table-cell table:formula="of:=(256-[.B317])/256" office:value-type="float" office:value="0.6796875" calcext:value-type="float">
            <text:p>0.6796875</text:p>
          </table:table-cell>
          <table:table-cell table:formula="of:=[.A317]/700"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82" calcext:value-type="float">
            <text:p>82</text:p>
          </table:table-cell>
          <table:table-cell table:formula="of:=(256-[.B318])/256" office:value-type="float" office:value="0.6796875" calcext:value-type="float">
            <text:p>0.6796875</text:p>
          </table:table-cell>
          <table:table-cell table:formula="of:=[.A318]/700" office:value-type="float" office:value="0.451428571428571" calcext:value-type="float">
            <text:p>0.45142857142857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80" calcext:value-type="float">
            <text:p>80</text:p>
          </table:table-cell>
          <table:table-cell table:formula="of:=(256-[.B319])/256" office:value-type="float" office:value="0.6875" calcext:value-type="float">
            <text:p>0.6875</text:p>
          </table:table-cell>
          <table:table-cell table:formula="of:=[.A319]/700" office:value-type="float" office:value="0.452857142857143" calcext:value-type="float">
            <text:p>0.452857142857143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80" calcext:value-type="float">
            <text:p>80</text:p>
          </table:table-cell>
          <table:table-cell table:formula="of:=(256-[.B320])/256" office:value-type="float" office:value="0.6875" calcext:value-type="float">
            <text:p>0.6875</text:p>
          </table:table-cell>
          <table:table-cell table:formula="of:=[.A320]/700" office:value-type="float" office:value="0.454285714285714" calcext:value-type="float">
            <text:p>0.454285714285714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78" calcext:value-type="float">
            <text:p>78</text:p>
          </table:table-cell>
          <table:table-cell table:formula="of:=(256-[.B321])/256" office:value-type="float" office:value="0.6953125" calcext:value-type="float">
            <text:p>0.6953125</text:p>
          </table:table-cell>
          <table:table-cell table:formula="of:=[.A321]/700" office:value-type="float" office:value="0.455714285714286" calcext:value-type="float">
            <text:p>0.45571428571428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79" calcext:value-type="float">
            <text:p>79</text:p>
          </table:table-cell>
          <table:table-cell table:formula="of:=(256-[.B322])/256" office:value-type="float" office:value="0.69140625" calcext:value-type="float">
            <text:p>0.69140625</text:p>
          </table:table-cell>
          <table:table-cell table:formula="of:=[.A322]/700" office:value-type="float" office:value="0.457142857142857" calcext:value-type="float">
            <text:p>0.457142857142857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79" calcext:value-type="float">
            <text:p>79</text:p>
          </table:table-cell>
          <table:table-cell table:formula="of:=(256-[.B323])/256" office:value-type="float" office:value="0.69140625" calcext:value-type="float">
            <text:p>0.69140625</text:p>
          </table:table-cell>
          <table:table-cell table:formula="of:=[.A323]/700" office:value-type="float" office:value="0.458571428571429" calcext:value-type="float">
            <text:p>0.45857142857142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81" calcext:value-type="float">
            <text:p>81</text:p>
          </table:table-cell>
          <table:table-cell table:formula="of:=(256-[.B324])/256" office:value-type="float" office:value="0.68359375" calcext:value-type="float">
            <text:p>0.68359375</text:p>
          </table:table-cell>
          <table:table-cell table:formula="of:=[.A324]/700"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80" calcext:value-type="float">
            <text:p>80</text:p>
          </table:table-cell>
          <table:table-cell table:formula="of:=(256-[.B325])/256" office:value-type="float" office:value="0.6875" calcext:value-type="float">
            <text:p>0.6875</text:p>
          </table:table-cell>
          <table:table-cell table:formula="of:=[.A325]/700" office:value-type="float" office:value="0.461428571428571" calcext:value-type="float">
            <text:p>0.46142857142857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82" calcext:value-type="float">
            <text:p>82</text:p>
          </table:table-cell>
          <table:table-cell table:formula="of:=(256-[.B326])/256" office:value-type="float" office:value="0.6796875" calcext:value-type="float">
            <text:p>0.6796875</text:p>
          </table:table-cell>
          <table:table-cell table:formula="of:=[.A326]/700" office:value-type="float" office:value="0.462857142857143" calcext:value-type="float">
            <text:p>0.46285714285714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79" calcext:value-type="float">
            <text:p>79</text:p>
          </table:table-cell>
          <table:table-cell table:formula="of:=(256-[.B327])/256" office:value-type="float" office:value="0.69140625" calcext:value-type="float">
            <text:p>0.69140625</text:p>
          </table:table-cell>
          <table:table-cell table:formula="of:=[.A327]/700" office:value-type="float" office:value="0.464285714285714" calcext:value-type="float">
            <text:p>0.464285714285714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80" calcext:value-type="float">
            <text:p>80</text:p>
          </table:table-cell>
          <table:table-cell table:formula="of:=(256-[.B328])/256" office:value-type="float" office:value="0.6875" calcext:value-type="float">
            <text:p>0.6875</text:p>
          </table:table-cell>
          <table:table-cell table:formula="of:=[.A328]/700" office:value-type="float" office:value="0.465714285714286" calcext:value-type="float">
            <text:p>0.46571428571428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81" calcext:value-type="float">
            <text:p>81</text:p>
          </table:table-cell>
          <table:table-cell table:formula="of:=(256-[.B329])/256" office:value-type="float" office:value="0.68359375" calcext:value-type="float">
            <text:p>0.68359375</text:p>
          </table:table-cell>
          <table:table-cell table:formula="of:=[.A329]/700" office:value-type="float" office:value="0.467142857142857" calcext:value-type="float">
            <text:p>0.46714285714285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76" calcext:value-type="float">
            <text:p>76</text:p>
          </table:table-cell>
          <table:table-cell table:formula="of:=(256-[.B330])/256" office:value-type="float" office:value="0.703125" calcext:value-type="float">
            <text:p>0.703125</text:p>
          </table:table-cell>
          <table:table-cell table:formula="of:=[.A330]/700" office:value-type="float" office:value="0.468571428571429" calcext:value-type="float">
            <text:p>0.468571428571429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74" calcext:value-type="float">
            <text:p>74</text:p>
          </table:table-cell>
          <table:table-cell table:formula="of:=(256-[.B331])/256" office:value-type="float" office:value="0.7109375" calcext:value-type="float">
            <text:p>0.7109375</text:p>
          </table:table-cell>
          <table:table-cell table:formula="of:=[.A331]/700"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75" calcext:value-type="float">
            <text:p>75</text:p>
          </table:table-cell>
          <table:table-cell table:formula="of:=(256-[.B332])/256" office:value-type="float" office:value="0.70703125" calcext:value-type="float">
            <text:p>0.70703125</text:p>
          </table:table-cell>
          <table:table-cell table:formula="of:=[.A332]/700" office:value-type="float" office:value="0.471428571428571" calcext:value-type="float">
            <text:p>0.47142857142857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75" calcext:value-type="float">
            <text:p>75</text:p>
          </table:table-cell>
          <table:table-cell table:formula="of:=(256-[.B333])/256" office:value-type="float" office:value="0.70703125" calcext:value-type="float">
            <text:p>0.70703125</text:p>
          </table:table-cell>
          <table:table-cell table:formula="of:=[.A333]/700" office:value-type="float" office:value="0.472857142857143" calcext:value-type="float">
            <text:p>0.472857142857143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75" calcext:value-type="float">
            <text:p>75</text:p>
          </table:table-cell>
          <table:table-cell table:formula="of:=(256-[.B334])/256" office:value-type="float" office:value="0.70703125" calcext:value-type="float">
            <text:p>0.70703125</text:p>
          </table:table-cell>
          <table:table-cell table:formula="of:=[.A334]/700" office:value-type="float" office:value="0.474285714285714" calcext:value-type="float">
            <text:p>0.47428571428571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76" calcext:value-type="float">
            <text:p>76</text:p>
          </table:table-cell>
          <table:table-cell table:formula="of:=(256-[.B335])/256" office:value-type="float" office:value="0.703125" calcext:value-type="float">
            <text:p>0.703125</text:p>
          </table:table-cell>
          <table:table-cell table:formula="of:=[.A335]/700" office:value-type="float" office:value="0.475714285714286" calcext:value-type="float">
            <text:p>0.47571428571428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76" calcext:value-type="float">
            <text:p>76</text:p>
          </table:table-cell>
          <table:table-cell table:formula="of:=(256-[.B336])/256" office:value-type="float" office:value="0.703125" calcext:value-type="float">
            <text:p>0.703125</text:p>
          </table:table-cell>
          <table:table-cell table:formula="of:=[.A336]/700" office:value-type="float" office:value="0.477142857142857" calcext:value-type="float">
            <text:p>0.477142857142857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76" calcext:value-type="float">
            <text:p>76</text:p>
          </table:table-cell>
          <table:table-cell table:formula="of:=(256-[.B337])/256" office:value-type="float" office:value="0.703125" calcext:value-type="float">
            <text:p>0.703125</text:p>
          </table:table-cell>
          <table:table-cell table:formula="of:=[.A337]/700" office:value-type="float" office:value="0.478571428571429" calcext:value-type="float">
            <text:p>0.478571428571429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78" calcext:value-type="float">
            <text:p>78</text:p>
          </table:table-cell>
          <table:table-cell table:formula="of:=(256-[.B338])/256" office:value-type="float" office:value="0.6953125" calcext:value-type="float">
            <text:p>0.6953125</text:p>
          </table:table-cell>
          <table:table-cell table:formula="of:=[.A338]/700"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77" calcext:value-type="float">
            <text:p>77</text:p>
          </table:table-cell>
          <table:table-cell table:formula="of:=(256-[.B339])/256" office:value-type="float" office:value="0.69921875" calcext:value-type="float">
            <text:p>0.69921875</text:p>
          </table:table-cell>
          <table:table-cell table:formula="of:=[.A339]/700" office:value-type="float" office:value="0.481428571428571" calcext:value-type="float">
            <text:p>0.48142857142857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79" calcext:value-type="float">
            <text:p>79</text:p>
          </table:table-cell>
          <table:table-cell table:formula="of:=(256-[.B340])/256" office:value-type="float" office:value="0.69140625" calcext:value-type="float">
            <text:p>0.69140625</text:p>
          </table:table-cell>
          <table:table-cell table:formula="of:=[.A340]/700" office:value-type="float" office:value="0.482857142857143" calcext:value-type="float">
            <text:p>0.482857142857143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75" calcext:value-type="float">
            <text:p>75</text:p>
          </table:table-cell>
          <table:table-cell table:formula="of:=(256-[.B341])/256" office:value-type="float" office:value="0.70703125" calcext:value-type="float">
            <text:p>0.70703125</text:p>
          </table:table-cell>
          <table:table-cell table:formula="of:=[.A341]/700" office:value-type="float" office:value="0.484285714285714" calcext:value-type="float">
            <text:p>0.48428571428571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75" calcext:value-type="float">
            <text:p>75</text:p>
          </table:table-cell>
          <table:table-cell table:formula="of:=(256-[.B342])/256" office:value-type="float" office:value="0.70703125" calcext:value-type="float">
            <text:p>0.70703125</text:p>
          </table:table-cell>
          <table:table-cell table:formula="of:=[.A342]/700" office:value-type="float" office:value="0.485714285714286" calcext:value-type="float">
            <text:p>0.485714285714286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4" calcext:value-type="float">
            <text:p>74</text:p>
          </table:table-cell>
          <table:table-cell table:formula="of:=(256-[.B343])/256" office:value-type="float" office:value="0.7109375" calcext:value-type="float">
            <text:p>0.7109375</text:p>
          </table:table-cell>
          <table:table-cell table:formula="of:=[.A343]/700" office:value-type="float" office:value="0.487142857142857" calcext:value-type="float">
            <text:p>0.487142857142857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74" calcext:value-type="float">
            <text:p>74</text:p>
          </table:table-cell>
          <table:table-cell table:formula="of:=(256-[.B344])/256" office:value-type="float" office:value="0.7109375" calcext:value-type="float">
            <text:p>0.7109375</text:p>
          </table:table-cell>
          <table:table-cell table:formula="of:=[.A344]/700" office:value-type="float" office:value="0.488571428571429" calcext:value-type="float">
            <text:p>0.48857142857142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73" calcext:value-type="float">
            <text:p>73</text:p>
          </table:table-cell>
          <table:table-cell table:formula="of:=(256-[.B345])/256" office:value-type="float" office:value="0.71484375" calcext:value-type="float">
            <text:p>0.71484375</text:p>
          </table:table-cell>
          <table:table-cell table:formula="of:=[.A345]/700"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71" calcext:value-type="float">
            <text:p>71</text:p>
          </table:table-cell>
          <table:table-cell table:formula="of:=(256-[.B346])/256" office:value-type="float" office:value="0.72265625" calcext:value-type="float">
            <text:p>0.72265625</text:p>
          </table:table-cell>
          <table:table-cell table:formula="of:=[.A346]/700" office:value-type="float" office:value="0.491428571428571" calcext:value-type="float">
            <text:p>0.49142857142857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71" calcext:value-type="float">
            <text:p>71</text:p>
          </table:table-cell>
          <table:table-cell table:formula="of:=(256-[.B347])/256" office:value-type="float" office:value="0.72265625" calcext:value-type="float">
            <text:p>0.72265625</text:p>
          </table:table-cell>
          <table:table-cell table:formula="of:=[.A347]/700" office:value-type="float" office:value="0.492857142857143" calcext:value-type="float">
            <text:p>0.492857142857143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72" calcext:value-type="float">
            <text:p>72</text:p>
          </table:table-cell>
          <table:table-cell table:formula="of:=(256-[.B348])/256" office:value-type="float" office:value="0.71875" calcext:value-type="float">
            <text:p>0.71875</text:p>
          </table:table-cell>
          <table:table-cell table:formula="of:=[.A348]/700" office:value-type="float" office:value="0.494285714285714" calcext:value-type="float">
            <text:p>0.494285714285714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72" calcext:value-type="float">
            <text:p>72</text:p>
          </table:table-cell>
          <table:table-cell table:formula="of:=(256-[.B349])/256" office:value-type="float" office:value="0.71875" calcext:value-type="float">
            <text:p>0.71875</text:p>
          </table:table-cell>
          <table:table-cell table:formula="of:=[.A349]/700" office:value-type="float" office:value="0.495714285714286" calcext:value-type="float">
            <text:p>0.495714285714286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70" calcext:value-type="float">
            <text:p>70</text:p>
          </table:table-cell>
          <table:table-cell table:formula="of:=(256-[.B350])/256" office:value-type="float" office:value="0.7265625" calcext:value-type="float">
            <text:p>0.7265625</text:p>
          </table:table-cell>
          <table:table-cell table:formula="of:=[.A350]/700" office:value-type="float" office:value="0.497142857142857" calcext:value-type="float">
            <text:p>0.497142857142857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75" calcext:value-type="float">
            <text:p>75</text:p>
          </table:table-cell>
          <table:table-cell table:formula="of:=(256-[.B351])/256" office:value-type="float" office:value="0.70703125" calcext:value-type="float">
            <text:p>0.70703125</text:p>
          </table:table-cell>
          <table:table-cell table:formula="of:=[.A351]/700" office:value-type="float" office:value="0.498571428571429" calcext:value-type="float">
            <text:p>0.49857142857142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75" calcext:value-type="float">
            <text:p>75</text:p>
          </table:table-cell>
          <table:table-cell table:formula="of:=(256-[.B352])/256" office:value-type="float" office:value="0.70703125" calcext:value-type="float">
            <text:p>0.70703125</text:p>
          </table:table-cell>
          <table:table-cell table:formula="of:=[.A352]/700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75" calcext:value-type="float">
            <text:p>75</text:p>
          </table:table-cell>
          <table:table-cell table:formula="of:=(256-[.B353])/256" office:value-type="float" office:value="0.70703125" calcext:value-type="float">
            <text:p>0.70703125</text:p>
          </table:table-cell>
          <table:table-cell table:formula="of:=[.A353]/700" office:value-type="float" office:value="0.501428571428571" calcext:value-type="float">
            <text:p>0.50142857142857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72" calcext:value-type="float">
            <text:p>72</text:p>
          </table:table-cell>
          <table:table-cell table:formula="of:=(256-[.B354])/256" office:value-type="float" office:value="0.71875" calcext:value-type="float">
            <text:p>0.71875</text:p>
          </table:table-cell>
          <table:table-cell table:formula="of:=[.A354]/700" office:value-type="float" office:value="0.502857142857143" calcext:value-type="float">
            <text:p>0.502857142857143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73" calcext:value-type="float">
            <text:p>73</text:p>
          </table:table-cell>
          <table:table-cell table:formula="of:=(256-[.B355])/256" office:value-type="float" office:value="0.71484375" calcext:value-type="float">
            <text:p>0.71484375</text:p>
          </table:table-cell>
          <table:table-cell table:formula="of:=[.A355]/700" office:value-type="float" office:value="0.504285714285714" calcext:value-type="float">
            <text:p>0.504285714285714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73" calcext:value-type="float">
            <text:p>73</text:p>
          </table:table-cell>
          <table:table-cell table:formula="of:=(256-[.B356])/256" office:value-type="float" office:value="0.71484375" calcext:value-type="float">
            <text:p>0.71484375</text:p>
          </table:table-cell>
          <table:table-cell table:formula="of:=[.A356]/700" office:value-type="float" office:value="0.505714285714286" calcext:value-type="float">
            <text:p>0.505714285714286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72" calcext:value-type="float">
            <text:p>72</text:p>
          </table:table-cell>
          <table:table-cell table:formula="of:=(256-[.B357])/256" office:value-type="float" office:value="0.71875" calcext:value-type="float">
            <text:p>0.71875</text:p>
          </table:table-cell>
          <table:table-cell table:formula="of:=[.A357]/700" office:value-type="float" office:value="0.507142857142857" calcext:value-type="float">
            <text:p>0.507142857142857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74" calcext:value-type="float">
            <text:p>74</text:p>
          </table:table-cell>
          <table:table-cell table:formula="of:=(256-[.B358])/256" office:value-type="float" office:value="0.7109375" calcext:value-type="float">
            <text:p>0.7109375</text:p>
          </table:table-cell>
          <table:table-cell table:formula="of:=[.A358]/700" office:value-type="float" office:value="0.508571428571429" calcext:value-type="float">
            <text:p>0.508571428571429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76" calcext:value-type="float">
            <text:p>76</text:p>
          </table:table-cell>
          <table:table-cell table:formula="of:=(256-[.B359])/256" office:value-type="float" office:value="0.703125" calcext:value-type="float">
            <text:p>0.703125</text:p>
          </table:table-cell>
          <table:table-cell table:formula="of:=[.A359]/700"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76" calcext:value-type="float">
            <text:p>76</text:p>
          </table:table-cell>
          <table:table-cell table:formula="of:=(256-[.B360])/256" office:value-type="float" office:value="0.703125" calcext:value-type="float">
            <text:p>0.703125</text:p>
          </table:table-cell>
          <table:table-cell table:formula="of:=[.A360]/700" office:value-type="float" office:value="0.511428571428571" calcext:value-type="float">
            <text:p>0.51142857142857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74" calcext:value-type="float">
            <text:p>74</text:p>
          </table:table-cell>
          <table:table-cell table:formula="of:=(256-[.B361])/256" office:value-type="float" office:value="0.7109375" calcext:value-type="float">
            <text:p>0.7109375</text:p>
          </table:table-cell>
          <table:table-cell table:formula="of:=[.A361]/700" office:value-type="float" office:value="0.512857142857143" calcext:value-type="float">
            <text:p>0.51285714285714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77" calcext:value-type="float">
            <text:p>77</text:p>
          </table:table-cell>
          <table:table-cell table:formula="of:=(256-[.B362])/256" office:value-type="float" office:value="0.69921875" calcext:value-type="float">
            <text:p>0.69921875</text:p>
          </table:table-cell>
          <table:table-cell table:formula="of:=[.A362]/700" office:value-type="float" office:value="0.514285714285714" calcext:value-type="float">
            <text:p>0.514285714285714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78" calcext:value-type="float">
            <text:p>78</text:p>
          </table:table-cell>
          <table:table-cell table:formula="of:=(256-[.B363])/256" office:value-type="float" office:value="0.6953125" calcext:value-type="float">
            <text:p>0.6953125</text:p>
          </table:table-cell>
          <table:table-cell table:formula="of:=[.A363]/700" office:value-type="float" office:value="0.515714285714286" calcext:value-type="float">
            <text:p>0.515714285714286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75" calcext:value-type="float">
            <text:p>75</text:p>
          </table:table-cell>
          <table:table-cell table:formula="of:=(256-[.B364])/256" office:value-type="float" office:value="0.70703125" calcext:value-type="float">
            <text:p>0.70703125</text:p>
          </table:table-cell>
          <table:table-cell table:formula="of:=[.A364]/700" office:value-type="float" office:value="0.517142857142857" calcext:value-type="float">
            <text:p>0.517142857142857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73" calcext:value-type="float">
            <text:p>73</text:p>
          </table:table-cell>
          <table:table-cell table:formula="of:=(256-[.B365])/256" office:value-type="float" office:value="0.71484375" calcext:value-type="float">
            <text:p>0.71484375</text:p>
          </table:table-cell>
          <table:table-cell table:formula="of:=[.A365]/700" office:value-type="float" office:value="0.518571428571429" calcext:value-type="float">
            <text:p>0.518571428571429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74" calcext:value-type="float">
            <text:p>74</text:p>
          </table:table-cell>
          <table:table-cell table:formula="of:=(256-[.B366])/256" office:value-type="float" office:value="0.7109375" calcext:value-type="float">
            <text:p>0.7109375</text:p>
          </table:table-cell>
          <table:table-cell table:formula="of:=[.A366]/700"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72" calcext:value-type="float">
            <text:p>72</text:p>
          </table:table-cell>
          <table:table-cell table:formula="of:=(256-[.B367])/256" office:value-type="float" office:value="0.71875" calcext:value-type="float">
            <text:p>0.71875</text:p>
          </table:table-cell>
          <table:table-cell table:formula="of:=[.A367]/700" office:value-type="float" office:value="0.521428571428571" calcext:value-type="float">
            <text:p>0.52142857142857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67" calcext:value-type="float">
            <text:p>67</text:p>
          </table:table-cell>
          <table:table-cell table:formula="of:=(256-[.B368])/256" office:value-type="float" office:value="0.73828125" calcext:value-type="float">
            <text:p>0.73828125</text:p>
          </table:table-cell>
          <table:table-cell table:formula="of:=[.A368]/700" office:value-type="float" office:value="0.522857142857143" calcext:value-type="float">
            <text:p>0.522857142857143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66" calcext:value-type="float">
            <text:p>66</text:p>
          </table:table-cell>
          <table:table-cell table:formula="of:=(256-[.B369])/256" office:value-type="float" office:value="0.7421875" calcext:value-type="float">
            <text:p>0.7421875</text:p>
          </table:table-cell>
          <table:table-cell table:formula="of:=[.A369]/700" office:value-type="float" office:value="0.524285714285714" calcext:value-type="float">
            <text:p>0.524285714285714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70" calcext:value-type="float">
            <text:p>70</text:p>
          </table:table-cell>
          <table:table-cell table:formula="of:=(256-[.B370])/256" office:value-type="float" office:value="0.7265625" calcext:value-type="float">
            <text:p>0.7265625</text:p>
          </table:table-cell>
          <table:table-cell table:formula="of:=[.A370]/700" office:value-type="float" office:value="0.525714285714286" calcext:value-type="float">
            <text:p>0.525714285714286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69" calcext:value-type="float">
            <text:p>69</text:p>
          </table:table-cell>
          <table:table-cell table:formula="of:=(256-[.B371])/256" office:value-type="float" office:value="0.73046875" calcext:value-type="float">
            <text:p>0.73046875</text:p>
          </table:table-cell>
          <table:table-cell table:formula="of:=[.A371]/700" office:value-type="float" office:value="0.527142857142857" calcext:value-type="float">
            <text:p>0.52714285714285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70" calcext:value-type="float">
            <text:p>70</text:p>
          </table:table-cell>
          <table:table-cell table:formula="of:=(256-[.B372])/256" office:value-type="float" office:value="0.7265625" calcext:value-type="float">
            <text:p>0.7265625</text:p>
          </table:table-cell>
          <table:table-cell table:formula="of:=[.A372]/700" office:value-type="float" office:value="0.528571428571429" calcext:value-type="float">
            <text:p>0.528571428571429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69" calcext:value-type="float">
            <text:p>69</text:p>
          </table:table-cell>
          <table:table-cell table:formula="of:=(256-[.B373])/256" office:value-type="float" office:value="0.73046875" calcext:value-type="float">
            <text:p>0.73046875</text:p>
          </table:table-cell>
          <table:table-cell table:formula="of:=[.A373]/700"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70" calcext:value-type="float">
            <text:p>70</text:p>
          </table:table-cell>
          <table:table-cell table:formula="of:=(256-[.B374])/256" office:value-type="float" office:value="0.7265625" calcext:value-type="float">
            <text:p>0.7265625</text:p>
          </table:table-cell>
          <table:table-cell table:formula="of:=[.A374]/700" office:value-type="float" office:value="0.531428571428571" calcext:value-type="float">
            <text:p>0.53142857142857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71" calcext:value-type="float">
            <text:p>71</text:p>
          </table:table-cell>
          <table:table-cell table:formula="of:=(256-[.B375])/256" office:value-type="float" office:value="0.72265625" calcext:value-type="float">
            <text:p>0.72265625</text:p>
          </table:table-cell>
          <table:table-cell table:formula="of:=[.A375]/700" office:value-type="float" office:value="0.532857142857143" calcext:value-type="float">
            <text:p>0.532857142857143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70" calcext:value-type="float">
            <text:p>70</text:p>
          </table:table-cell>
          <table:table-cell table:formula="of:=(256-[.B376])/256" office:value-type="float" office:value="0.7265625" calcext:value-type="float">
            <text:p>0.7265625</text:p>
          </table:table-cell>
          <table:table-cell table:formula="of:=[.A376]/700" office:value-type="float" office:value="0.534285714285714" calcext:value-type="float">
            <text:p>0.53428571428571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70" calcext:value-type="float">
            <text:p>70</text:p>
          </table:table-cell>
          <table:table-cell table:formula="of:=(256-[.B377])/256" office:value-type="float" office:value="0.7265625" calcext:value-type="float">
            <text:p>0.7265625</text:p>
          </table:table-cell>
          <table:table-cell table:formula="of:=[.A377]/700" office:value-type="float" office:value="0.535714285714286" calcext:value-type="float">
            <text:p>0.535714285714286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68" calcext:value-type="float">
            <text:p>68</text:p>
          </table:table-cell>
          <table:table-cell table:formula="of:=(256-[.B378])/256" office:value-type="float" office:value="0.734375" calcext:value-type="float">
            <text:p>0.734375</text:p>
          </table:table-cell>
          <table:table-cell table:formula="of:=[.A378]/700" office:value-type="float" office:value="0.537142857142857" calcext:value-type="float">
            <text:p>0.537142857142857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71" calcext:value-type="float">
            <text:p>71</text:p>
          </table:table-cell>
          <table:table-cell table:formula="of:=(256-[.B379])/256" office:value-type="float" office:value="0.72265625" calcext:value-type="float">
            <text:p>0.72265625</text:p>
          </table:table-cell>
          <table:table-cell table:formula="of:=[.A379]/700" office:value-type="float" office:value="0.538571428571429" calcext:value-type="float">
            <text:p>0.538571428571429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71" calcext:value-type="float">
            <text:p>71</text:p>
          </table:table-cell>
          <table:table-cell table:formula="of:=(256-[.B380])/256" office:value-type="float" office:value="0.72265625" calcext:value-type="float">
            <text:p>0.72265625</text:p>
          </table:table-cell>
          <table:table-cell table:formula="of:=[.A380]/700"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74" calcext:value-type="float">
            <text:p>74</text:p>
          </table:table-cell>
          <table:table-cell table:formula="of:=(256-[.B381])/256" office:value-type="float" office:value="0.7109375" calcext:value-type="float">
            <text:p>0.7109375</text:p>
          </table:table-cell>
          <table:table-cell table:formula="of:=[.A381]/700" office:value-type="float" office:value="0.541428571428571" calcext:value-type="float">
            <text:p>0.54142857142857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73" calcext:value-type="float">
            <text:p>73</text:p>
          </table:table-cell>
          <table:table-cell table:formula="of:=(256-[.B382])/256" office:value-type="float" office:value="0.71484375" calcext:value-type="float">
            <text:p>0.71484375</text:p>
          </table:table-cell>
          <table:table-cell table:formula="of:=[.A382]/700" office:value-type="float" office:value="0.542857142857143" calcext:value-type="float">
            <text:p>0.542857142857143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71" calcext:value-type="float">
            <text:p>71</text:p>
          </table:table-cell>
          <table:table-cell table:formula="of:=(256-[.B383])/256" office:value-type="float" office:value="0.72265625" calcext:value-type="float">
            <text:p>0.72265625</text:p>
          </table:table-cell>
          <table:table-cell table:formula="of:=[.A383]/700" office:value-type="float" office:value="0.544285714285714" calcext:value-type="float">
            <text:p>0.544285714285714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69" calcext:value-type="float">
            <text:p>69</text:p>
          </table:table-cell>
          <table:table-cell table:formula="of:=(256-[.B384])/256" office:value-type="float" office:value="0.73046875" calcext:value-type="float">
            <text:p>0.73046875</text:p>
          </table:table-cell>
          <table:table-cell table:formula="of:=[.A384]/700" office:value-type="float" office:value="0.545714285714286" calcext:value-type="float">
            <text:p>0.545714285714286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69" calcext:value-type="float">
            <text:p>69</text:p>
          </table:table-cell>
          <table:table-cell table:formula="of:=(256-[.B385])/256" office:value-type="float" office:value="0.73046875" calcext:value-type="float">
            <text:p>0.73046875</text:p>
          </table:table-cell>
          <table:table-cell table:formula="of:=[.A385]/700" office:value-type="float" office:value="0.547142857142857" calcext:value-type="float">
            <text:p>0.547142857142857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70" calcext:value-type="float">
            <text:p>70</text:p>
          </table:table-cell>
          <table:table-cell table:formula="of:=(256-[.B386])/256" office:value-type="float" office:value="0.7265625" calcext:value-type="float">
            <text:p>0.7265625</text:p>
          </table:table-cell>
          <table:table-cell table:formula="of:=[.A386]/700" office:value-type="float" office:value="0.548571428571429" calcext:value-type="float">
            <text:p>0.548571428571429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70" calcext:value-type="float">
            <text:p>70</text:p>
          </table:table-cell>
          <table:table-cell table:formula="of:=(256-[.B387])/256" office:value-type="float" office:value="0.7265625" calcext:value-type="float">
            <text:p>0.7265625</text:p>
          </table:table-cell>
          <table:table-cell table:formula="of:=[.A387]/700"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70" calcext:value-type="float">
            <text:p>70</text:p>
          </table:table-cell>
          <table:table-cell table:formula="of:=(256-[.B388])/256" office:value-type="float" office:value="0.7265625" calcext:value-type="float">
            <text:p>0.7265625</text:p>
          </table:table-cell>
          <table:table-cell table:formula="of:=[.A388]/700" office:value-type="float" office:value="0.551428571428571" calcext:value-type="float">
            <text:p>0.55142857142857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7" calcext:value-type="float">
            <text:p>67</text:p>
          </table:table-cell>
          <table:table-cell table:formula="of:=(256-[.B389])/256" office:value-type="float" office:value="0.73828125" calcext:value-type="float">
            <text:p>0.73828125</text:p>
          </table:table-cell>
          <table:table-cell table:formula="of:=[.A389]/700" office:value-type="float" office:value="0.552857142857143" calcext:value-type="float">
            <text:p>0.552857142857143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70" calcext:value-type="float">
            <text:p>70</text:p>
          </table:table-cell>
          <table:table-cell table:formula="of:=(256-[.B390])/256" office:value-type="float" office:value="0.7265625" calcext:value-type="float">
            <text:p>0.7265625</text:p>
          </table:table-cell>
          <table:table-cell table:formula="of:=[.A390]/700" office:value-type="float" office:value="0.554285714285714" calcext:value-type="float">
            <text:p>0.554285714285714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71" calcext:value-type="float">
            <text:p>71</text:p>
          </table:table-cell>
          <table:table-cell table:formula="of:=(256-[.B391])/256" office:value-type="float" office:value="0.72265625" calcext:value-type="float">
            <text:p>0.72265625</text:p>
          </table:table-cell>
          <table:table-cell table:formula="of:=[.A391]/700" office:value-type="float" office:value="0.555714285714286" calcext:value-type="float">
            <text:p>0.555714285714286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7" calcext:value-type="float">
            <text:p>67</text:p>
          </table:table-cell>
          <table:table-cell table:formula="of:=(256-[.B392])/256" office:value-type="float" office:value="0.73828125" calcext:value-type="float">
            <text:p>0.73828125</text:p>
          </table:table-cell>
          <table:table-cell table:formula="of:=[.A392]/700" office:value-type="float" office:value="0.557142857142857" calcext:value-type="float">
            <text:p>0.557142857142857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69" calcext:value-type="float">
            <text:p>69</text:p>
          </table:table-cell>
          <table:table-cell table:formula="of:=(256-[.B393])/256" office:value-type="float" office:value="0.73046875" calcext:value-type="float">
            <text:p>0.73046875</text:p>
          </table:table-cell>
          <table:table-cell table:formula="of:=[.A393]/700" office:value-type="float" office:value="0.558571428571429" calcext:value-type="float">
            <text:p>0.558571428571429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67" calcext:value-type="float">
            <text:p>67</text:p>
          </table:table-cell>
          <table:table-cell table:formula="of:=(256-[.B394])/256" office:value-type="float" office:value="0.73828125" calcext:value-type="float">
            <text:p>0.73828125</text:p>
          </table:table-cell>
          <table:table-cell table:formula="of:=[.A394]/700"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68" calcext:value-type="float">
            <text:p>68</text:p>
          </table:table-cell>
          <table:table-cell table:formula="of:=(256-[.B395])/256" office:value-type="float" office:value="0.734375" calcext:value-type="float">
            <text:p>0.734375</text:p>
          </table:table-cell>
          <table:table-cell table:formula="of:=[.A395]/700" office:value-type="float" office:value="0.561428571428571" calcext:value-type="float">
            <text:p>0.56142857142857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68" calcext:value-type="float">
            <text:p>68</text:p>
          </table:table-cell>
          <table:table-cell table:formula="of:=(256-[.B396])/256" office:value-type="float" office:value="0.734375" calcext:value-type="float">
            <text:p>0.734375</text:p>
          </table:table-cell>
          <table:table-cell table:formula="of:=[.A396]/700" office:value-type="float" office:value="0.562857142857143" calcext:value-type="float">
            <text:p>0.562857142857143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67" calcext:value-type="float">
            <text:p>67</text:p>
          </table:table-cell>
          <table:table-cell table:formula="of:=(256-[.B397])/256" office:value-type="float" office:value="0.73828125" calcext:value-type="float">
            <text:p>0.73828125</text:p>
          </table:table-cell>
          <table:table-cell table:formula="of:=[.A397]/700" office:value-type="float" office:value="0.564285714285714" calcext:value-type="float">
            <text:p>0.564285714285714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65" calcext:value-type="float">
            <text:p>65</text:p>
          </table:table-cell>
          <table:table-cell table:formula="of:=(256-[.B398])/256" office:value-type="float" office:value="0.74609375" calcext:value-type="float">
            <text:p>0.74609375</text:p>
          </table:table-cell>
          <table:table-cell table:formula="of:=[.A398]/700" office:value-type="float" office:value="0.565714285714286" calcext:value-type="float">
            <text:p>0.56571428571428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62" calcext:value-type="float">
            <text:p>62</text:p>
          </table:table-cell>
          <table:table-cell table:formula="of:=(256-[.B399])/256" office:value-type="float" office:value="0.7578125" calcext:value-type="float">
            <text:p>0.7578125</text:p>
          </table:table-cell>
          <table:table-cell table:formula="of:=[.A399]/700" office:value-type="float" office:value="0.567142857142857" calcext:value-type="float">
            <text:p>0.567142857142857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3" calcext:value-type="float">
            <text:p>63</text:p>
          </table:table-cell>
          <table:table-cell table:formula="of:=(256-[.B400])/256" office:value-type="float" office:value="0.75390625" calcext:value-type="float">
            <text:p>0.75390625</text:p>
          </table:table-cell>
          <table:table-cell table:formula="of:=[.A400]/700" office:value-type="float" office:value="0.568571428571429" calcext:value-type="float">
            <text:p>0.568571428571429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67" calcext:value-type="float">
            <text:p>67</text:p>
          </table:table-cell>
          <table:table-cell table:formula="of:=(256-[.B401])/256" office:value-type="float" office:value="0.73828125" calcext:value-type="float">
            <text:p>0.73828125</text:p>
          </table:table-cell>
          <table:table-cell table:formula="of:=[.A401]/700"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4" calcext:value-type="float">
            <text:p>64</text:p>
          </table:table-cell>
          <table:table-cell table:formula="of:=(256-[.B402])/256" office:value-type="float" office:value="0.75" calcext:value-type="float">
            <text:p>0.75</text:p>
          </table:table-cell>
          <table:table-cell table:formula="of:=[.A402]/700" office:value-type="float" office:value="0.571428571428571" calcext:value-type="float">
            <text:p>0.571428571428571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62" calcext:value-type="float">
            <text:p>62</text:p>
          </table:table-cell>
          <table:table-cell table:formula="of:=(256-[.B403])/256" office:value-type="float" office:value="0.7578125" calcext:value-type="float">
            <text:p>0.7578125</text:p>
          </table:table-cell>
          <table:table-cell table:formula="of:=[.A403]/700" office:value-type="float" office:value="0.572857142857143" calcext:value-type="float">
            <text:p>0.572857142857143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63" calcext:value-type="float">
            <text:p>63</text:p>
          </table:table-cell>
          <table:table-cell table:formula="of:=(256-[.B404])/256" office:value-type="float" office:value="0.75390625" calcext:value-type="float">
            <text:p>0.75390625</text:p>
          </table:table-cell>
          <table:table-cell table:formula="of:=[.A404]/700" office:value-type="float" office:value="0.574285714285714" calcext:value-type="float">
            <text:p>0.574285714285714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62" calcext:value-type="float">
            <text:p>62</text:p>
          </table:table-cell>
          <table:table-cell table:formula="of:=(256-[.B405])/256" office:value-type="float" office:value="0.7578125" calcext:value-type="float">
            <text:p>0.7578125</text:p>
          </table:table-cell>
          <table:table-cell table:formula="of:=[.A405]/700" office:value-type="float" office:value="0.575714285714286" calcext:value-type="float">
            <text:p>0.575714285714286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62" calcext:value-type="float">
            <text:p>62</text:p>
          </table:table-cell>
          <table:table-cell table:formula="of:=(256-[.B406])/256" office:value-type="float" office:value="0.7578125" calcext:value-type="float">
            <text:p>0.7578125</text:p>
          </table:table-cell>
          <table:table-cell table:formula="of:=[.A406]/700" office:value-type="float" office:value="0.577142857142857" calcext:value-type="float">
            <text:p>0.577142857142857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63" calcext:value-type="float">
            <text:p>63</text:p>
          </table:table-cell>
          <table:table-cell table:formula="of:=(256-[.B407])/256" office:value-type="float" office:value="0.75390625" calcext:value-type="float">
            <text:p>0.75390625</text:p>
          </table:table-cell>
          <table:table-cell table:formula="of:=[.A407]/700" office:value-type="float" office:value="0.578571428571429" calcext:value-type="float">
            <text:p>0.578571428571429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3" calcext:value-type="float">
            <text:p>63</text:p>
          </table:table-cell>
          <table:table-cell table:formula="of:=(256-[.B408])/256" office:value-type="float" office:value="0.75390625" calcext:value-type="float">
            <text:p>0.75390625</text:p>
          </table:table-cell>
          <table:table-cell table:formula="of:=[.A408]/700"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62" calcext:value-type="float">
            <text:p>62</text:p>
          </table:table-cell>
          <table:table-cell table:formula="of:=(256-[.B409])/256" office:value-type="float" office:value="0.7578125" calcext:value-type="float">
            <text:p>0.7578125</text:p>
          </table:table-cell>
          <table:table-cell table:formula="of:=[.A409]/700" office:value-type="float" office:value="0.581428571428571" calcext:value-type="float">
            <text:p>0.581428571428571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4" calcext:value-type="float">
            <text:p>64</text:p>
          </table:table-cell>
          <table:table-cell table:formula="of:=(256-[.B410])/256" office:value-type="float" office:value="0.75" calcext:value-type="float">
            <text:p>0.75</text:p>
          </table:table-cell>
          <table:table-cell table:formula="of:=[.A410]/700" office:value-type="float" office:value="0.582857142857143" calcext:value-type="float">
            <text:p>0.582857142857143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60" calcext:value-type="float">
            <text:p>60</text:p>
          </table:table-cell>
          <table:table-cell table:formula="of:=(256-[.B411])/256" office:value-type="float" office:value="0.765625" calcext:value-type="float">
            <text:p>0.765625</text:p>
          </table:table-cell>
          <table:table-cell table:formula="of:=[.A411]/700" office:value-type="float" office:value="0.584285714285714" calcext:value-type="float">
            <text:p>0.58428571428571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1" calcext:value-type="float">
            <text:p>61</text:p>
          </table:table-cell>
          <table:table-cell table:formula="of:=(256-[.B412])/256" office:value-type="float" office:value="0.76171875" calcext:value-type="float">
            <text:p>0.76171875</text:p>
          </table:table-cell>
          <table:table-cell table:formula="of:=[.A412]/700" office:value-type="float" office:value="0.585714285714286" calcext:value-type="float">
            <text:p>0.585714285714286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2" calcext:value-type="float">
            <text:p>62</text:p>
          </table:table-cell>
          <table:table-cell table:formula="of:=(256-[.B413])/256" office:value-type="float" office:value="0.7578125" calcext:value-type="float">
            <text:p>0.7578125</text:p>
          </table:table-cell>
          <table:table-cell table:formula="of:=[.A413]/700" office:value-type="float" office:value="0.587142857142857" calcext:value-type="float">
            <text:p>0.587142857142857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64" calcext:value-type="float">
            <text:p>64</text:p>
          </table:table-cell>
          <table:table-cell table:formula="of:=(256-[.B414])/256" office:value-type="float" office:value="0.75" calcext:value-type="float">
            <text:p>0.75</text:p>
          </table:table-cell>
          <table:table-cell table:formula="of:=[.A414]/700" office:value-type="float" office:value="0.588571428571429" calcext:value-type="float">
            <text:p>0.588571428571429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64" calcext:value-type="float">
            <text:p>64</text:p>
          </table:table-cell>
          <table:table-cell table:formula="of:=(256-[.B415])/256" office:value-type="float" office:value="0.75" calcext:value-type="float">
            <text:p>0.75</text:p>
          </table:table-cell>
          <table:table-cell table:formula="of:=[.A415]/700"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64" calcext:value-type="float">
            <text:p>64</text:p>
          </table:table-cell>
          <table:table-cell table:formula="of:=(256-[.B416])/256" office:value-type="float" office:value="0.75" calcext:value-type="float">
            <text:p>0.75</text:p>
          </table:table-cell>
          <table:table-cell table:formula="of:=[.A416]/700" office:value-type="float" office:value="0.591428571428571" calcext:value-type="float">
            <text:p>0.59142857142857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4" calcext:value-type="float">
            <text:p>64</text:p>
          </table:table-cell>
          <table:table-cell table:formula="of:=(256-[.B417])/256" office:value-type="float" office:value="0.75" calcext:value-type="float">
            <text:p>0.75</text:p>
          </table:table-cell>
          <table:table-cell table:formula="of:=[.A417]/700" office:value-type="float" office:value="0.592857142857143" calcext:value-type="float">
            <text:p>0.592857142857143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67" calcext:value-type="float">
            <text:p>67</text:p>
          </table:table-cell>
          <table:table-cell table:formula="of:=(256-[.B418])/256" office:value-type="float" office:value="0.73828125" calcext:value-type="float">
            <text:p>0.73828125</text:p>
          </table:table-cell>
          <table:table-cell table:formula="of:=[.A418]/700" office:value-type="float" office:value="0.594285714285714" calcext:value-type="float">
            <text:p>0.594285714285714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65" calcext:value-type="float">
            <text:p>65</text:p>
          </table:table-cell>
          <table:table-cell table:formula="of:=(256-[.B419])/256" office:value-type="float" office:value="0.74609375" calcext:value-type="float">
            <text:p>0.74609375</text:p>
          </table:table-cell>
          <table:table-cell table:formula="of:=[.A419]/700" office:value-type="float" office:value="0.595714285714286" calcext:value-type="float">
            <text:p>0.595714285714286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68" calcext:value-type="float">
            <text:p>68</text:p>
          </table:table-cell>
          <table:table-cell table:formula="of:=(256-[.B420])/256" office:value-type="float" office:value="0.734375" calcext:value-type="float">
            <text:p>0.734375</text:p>
          </table:table-cell>
          <table:table-cell table:formula="of:=[.A420]/700" office:value-type="float" office:value="0.597142857142857" calcext:value-type="float">
            <text:p>0.597142857142857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69" calcext:value-type="float">
            <text:p>69</text:p>
          </table:table-cell>
          <table:table-cell table:formula="of:=(256-[.B421])/256" office:value-type="float" office:value="0.73046875" calcext:value-type="float">
            <text:p>0.73046875</text:p>
          </table:table-cell>
          <table:table-cell table:formula="of:=[.A421]/700" office:value-type="float" office:value="0.598571428571429" calcext:value-type="float">
            <text:p>0.598571428571429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9" calcext:value-type="float">
            <text:p>69</text:p>
          </table:table-cell>
          <table:table-cell table:formula="of:=(256-[.B422])/256" office:value-type="float" office:value="0.73046875" calcext:value-type="float">
            <text:p>0.73046875</text:p>
          </table:table-cell>
          <table:table-cell table:formula="of:=[.A422]/700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68" calcext:value-type="float">
            <text:p>68</text:p>
          </table:table-cell>
          <table:table-cell table:formula="of:=(256-[.B423])/256" office:value-type="float" office:value="0.734375" calcext:value-type="float">
            <text:p>0.734375</text:p>
          </table:table-cell>
          <table:table-cell table:formula="of:=[.A423]/700" office:value-type="float" office:value="0.601428571428571" calcext:value-type="float">
            <text:p>0.60142857142857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7" calcext:value-type="float">
            <text:p>67</text:p>
          </table:table-cell>
          <table:table-cell table:formula="of:=(256-[.B424])/256" office:value-type="float" office:value="0.73828125" calcext:value-type="float">
            <text:p>0.73828125</text:p>
          </table:table-cell>
          <table:table-cell table:formula="of:=[.A424]/700" office:value-type="float" office:value="0.602857142857143" calcext:value-type="float">
            <text:p>0.602857142857143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8" calcext:value-type="float">
            <text:p>68</text:p>
          </table:table-cell>
          <table:table-cell table:formula="of:=(256-[.B425])/256" office:value-type="float" office:value="0.734375" calcext:value-type="float">
            <text:p>0.734375</text:p>
          </table:table-cell>
          <table:table-cell table:formula="of:=[.A425]/700" office:value-type="float" office:value="0.604285714285714" calcext:value-type="float">
            <text:p>0.604285714285714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6" calcext:value-type="float">
            <text:p>66</text:p>
          </table:table-cell>
          <table:table-cell table:formula="of:=(256-[.B426])/256" office:value-type="float" office:value="0.7421875" calcext:value-type="float">
            <text:p>0.7421875</text:p>
          </table:table-cell>
          <table:table-cell table:formula="of:=[.A426]/700" office:value-type="float" office:value="0.605714285714286" calcext:value-type="float">
            <text:p>0.605714285714286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5" calcext:value-type="float">
            <text:p>65</text:p>
          </table:table-cell>
          <table:table-cell table:formula="of:=(256-[.B427])/256" office:value-type="float" office:value="0.74609375" calcext:value-type="float">
            <text:p>0.74609375</text:p>
          </table:table-cell>
          <table:table-cell table:formula="of:=[.A427]/700" office:value-type="float" office:value="0.607142857142857" calcext:value-type="float">
            <text:p>0.607142857142857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68" calcext:value-type="float">
            <text:p>68</text:p>
          </table:table-cell>
          <table:table-cell table:formula="of:=(256-[.B428])/256" office:value-type="float" office:value="0.734375" calcext:value-type="float">
            <text:p>0.734375</text:p>
          </table:table-cell>
          <table:table-cell table:formula="of:=[.A428]/700" office:value-type="float" office:value="0.608571428571429" calcext:value-type="float">
            <text:p>0.608571428571429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69" calcext:value-type="float">
            <text:p>69</text:p>
          </table:table-cell>
          <table:table-cell table:formula="of:=(256-[.B429])/256" office:value-type="float" office:value="0.73046875" calcext:value-type="float">
            <text:p>0.73046875</text:p>
          </table:table-cell>
          <table:table-cell table:formula="of:=[.A429]/700"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68" calcext:value-type="float">
            <text:p>68</text:p>
          </table:table-cell>
          <table:table-cell table:formula="of:=(256-[.B430])/256" office:value-type="float" office:value="0.734375" calcext:value-type="float">
            <text:p>0.734375</text:p>
          </table:table-cell>
          <table:table-cell table:formula="of:=[.A430]/700" office:value-type="float" office:value="0.611428571428571" calcext:value-type="float">
            <text:p>0.611428571428571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70" calcext:value-type="float">
            <text:p>70</text:p>
          </table:table-cell>
          <table:table-cell table:formula="of:=(256-[.B431])/256" office:value-type="float" office:value="0.7265625" calcext:value-type="float">
            <text:p>0.7265625</text:p>
          </table:table-cell>
          <table:table-cell table:formula="of:=[.A431]/700" office:value-type="float" office:value="0.612857142857143" calcext:value-type="float">
            <text:p>0.612857142857143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66" calcext:value-type="float">
            <text:p>66</text:p>
          </table:table-cell>
          <table:table-cell table:formula="of:=(256-[.B432])/256" office:value-type="float" office:value="0.7421875" calcext:value-type="float">
            <text:p>0.7421875</text:p>
          </table:table-cell>
          <table:table-cell table:formula="of:=[.A432]/700" office:value-type="float" office:value="0.614285714285714" calcext:value-type="float">
            <text:p>0.614285714285714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(256-[.B433])/256" office:value-type="float" office:value="0.734375" calcext:value-type="float">
            <text:p>0.734375</text:p>
          </table:table-cell>
          <table:table-cell table:formula="of:=[.A433]/700" office:value-type="float" office:value="0.615714285714286" calcext:value-type="float">
            <text:p>0.615714285714286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(256-[.B434])/256" office:value-type="float" office:value="0.73828125" calcext:value-type="float">
            <text:p>0.73828125</text:p>
          </table:table-cell>
          <table:table-cell table:formula="of:=[.A434]/700" office:value-type="float" office:value="0.617142857142857" calcext:value-type="float">
            <text:p>0.61714285714285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67" calcext:value-type="float">
            <text:p>67</text:p>
          </table:table-cell>
          <table:table-cell table:formula="of:=(256-[.B435])/256" office:value-type="float" office:value="0.73828125" calcext:value-type="float">
            <text:p>0.73828125</text:p>
          </table:table-cell>
          <table:table-cell table:formula="of:=[.A435]/700" office:value-type="float" office:value="0.618571428571429" calcext:value-type="float">
            <text:p>0.618571428571429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66" calcext:value-type="float">
            <text:p>66</text:p>
          </table:table-cell>
          <table:table-cell table:formula="of:=(256-[.B436])/256" office:value-type="float" office:value="0.7421875" calcext:value-type="float">
            <text:p>0.7421875</text:p>
          </table:table-cell>
          <table:table-cell table:formula="of:=[.A436]/700"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8" calcext:value-type="float">
            <text:p>68</text:p>
          </table:table-cell>
          <table:table-cell table:formula="of:=(256-[.B437])/256" office:value-type="float" office:value="0.734375" calcext:value-type="float">
            <text:p>0.734375</text:p>
          </table:table-cell>
          <table:table-cell table:formula="of:=[.A437]/700" office:value-type="float" office:value="0.621428571428571" calcext:value-type="float">
            <text:p>0.621428571428571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70" calcext:value-type="float">
            <text:p>70</text:p>
          </table:table-cell>
          <table:table-cell table:formula="of:=(256-[.B438])/256" office:value-type="float" office:value="0.7265625" calcext:value-type="float">
            <text:p>0.7265625</text:p>
          </table:table-cell>
          <table:table-cell table:formula="of:=[.A438]/700" office:value-type="float" office:value="0.622857142857143" calcext:value-type="float">
            <text:p>0.622857142857143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67" calcext:value-type="float">
            <text:p>67</text:p>
          </table:table-cell>
          <table:table-cell table:formula="of:=(256-[.B439])/256" office:value-type="float" office:value="0.73828125" calcext:value-type="float">
            <text:p>0.73828125</text:p>
          </table:table-cell>
          <table:table-cell table:formula="of:=[.A439]/700" office:value-type="float" office:value="0.624285714285714" calcext:value-type="float">
            <text:p>0.624285714285714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64" calcext:value-type="float">
            <text:p>64</text:p>
          </table:table-cell>
          <table:table-cell table:formula="of:=(256-[.B440])/256" office:value-type="float" office:value="0.75" calcext:value-type="float">
            <text:p>0.75</text:p>
          </table:table-cell>
          <table:table-cell table:formula="of:=[.A440]/700" office:value-type="float" office:value="0.625714285714286" calcext:value-type="float">
            <text:p>0.625714285714286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62" calcext:value-type="float">
            <text:p>62</text:p>
          </table:table-cell>
          <table:table-cell table:formula="of:=(256-[.B441])/256" office:value-type="float" office:value="0.7578125" calcext:value-type="float">
            <text:p>0.7578125</text:p>
          </table:table-cell>
          <table:table-cell table:formula="of:=[.A441]/700" office:value-type="float" office:value="0.627142857142857" calcext:value-type="float">
            <text:p>0.627142857142857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59" calcext:value-type="float">
            <text:p>59</text:p>
          </table:table-cell>
          <table:table-cell table:formula="of:=(256-[.B442])/256" office:value-type="float" office:value="0.76953125" calcext:value-type="float">
            <text:p>0.76953125</text:p>
          </table:table-cell>
          <table:table-cell table:formula="of:=[.A442]/700" office:value-type="float" office:value="0.628571428571429" calcext:value-type="float">
            <text:p>0.628571428571429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59" calcext:value-type="float">
            <text:p>59</text:p>
          </table:table-cell>
          <table:table-cell table:formula="of:=(256-[.B443])/256" office:value-type="float" office:value="0.76953125" calcext:value-type="float">
            <text:p>0.76953125</text:p>
          </table:table-cell>
          <table:table-cell table:formula="of:=[.A443]/700" office:value-type="float" office:value="0.63" calcext:value-type="float">
            <text:p>0.63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58" calcext:value-type="float">
            <text:p>58</text:p>
          </table:table-cell>
          <table:table-cell table:formula="of:=(256-[.B444])/256" office:value-type="float" office:value="0.7734375" calcext:value-type="float">
            <text:p>0.7734375</text:p>
          </table:table-cell>
          <table:table-cell table:formula="of:=[.A444]/700" office:value-type="float" office:value="0.631428571428571" calcext:value-type="float">
            <text:p>0.631428571428571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64" calcext:value-type="float">
            <text:p>64</text:p>
          </table:table-cell>
          <table:table-cell table:formula="of:=(256-[.B445])/256" office:value-type="float" office:value="0.75" calcext:value-type="float">
            <text:p>0.75</text:p>
          </table:table-cell>
          <table:table-cell table:formula="of:=[.A445]/700" office:value-type="float" office:value="0.632857142857143" calcext:value-type="float">
            <text:p>0.632857142857143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64" calcext:value-type="float">
            <text:p>64</text:p>
          </table:table-cell>
          <table:table-cell table:formula="of:=(256-[.B446])/256" office:value-type="float" office:value="0.75" calcext:value-type="float">
            <text:p>0.75</text:p>
          </table:table-cell>
          <table:table-cell table:formula="of:=[.A446]/700" office:value-type="float" office:value="0.634285714285714" calcext:value-type="float">
            <text:p>0.634285714285714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60" calcext:value-type="float">
            <text:p>60</text:p>
          </table:table-cell>
          <table:table-cell table:formula="of:=(256-[.B447])/256" office:value-type="float" office:value="0.765625" calcext:value-type="float">
            <text:p>0.765625</text:p>
          </table:table-cell>
          <table:table-cell table:formula="of:=[.A447]/700" office:value-type="float" office:value="0.635714285714286" calcext:value-type="float">
            <text:p>0.635714285714286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3" calcext:value-type="float">
            <text:p>63</text:p>
          </table:table-cell>
          <table:table-cell table:formula="of:=(256-[.B448])/256" office:value-type="float" office:value="0.75390625" calcext:value-type="float">
            <text:p>0.75390625</text:p>
          </table:table-cell>
          <table:table-cell table:formula="of:=[.A448]/700" office:value-type="float" office:value="0.637142857142857" calcext:value-type="float">
            <text:p>0.637142857142857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62" calcext:value-type="float">
            <text:p>62</text:p>
          </table:table-cell>
          <table:table-cell table:formula="of:=(256-[.B449])/256" office:value-type="float" office:value="0.7578125" calcext:value-type="float">
            <text:p>0.7578125</text:p>
          </table:table-cell>
          <table:table-cell table:formula="of:=[.A449]/700" office:value-type="float" office:value="0.638571428571429" calcext:value-type="float">
            <text:p>0.638571428571429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61" calcext:value-type="float">
            <text:p>61</text:p>
          </table:table-cell>
          <table:table-cell table:formula="of:=(256-[.B450])/256" office:value-type="float" office:value="0.76171875" calcext:value-type="float">
            <text:p>0.76171875</text:p>
          </table:table-cell>
          <table:table-cell table:formula="of:=[.A450]/700"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60" calcext:value-type="float">
            <text:p>60</text:p>
          </table:table-cell>
          <table:table-cell table:formula="of:=(256-[.B451])/256" office:value-type="float" office:value="0.765625" calcext:value-type="float">
            <text:p>0.765625</text:p>
          </table:table-cell>
          <table:table-cell table:formula="of:=[.A451]/700" office:value-type="float" office:value="0.641428571428571" calcext:value-type="float">
            <text:p>0.64142857142857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58" calcext:value-type="float">
            <text:p>58</text:p>
          </table:table-cell>
          <table:table-cell table:formula="of:=(256-[.B452])/256" office:value-type="float" office:value="0.7734375" calcext:value-type="float">
            <text:p>0.7734375</text:p>
          </table:table-cell>
          <table:table-cell table:formula="of:=[.A452]/700" office:value-type="float" office:value="0.642857142857143" calcext:value-type="float">
            <text:p>0.642857142857143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58" calcext:value-type="float">
            <text:p>58</text:p>
          </table:table-cell>
          <table:table-cell table:formula="of:=(256-[.B453])/256" office:value-type="float" office:value="0.7734375" calcext:value-type="float">
            <text:p>0.7734375</text:p>
          </table:table-cell>
          <table:table-cell table:formula="of:=[.A453]/700" office:value-type="float" office:value="0.644285714285714" calcext:value-type="float">
            <text:p>0.644285714285714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56" calcext:value-type="float">
            <text:p>56</text:p>
          </table:table-cell>
          <table:table-cell table:formula="of:=(256-[.B454])/256" office:value-type="float" office:value="0.78125" calcext:value-type="float">
            <text:p>0.78125</text:p>
          </table:table-cell>
          <table:table-cell table:formula="of:=[.A454]/700" office:value-type="float" office:value="0.645714285714286" calcext:value-type="float">
            <text:p>0.64571428571428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58" calcext:value-type="float">
            <text:p>58</text:p>
          </table:table-cell>
          <table:table-cell table:formula="of:=(256-[.B455])/256" office:value-type="float" office:value="0.7734375" calcext:value-type="float">
            <text:p>0.7734375</text:p>
          </table:table-cell>
          <table:table-cell table:formula="of:=[.A455]/700" office:value-type="float" office:value="0.647142857142857" calcext:value-type="float">
            <text:p>0.647142857142857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59" calcext:value-type="float">
            <text:p>59</text:p>
          </table:table-cell>
          <table:table-cell table:formula="of:=(256-[.B456])/256" office:value-type="float" office:value="0.76953125" calcext:value-type="float">
            <text:p>0.76953125</text:p>
          </table:table-cell>
          <table:table-cell table:formula="of:=[.A456]/700" office:value-type="float" office:value="0.648571428571429" calcext:value-type="float">
            <text:p>0.648571428571429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60" calcext:value-type="float">
            <text:p>60</text:p>
          </table:table-cell>
          <table:table-cell table:formula="of:=(256-[.B457])/256" office:value-type="float" office:value="0.765625" calcext:value-type="float">
            <text:p>0.765625</text:p>
          </table:table-cell>
          <table:table-cell table:formula="of:=[.A457]/700"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1" calcext:value-type="float">
            <text:p>61</text:p>
          </table:table-cell>
          <table:table-cell table:formula="of:=(256-[.B458])/256" office:value-type="float" office:value="0.76171875" calcext:value-type="float">
            <text:p>0.76171875</text:p>
          </table:table-cell>
          <table:table-cell table:formula="of:=[.A458]/700" office:value-type="float" office:value="0.651428571428571" calcext:value-type="float">
            <text:p>0.651428571428571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1" calcext:value-type="float">
            <text:p>61</text:p>
          </table:table-cell>
          <table:table-cell table:formula="of:=(256-[.B459])/256" office:value-type="float" office:value="0.76171875" calcext:value-type="float">
            <text:p>0.76171875</text:p>
          </table:table-cell>
          <table:table-cell table:formula="of:=[.A459]/700" office:value-type="float" office:value="0.652857142857143" calcext:value-type="float">
            <text:p>0.652857142857143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0" calcext:value-type="float">
            <text:p>60</text:p>
          </table:table-cell>
          <table:table-cell table:formula="of:=(256-[.B460])/256" office:value-type="float" office:value="0.765625" calcext:value-type="float">
            <text:p>0.765625</text:p>
          </table:table-cell>
          <table:table-cell table:formula="of:=[.A460]/700" office:value-type="float" office:value="0.654285714285714" calcext:value-type="float">
            <text:p>0.654285714285714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60" calcext:value-type="float">
            <text:p>60</text:p>
          </table:table-cell>
          <table:table-cell table:formula="of:=(256-[.B461])/256" office:value-type="float" office:value="0.765625" calcext:value-type="float">
            <text:p>0.765625</text:p>
          </table:table-cell>
          <table:table-cell table:formula="of:=[.A461]/700" office:value-type="float" office:value="0.655714285714286" calcext:value-type="float">
            <text:p>0.655714285714286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1" calcext:value-type="float">
            <text:p>61</text:p>
          </table:table-cell>
          <table:table-cell table:formula="of:=(256-[.B462])/256" office:value-type="float" office:value="0.76171875" calcext:value-type="float">
            <text:p>0.76171875</text:p>
          </table:table-cell>
          <table:table-cell table:formula="of:=[.A462]/700" office:value-type="float" office:value="0.657142857142857" calcext:value-type="float">
            <text:p>0.657142857142857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61" calcext:value-type="float">
            <text:p>61</text:p>
          </table:table-cell>
          <table:table-cell table:formula="of:=(256-[.B463])/256" office:value-type="float" office:value="0.76171875" calcext:value-type="float">
            <text:p>0.76171875</text:p>
          </table:table-cell>
          <table:table-cell table:formula="of:=[.A463]/700" office:value-type="float" office:value="0.658571428571429" calcext:value-type="float">
            <text:p>0.658571428571429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65" calcext:value-type="float">
            <text:p>65</text:p>
          </table:table-cell>
          <table:table-cell table:formula="of:=(256-[.B464])/256" office:value-type="float" office:value="0.74609375" calcext:value-type="float">
            <text:p>0.74609375</text:p>
          </table:table-cell>
          <table:table-cell table:formula="of:=[.A464]/700"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64" calcext:value-type="float">
            <text:p>64</text:p>
          </table:table-cell>
          <table:table-cell table:formula="of:=(256-[.B465])/256" office:value-type="float" office:value="0.75" calcext:value-type="float">
            <text:p>0.75</text:p>
          </table:table-cell>
          <table:table-cell table:formula="of:=[.A465]/700" office:value-type="float" office:value="0.661428571428572" calcext:value-type="float">
            <text:p>0.661428571428572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58" calcext:value-type="float">
            <text:p>58</text:p>
          </table:table-cell>
          <table:table-cell table:formula="of:=(256-[.B466])/256" office:value-type="float" office:value="0.7734375" calcext:value-type="float">
            <text:p>0.7734375</text:p>
          </table:table-cell>
          <table:table-cell table:formula="of:=[.A466]/700" office:value-type="float" office:value="0.662857142857143" calcext:value-type="float">
            <text:p>0.662857142857143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58" calcext:value-type="float">
            <text:p>58</text:p>
          </table:table-cell>
          <table:table-cell table:formula="of:=(256-[.B467])/256" office:value-type="float" office:value="0.7734375" calcext:value-type="float">
            <text:p>0.7734375</text:p>
          </table:table-cell>
          <table:table-cell table:formula="of:=[.A467]/700" office:value-type="float" office:value="0.664285714285714" calcext:value-type="float">
            <text:p>0.664285714285714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55" calcext:value-type="float">
            <text:p>55</text:p>
          </table:table-cell>
          <table:table-cell table:formula="of:=(256-[.B468])/256" office:value-type="float" office:value="0.78515625" calcext:value-type="float">
            <text:p>0.78515625</text:p>
          </table:table-cell>
          <table:table-cell table:formula="of:=[.A468]/700" office:value-type="float" office:value="0.665714285714286" calcext:value-type="float">
            <text:p>0.665714285714286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60" calcext:value-type="float">
            <text:p>60</text:p>
          </table:table-cell>
          <table:table-cell table:formula="of:=(256-[.B469])/256" office:value-type="float" office:value="0.765625" calcext:value-type="float">
            <text:p>0.765625</text:p>
          </table:table-cell>
          <table:table-cell table:formula="of:=[.A469]/700" office:value-type="float" office:value="0.667142857142857" calcext:value-type="float">
            <text:p>0.667142857142857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63" calcext:value-type="float">
            <text:p>63</text:p>
          </table:table-cell>
          <table:table-cell table:formula="of:=(256-[.B470])/256" office:value-type="float" office:value="0.75390625" calcext:value-type="float">
            <text:p>0.75390625</text:p>
          </table:table-cell>
          <table:table-cell table:formula="of:=[.A470]/700" office:value-type="float" office:value="0.668571428571429" calcext:value-type="float">
            <text:p>0.668571428571429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63" calcext:value-type="float">
            <text:p>63</text:p>
          </table:table-cell>
          <table:table-cell table:formula="of:=(256-[.B471])/256" office:value-type="float" office:value="0.75390625" calcext:value-type="float">
            <text:p>0.75390625</text:p>
          </table:table-cell>
          <table:table-cell table:formula="of:=[.A471]/700"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63" calcext:value-type="float">
            <text:p>63</text:p>
          </table:table-cell>
          <table:table-cell table:formula="of:=(256-[.B472])/256" office:value-type="float" office:value="0.75390625" calcext:value-type="float">
            <text:p>0.75390625</text:p>
          </table:table-cell>
          <table:table-cell table:formula="of:=[.A472]/700" office:value-type="float" office:value="0.671428571428571" calcext:value-type="float">
            <text:p>0.671428571428571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62" calcext:value-type="float">
            <text:p>62</text:p>
          </table:table-cell>
          <table:table-cell table:formula="of:=(256-[.B473])/256" office:value-type="float" office:value="0.7578125" calcext:value-type="float">
            <text:p>0.7578125</text:p>
          </table:table-cell>
          <table:table-cell table:formula="of:=[.A473]/700" office:value-type="float" office:value="0.672857142857143" calcext:value-type="float">
            <text:p>0.672857142857143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64" calcext:value-type="float">
            <text:p>64</text:p>
          </table:table-cell>
          <table:table-cell table:formula="of:=(256-[.B474])/256" office:value-type="float" office:value="0.75" calcext:value-type="float">
            <text:p>0.75</text:p>
          </table:table-cell>
          <table:table-cell table:formula="of:=[.A474]/700" office:value-type="float" office:value="0.674285714285714" calcext:value-type="float">
            <text:p>0.674285714285714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61" calcext:value-type="float">
            <text:p>61</text:p>
          </table:table-cell>
          <table:table-cell table:formula="of:=(256-[.B475])/256" office:value-type="float" office:value="0.76171875" calcext:value-type="float">
            <text:p>0.76171875</text:p>
          </table:table-cell>
          <table:table-cell table:formula="of:=[.A475]/700" office:value-type="float" office:value="0.675714285714286" calcext:value-type="float">
            <text:p>0.675714285714286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60" calcext:value-type="float">
            <text:p>60</text:p>
          </table:table-cell>
          <table:table-cell table:formula="of:=(256-[.B476])/256" office:value-type="float" office:value="0.765625" calcext:value-type="float">
            <text:p>0.765625</text:p>
          </table:table-cell>
          <table:table-cell table:formula="of:=[.A476]/700" office:value-type="float" office:value="0.677142857142857" calcext:value-type="float">
            <text:p>0.677142857142857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62" calcext:value-type="float">
            <text:p>62</text:p>
          </table:table-cell>
          <table:table-cell table:formula="of:=(256-[.B477])/256" office:value-type="float" office:value="0.7578125" calcext:value-type="float">
            <text:p>0.7578125</text:p>
          </table:table-cell>
          <table:table-cell table:formula="of:=[.A477]/700" office:value-type="float" office:value="0.678571428571429" calcext:value-type="float">
            <text:p>0.678571428571429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59" calcext:value-type="float">
            <text:p>59</text:p>
          </table:table-cell>
          <table:table-cell table:formula="of:=(256-[.B478])/256" office:value-type="float" office:value="0.76953125" calcext:value-type="float">
            <text:p>0.76953125</text:p>
          </table:table-cell>
          <table:table-cell table:formula="of:=[.A478]/700"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57" calcext:value-type="float">
            <text:p>57</text:p>
          </table:table-cell>
          <table:table-cell table:formula="of:=(256-[.B479])/256" office:value-type="float" office:value="0.77734375" calcext:value-type="float">
            <text:p>0.77734375</text:p>
          </table:table-cell>
          <table:table-cell table:formula="of:=[.A479]/700" office:value-type="float" office:value="0.681428571428571" calcext:value-type="float">
            <text:p>0.681428571428571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55" calcext:value-type="float">
            <text:p>55</text:p>
          </table:table-cell>
          <table:table-cell table:formula="of:=(256-[.B480])/256" office:value-type="float" office:value="0.78515625" calcext:value-type="float">
            <text:p>0.78515625</text:p>
          </table:table-cell>
          <table:table-cell table:formula="of:=[.A480]/700" office:value-type="float" office:value="0.682857142857143" calcext:value-type="float">
            <text:p>0.682857142857143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59" calcext:value-type="float">
            <text:p>59</text:p>
          </table:table-cell>
          <table:table-cell table:formula="of:=(256-[.B481])/256" office:value-type="float" office:value="0.76953125" calcext:value-type="float">
            <text:p>0.76953125</text:p>
          </table:table-cell>
          <table:table-cell table:formula="of:=[.A481]/700" office:value-type="float" office:value="0.684285714285714" calcext:value-type="float">
            <text:p>0.68428571428571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0" calcext:value-type="float">
            <text:p>60</text:p>
          </table:table-cell>
          <table:table-cell table:formula="of:=(256-[.B482])/256" office:value-type="float" office:value="0.765625" calcext:value-type="float">
            <text:p>0.765625</text:p>
          </table:table-cell>
          <table:table-cell table:formula="of:=[.A482]/700" office:value-type="float" office:value="0.685714285714286" calcext:value-type="float">
            <text:p>0.685714285714286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57" calcext:value-type="float">
            <text:p>57</text:p>
          </table:table-cell>
          <table:table-cell table:formula="of:=(256-[.B483])/256" office:value-type="float" office:value="0.77734375" calcext:value-type="float">
            <text:p>0.77734375</text:p>
          </table:table-cell>
          <table:table-cell table:formula="of:=[.A483]/700" office:value-type="float" office:value="0.687142857142857" calcext:value-type="float">
            <text:p>0.687142857142857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57" calcext:value-type="float">
            <text:p>57</text:p>
          </table:table-cell>
          <table:table-cell table:formula="of:=(256-[.B484])/256" office:value-type="float" office:value="0.77734375" calcext:value-type="float">
            <text:p>0.77734375</text:p>
          </table:table-cell>
          <table:table-cell table:formula="of:=[.A484]/700" office:value-type="float" office:value="0.688571428571429" calcext:value-type="float">
            <text:p>0.688571428571429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57" calcext:value-type="float">
            <text:p>57</text:p>
          </table:table-cell>
          <table:table-cell table:formula="of:=(256-[.B485])/256" office:value-type="float" office:value="0.77734375" calcext:value-type="float">
            <text:p>0.77734375</text:p>
          </table:table-cell>
          <table:table-cell table:formula="of:=[.A485]/700"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59" calcext:value-type="float">
            <text:p>59</text:p>
          </table:table-cell>
          <table:table-cell table:formula="of:=(256-[.B486])/256" office:value-type="float" office:value="0.76953125" calcext:value-type="float">
            <text:p>0.76953125</text:p>
          </table:table-cell>
          <table:table-cell table:formula="of:=[.A486]/700" office:value-type="float" office:value="0.691428571428571" calcext:value-type="float">
            <text:p>0.691428571428571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62" calcext:value-type="float">
            <text:p>62</text:p>
          </table:table-cell>
          <table:table-cell table:formula="of:=(256-[.B487])/256" office:value-type="float" office:value="0.7578125" calcext:value-type="float">
            <text:p>0.7578125</text:p>
          </table:table-cell>
          <table:table-cell table:formula="of:=[.A487]/700" office:value-type="float" office:value="0.692857142857143" calcext:value-type="float">
            <text:p>0.692857142857143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60" calcext:value-type="float">
            <text:p>60</text:p>
          </table:table-cell>
          <table:table-cell table:formula="of:=(256-[.B488])/256" office:value-type="float" office:value="0.765625" calcext:value-type="float">
            <text:p>0.765625</text:p>
          </table:table-cell>
          <table:table-cell table:formula="of:=[.A488]/700" office:value-type="float" office:value="0.694285714285714" calcext:value-type="float">
            <text:p>0.694285714285714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61" calcext:value-type="float">
            <text:p>61</text:p>
          </table:table-cell>
          <table:table-cell table:formula="of:=(256-[.B489])/256" office:value-type="float" office:value="0.76171875" calcext:value-type="float">
            <text:p>0.76171875</text:p>
          </table:table-cell>
          <table:table-cell table:formula="of:=[.A489]/700" office:value-type="float" office:value="0.695714285714286" calcext:value-type="float">
            <text:p>0.695714285714286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58" calcext:value-type="float">
            <text:p>58</text:p>
          </table:table-cell>
          <table:table-cell table:formula="of:=(256-[.B490])/256" office:value-type="float" office:value="0.7734375" calcext:value-type="float">
            <text:p>0.7734375</text:p>
          </table:table-cell>
          <table:table-cell table:formula="of:=[.A490]/700" office:value-type="float" office:value="0.697142857142857" calcext:value-type="float">
            <text:p>0.697142857142857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59" calcext:value-type="float">
            <text:p>59</text:p>
          </table:table-cell>
          <table:table-cell table:formula="of:=(256-[.B491])/256" office:value-type="float" office:value="0.76953125" calcext:value-type="float">
            <text:p>0.76953125</text:p>
          </table:table-cell>
          <table:table-cell table:formula="of:=[.A491]/700" office:value-type="float" office:value="0.698571428571429" calcext:value-type="float">
            <text:p>0.698571428571429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7" calcext:value-type="float">
            <text:p>57</text:p>
          </table:table-cell>
          <table:table-cell table:formula="of:=(256-[.B492])/256" office:value-type="float" office:value="0.77734375" calcext:value-type="float">
            <text:p>0.77734375</text:p>
          </table:table-cell>
          <table:table-cell table:formula="of:=[.A492]/700"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61" calcext:value-type="float">
            <text:p>61</text:p>
          </table:table-cell>
          <table:table-cell table:formula="of:=(256-[.B493])/256" office:value-type="float" office:value="0.76171875" calcext:value-type="float">
            <text:p>0.76171875</text:p>
          </table:table-cell>
          <table:table-cell table:formula="of:=[.A493]/700" office:value-type="float" office:value="0.701428571428571" calcext:value-type="float">
            <text:p>0.701428571428571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9" calcext:value-type="float">
            <text:p>59</text:p>
          </table:table-cell>
          <table:table-cell table:formula="of:=(256-[.B494])/256" office:value-type="float" office:value="0.76953125" calcext:value-type="float">
            <text:p>0.76953125</text:p>
          </table:table-cell>
          <table:table-cell table:formula="of:=[.A494]/700" office:value-type="float" office:value="0.702857142857143" calcext:value-type="float">
            <text:p>0.70285714285714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9" calcext:value-type="float">
            <text:p>59</text:p>
          </table:table-cell>
          <table:table-cell table:formula="of:=(256-[.B495])/256" office:value-type="float" office:value="0.76953125" calcext:value-type="float">
            <text:p>0.76953125</text:p>
          </table:table-cell>
          <table:table-cell table:formula="of:=[.A495]/700" office:value-type="float" office:value="0.704285714285714" calcext:value-type="float">
            <text:p>0.70428571428571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8" calcext:value-type="float">
            <text:p>58</text:p>
          </table:table-cell>
          <table:table-cell table:formula="of:=(256-[.B496])/256" office:value-type="float" office:value="0.7734375" calcext:value-type="float">
            <text:p>0.7734375</text:p>
          </table:table-cell>
          <table:table-cell table:formula="of:=[.A496]/700" office:value-type="float" office:value="0.705714285714286" calcext:value-type="float">
            <text:p>0.705714285714286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7" calcext:value-type="float">
            <text:p>57</text:p>
          </table:table-cell>
          <table:table-cell table:formula="of:=(256-[.B497])/256" office:value-type="float" office:value="0.77734375" calcext:value-type="float">
            <text:p>0.77734375</text:p>
          </table:table-cell>
          <table:table-cell table:formula="of:=[.A497]/700" office:value-type="float" office:value="0.707142857142857" calcext:value-type="float">
            <text:p>0.707142857142857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57" calcext:value-type="float">
            <text:p>57</text:p>
          </table:table-cell>
          <table:table-cell table:formula="of:=(256-[.B498])/256" office:value-type="float" office:value="0.77734375" calcext:value-type="float">
            <text:p>0.77734375</text:p>
          </table:table-cell>
          <table:table-cell table:formula="of:=[.A498]/700" office:value-type="float" office:value="0.708571428571428" calcext:value-type="float">
            <text:p>0.708571428571428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55" calcext:value-type="float">
            <text:p>55</text:p>
          </table:table-cell>
          <table:table-cell table:formula="of:=(256-[.B499])/256" office:value-type="float" office:value="0.78515625" calcext:value-type="float">
            <text:p>0.78515625</text:p>
          </table:table-cell>
          <table:table-cell table:formula="of:=[.A499]/700"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54" calcext:value-type="float">
            <text:p>54</text:p>
          </table:table-cell>
          <table:table-cell table:formula="of:=(256-[.B500])/256" office:value-type="float" office:value="0.7890625" calcext:value-type="float">
            <text:p>0.7890625</text:p>
          </table:table-cell>
          <table:table-cell table:formula="of:=[.A500]/700" office:value-type="float" office:value="0.711428571428571" calcext:value-type="float">
            <text:p>0.711428571428571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57" calcext:value-type="float">
            <text:p>57</text:p>
          </table:table-cell>
          <table:table-cell table:formula="of:=(256-[.B501])/256" office:value-type="float" office:value="0.77734375" calcext:value-type="float">
            <text:p>0.77734375</text:p>
          </table:table-cell>
          <table:table-cell table:formula="of:=[.A501]/700" office:value-type="float" office:value="0.712857142857143" calcext:value-type="float">
            <text:p>0.71285714285714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3" calcext:value-type="float">
            <text:p>53</text:p>
          </table:table-cell>
          <table:table-cell table:formula="of:=(256-[.B502])/256" office:value-type="float" office:value="0.79296875" calcext:value-type="float">
            <text:p>0.79296875</text:p>
          </table:table-cell>
          <table:table-cell table:formula="of:=[.A502]/700" office:value-type="float" office:value="0.714285714285714" calcext:value-type="float">
            <text:p>0.714285714285714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57" calcext:value-type="float">
            <text:p>57</text:p>
          </table:table-cell>
          <table:table-cell table:formula="of:=(256-[.B503])/256" office:value-type="float" office:value="0.77734375" calcext:value-type="float">
            <text:p>0.77734375</text:p>
          </table:table-cell>
          <table:table-cell table:formula="of:=[.A503]/700" office:value-type="float" office:value="0.715714285714286" calcext:value-type="float">
            <text:p>0.715714285714286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56" calcext:value-type="float">
            <text:p>56</text:p>
          </table:table-cell>
          <table:table-cell table:formula="of:=(256-[.B504])/256" office:value-type="float" office:value="0.78125" calcext:value-type="float">
            <text:p>0.78125</text:p>
          </table:table-cell>
          <table:table-cell table:formula="of:=[.A504]/700" office:value-type="float" office:value="0.717142857142857" calcext:value-type="float">
            <text:p>0.717142857142857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54" calcext:value-type="float">
            <text:p>54</text:p>
          </table:table-cell>
          <table:table-cell table:formula="of:=(256-[.B505])/256" office:value-type="float" office:value="0.7890625" calcext:value-type="float">
            <text:p>0.7890625</text:p>
          </table:table-cell>
          <table:table-cell table:formula="of:=[.A505]/700" office:value-type="float" office:value="0.718571428571429" calcext:value-type="float">
            <text:p>0.718571428571429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54" calcext:value-type="float">
            <text:p>54</text:p>
          </table:table-cell>
          <table:table-cell table:formula="of:=(256-[.B506])/256" office:value-type="float" office:value="0.7890625" calcext:value-type="float">
            <text:p>0.7890625</text:p>
          </table:table-cell>
          <table:table-cell table:formula="of:=[.A506]/700"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55" calcext:value-type="float">
            <text:p>55</text:p>
          </table:table-cell>
          <table:table-cell table:formula="of:=(256-[.B507])/256" office:value-type="float" office:value="0.78515625" calcext:value-type="float">
            <text:p>0.78515625</text:p>
          </table:table-cell>
          <table:table-cell table:formula="of:=[.A507]/700" office:value-type="float" office:value="0.721428571428571" calcext:value-type="float">
            <text:p>0.721428571428571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52" calcext:value-type="float">
            <text:p>52</text:p>
          </table:table-cell>
          <table:table-cell table:formula="of:=(256-[.B508])/256" office:value-type="float" office:value="0.796875" calcext:value-type="float">
            <text:p>0.796875</text:p>
          </table:table-cell>
          <table:table-cell table:formula="of:=[.A508]/700" office:value-type="float" office:value="0.722857142857143" calcext:value-type="float">
            <text:p>0.722857142857143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52" calcext:value-type="float">
            <text:p>52</text:p>
          </table:table-cell>
          <table:table-cell table:formula="of:=(256-[.B509])/256" office:value-type="float" office:value="0.796875" calcext:value-type="float">
            <text:p>0.796875</text:p>
          </table:table-cell>
          <table:table-cell table:formula="of:=[.A509]/700" office:value-type="float" office:value="0.724285714285714" calcext:value-type="float">
            <text:p>0.724285714285714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57" calcext:value-type="float">
            <text:p>57</text:p>
          </table:table-cell>
          <table:table-cell table:formula="of:=(256-[.B510])/256" office:value-type="float" office:value="0.77734375" calcext:value-type="float">
            <text:p>0.77734375</text:p>
          </table:table-cell>
          <table:table-cell table:formula="of:=[.A510]/700" office:value-type="float" office:value="0.725714285714286" calcext:value-type="float">
            <text:p>0.725714285714286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57" calcext:value-type="float">
            <text:p>57</text:p>
          </table:table-cell>
          <table:table-cell table:formula="of:=(256-[.B511])/256" office:value-type="float" office:value="0.77734375" calcext:value-type="float">
            <text:p>0.77734375</text:p>
          </table:table-cell>
          <table:table-cell table:formula="of:=[.A511]/700" office:value-type="float" office:value="0.727142857142857" calcext:value-type="float">
            <text:p>0.727142857142857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58" calcext:value-type="float">
            <text:p>58</text:p>
          </table:table-cell>
          <table:table-cell table:formula="of:=(256-[.B512])/256" office:value-type="float" office:value="0.7734375" calcext:value-type="float">
            <text:p>0.7734375</text:p>
          </table:table-cell>
          <table:table-cell table:formula="of:=[.A512]/700" office:value-type="float" office:value="0.728571428571429" calcext:value-type="float">
            <text:p>0.728571428571429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56" calcext:value-type="float">
            <text:p>56</text:p>
          </table:table-cell>
          <table:table-cell table:formula="of:=(256-[.B513])/256" office:value-type="float" office:value="0.78125" calcext:value-type="float">
            <text:p>0.78125</text:p>
          </table:table-cell>
          <table:table-cell table:formula="of:=[.A513]/700"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5" calcext:value-type="float">
            <text:p>55</text:p>
          </table:table-cell>
          <table:table-cell table:formula="of:=(256-[.B514])/256" office:value-type="float" office:value="0.78515625" calcext:value-type="float">
            <text:p>0.78515625</text:p>
          </table:table-cell>
          <table:table-cell table:formula="of:=[.A514]/700" office:value-type="float" office:value="0.731428571428571" calcext:value-type="float">
            <text:p>0.731428571428571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55" calcext:value-type="float">
            <text:p>55</text:p>
          </table:table-cell>
          <table:table-cell table:formula="of:=(256-[.B515])/256" office:value-type="float" office:value="0.78515625" calcext:value-type="float">
            <text:p>0.78515625</text:p>
          </table:table-cell>
          <table:table-cell table:formula="of:=[.A515]/700" office:value-type="float" office:value="0.732857142857143" calcext:value-type="float">
            <text:p>0.732857142857143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56" calcext:value-type="float">
            <text:p>56</text:p>
          </table:table-cell>
          <table:table-cell table:formula="of:=(256-[.B516])/256" office:value-type="float" office:value="0.78125" calcext:value-type="float">
            <text:p>0.78125</text:p>
          </table:table-cell>
          <table:table-cell table:formula="of:=[.A516]/700" office:value-type="float" office:value="0.734285714285714" calcext:value-type="float">
            <text:p>0.73428571428571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6" calcext:value-type="float">
            <text:p>56</text:p>
          </table:table-cell>
          <table:table-cell table:formula="of:=(256-[.B517])/256" office:value-type="float" office:value="0.78125" calcext:value-type="float">
            <text:p>0.78125</text:p>
          </table:table-cell>
          <table:table-cell table:formula="of:=[.A517]/700" office:value-type="float" office:value="0.735714285714286" calcext:value-type="float">
            <text:p>0.735714285714286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4" calcext:value-type="float">
            <text:p>54</text:p>
          </table:table-cell>
          <table:table-cell table:formula="of:=(256-[.B518])/256" office:value-type="float" office:value="0.7890625" calcext:value-type="float">
            <text:p>0.7890625</text:p>
          </table:table-cell>
          <table:table-cell table:formula="of:=[.A518]/700" office:value-type="float" office:value="0.737142857142857" calcext:value-type="float">
            <text:p>0.737142857142857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53" calcext:value-type="float">
            <text:p>53</text:p>
          </table:table-cell>
          <table:table-cell table:formula="of:=(256-[.B519])/256" office:value-type="float" office:value="0.79296875" calcext:value-type="float">
            <text:p>0.79296875</text:p>
          </table:table-cell>
          <table:table-cell table:formula="of:=[.A519]/700" office:value-type="float" office:value="0.738571428571429" calcext:value-type="float">
            <text:p>0.738571428571429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54" calcext:value-type="float">
            <text:p>54</text:p>
          </table:table-cell>
          <table:table-cell table:formula="of:=(256-[.B520])/256" office:value-type="float" office:value="0.7890625" calcext:value-type="float">
            <text:p>0.7890625</text:p>
          </table:table-cell>
          <table:table-cell table:formula="of:=[.A520]/700"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52" calcext:value-type="float">
            <text:p>52</text:p>
          </table:table-cell>
          <table:table-cell table:formula="of:=(256-[.B521])/256" office:value-type="float" office:value="0.796875" calcext:value-type="float">
            <text:p>0.796875</text:p>
          </table:table-cell>
          <table:table-cell table:formula="of:=[.A521]/700" office:value-type="float" office:value="0.741428571428571" calcext:value-type="float">
            <text:p>0.741428571428571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54" calcext:value-type="float">
            <text:p>54</text:p>
          </table:table-cell>
          <table:table-cell table:formula="of:=(256-[.B522])/256" office:value-type="float" office:value="0.7890625" calcext:value-type="float">
            <text:p>0.7890625</text:p>
          </table:table-cell>
          <table:table-cell table:formula="of:=[.A522]/700" office:value-type="float" office:value="0.742857142857143" calcext:value-type="float">
            <text:p>0.742857142857143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50" calcext:value-type="float">
            <text:p>50</text:p>
          </table:table-cell>
          <table:table-cell table:formula="of:=(256-[.B523])/256" office:value-type="float" office:value="0.8046875" calcext:value-type="float">
            <text:p>0.8046875</text:p>
          </table:table-cell>
          <table:table-cell table:formula="of:=[.A523]/700" office:value-type="float" office:value="0.744285714285714" calcext:value-type="float">
            <text:p>0.744285714285714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52" calcext:value-type="float">
            <text:p>52</text:p>
          </table:table-cell>
          <table:table-cell table:formula="of:=(256-[.B524])/256" office:value-type="float" office:value="0.796875" calcext:value-type="float">
            <text:p>0.796875</text:p>
          </table:table-cell>
          <table:table-cell table:formula="of:=[.A524]/700" office:value-type="float" office:value="0.745714285714286" calcext:value-type="float">
            <text:p>0.745714285714286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53" calcext:value-type="float">
            <text:p>53</text:p>
          </table:table-cell>
          <table:table-cell table:formula="of:=(256-[.B525])/256" office:value-type="float" office:value="0.79296875" calcext:value-type="float">
            <text:p>0.79296875</text:p>
          </table:table-cell>
          <table:table-cell table:formula="of:=[.A525]/700" office:value-type="float" office:value="0.747142857142857" calcext:value-type="float">
            <text:p>0.747142857142857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51" calcext:value-type="float">
            <text:p>51</text:p>
          </table:table-cell>
          <table:table-cell table:formula="of:=(256-[.B526])/256" office:value-type="float" office:value="0.80078125" calcext:value-type="float">
            <text:p>0.80078125</text:p>
          </table:table-cell>
          <table:table-cell table:formula="of:=[.A526]/700" office:value-type="float" office:value="0.748571428571429" calcext:value-type="float">
            <text:p>0.748571428571429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5" calcext:value-type="float">
            <text:p>55</text:p>
          </table:table-cell>
          <table:table-cell table:formula="of:=(256-[.B527])/256" office:value-type="float" office:value="0.78515625" calcext:value-type="float">
            <text:p>0.78515625</text:p>
          </table:table-cell>
          <table:table-cell table:formula="of:=[.A527]/700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53" calcext:value-type="float">
            <text:p>53</text:p>
          </table:table-cell>
          <table:table-cell table:formula="of:=(256-[.B528])/256" office:value-type="float" office:value="0.79296875" calcext:value-type="float">
            <text:p>0.79296875</text:p>
          </table:table-cell>
          <table:table-cell table:formula="of:=[.A528]/700" office:value-type="float" office:value="0.751428571428571" calcext:value-type="float">
            <text:p>0.751428571428571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50" calcext:value-type="float">
            <text:p>50</text:p>
          </table:table-cell>
          <table:table-cell table:formula="of:=(256-[.B529])/256" office:value-type="float" office:value="0.8046875" calcext:value-type="float">
            <text:p>0.8046875</text:p>
          </table:table-cell>
          <table:table-cell table:formula="of:=[.A529]/700" office:value-type="float" office:value="0.752857142857143" calcext:value-type="float">
            <text:p>0.752857142857143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50" calcext:value-type="float">
            <text:p>50</text:p>
          </table:table-cell>
          <table:table-cell table:formula="of:=(256-[.B530])/256" office:value-type="float" office:value="0.8046875" calcext:value-type="float">
            <text:p>0.8046875</text:p>
          </table:table-cell>
          <table:table-cell table:formula="of:=[.A530]/700" office:value-type="float" office:value="0.754285714285714" calcext:value-type="float">
            <text:p>0.754285714285714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50" calcext:value-type="float">
            <text:p>50</text:p>
          </table:table-cell>
          <table:table-cell table:formula="of:=(256-[.B531])/256" office:value-type="float" office:value="0.8046875" calcext:value-type="float">
            <text:p>0.8046875</text:p>
          </table:table-cell>
          <table:table-cell table:formula="of:=[.A531]/700" office:value-type="float" office:value="0.755714285714286" calcext:value-type="float">
            <text:p>0.755714285714286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51" calcext:value-type="float">
            <text:p>51</text:p>
          </table:table-cell>
          <table:table-cell table:formula="of:=(256-[.B532])/256" office:value-type="float" office:value="0.80078125" calcext:value-type="float">
            <text:p>0.80078125</text:p>
          </table:table-cell>
          <table:table-cell table:formula="of:=[.A532]/700" office:value-type="float" office:value="0.757142857142857" calcext:value-type="float">
            <text:p>0.757142857142857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51" calcext:value-type="float">
            <text:p>51</text:p>
          </table:table-cell>
          <table:table-cell table:formula="of:=(256-[.B533])/256" office:value-type="float" office:value="0.80078125" calcext:value-type="float">
            <text:p>0.80078125</text:p>
          </table:table-cell>
          <table:table-cell table:formula="of:=[.A533]/700" office:value-type="float" office:value="0.758571428571429" calcext:value-type="float">
            <text:p>0.758571428571429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53" calcext:value-type="float">
            <text:p>53</text:p>
          </table:table-cell>
          <table:table-cell table:formula="of:=(256-[.B534])/256" office:value-type="float" office:value="0.79296875" calcext:value-type="float">
            <text:p>0.79296875</text:p>
          </table:table-cell>
          <table:table-cell table:formula="of:=[.A534]/700"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50" calcext:value-type="float">
            <text:p>50</text:p>
          </table:table-cell>
          <table:table-cell table:formula="of:=(256-[.B535])/256" office:value-type="float" office:value="0.8046875" calcext:value-type="float">
            <text:p>0.8046875</text:p>
          </table:table-cell>
          <table:table-cell table:formula="of:=[.A535]/700" office:value-type="float" office:value="0.761428571428571" calcext:value-type="float">
            <text:p>0.761428571428571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54" calcext:value-type="float">
            <text:p>54</text:p>
          </table:table-cell>
          <table:table-cell table:formula="of:=(256-[.B536])/256" office:value-type="float" office:value="0.7890625" calcext:value-type="float">
            <text:p>0.7890625</text:p>
          </table:table-cell>
          <table:table-cell table:formula="of:=[.A536]/700" office:value-type="float" office:value="0.762857142857143" calcext:value-type="float">
            <text:p>0.762857142857143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52" calcext:value-type="float">
            <text:p>52</text:p>
          </table:table-cell>
          <table:table-cell table:formula="of:=(256-[.B537])/256" office:value-type="float" office:value="0.796875" calcext:value-type="float">
            <text:p>0.796875</text:p>
          </table:table-cell>
          <table:table-cell table:formula="of:=[.A537]/700" office:value-type="float" office:value="0.764285714285714" calcext:value-type="float">
            <text:p>0.764285714285714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53" calcext:value-type="float">
            <text:p>53</text:p>
          </table:table-cell>
          <table:table-cell table:formula="of:=(256-[.B538])/256" office:value-type="float" office:value="0.79296875" calcext:value-type="float">
            <text:p>0.79296875</text:p>
          </table:table-cell>
          <table:table-cell table:formula="of:=[.A538]/700" office:value-type="float" office:value="0.765714285714286" calcext:value-type="float">
            <text:p>0.765714285714286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3" calcext:value-type="float">
            <text:p>53</text:p>
          </table:table-cell>
          <table:table-cell table:formula="of:=(256-[.B539])/256" office:value-type="float" office:value="0.79296875" calcext:value-type="float">
            <text:p>0.79296875</text:p>
          </table:table-cell>
          <table:table-cell table:formula="of:=[.A539]/700" office:value-type="float" office:value="0.767142857142857" calcext:value-type="float">
            <text:p>0.767142857142857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56" calcext:value-type="float">
            <text:p>56</text:p>
          </table:table-cell>
          <table:table-cell table:formula="of:=(256-[.B540])/256" office:value-type="float" office:value="0.78125" calcext:value-type="float">
            <text:p>0.78125</text:p>
          </table:table-cell>
          <table:table-cell table:formula="of:=[.A540]/700" office:value-type="float" office:value="0.768571428571429" calcext:value-type="float">
            <text:p>0.768571428571429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57" calcext:value-type="float">
            <text:p>57</text:p>
          </table:table-cell>
          <table:table-cell table:formula="of:=(256-[.B541])/256" office:value-type="float" office:value="0.77734375" calcext:value-type="float">
            <text:p>0.77734375</text:p>
          </table:table-cell>
          <table:table-cell table:formula="of:=[.A541]/700"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54" calcext:value-type="float">
            <text:p>54</text:p>
          </table:table-cell>
          <table:table-cell table:formula="of:=(256-[.B542])/256" office:value-type="float" office:value="0.7890625" calcext:value-type="float">
            <text:p>0.7890625</text:p>
          </table:table-cell>
          <table:table-cell table:formula="of:=[.A542]/700" office:value-type="float" office:value="0.771428571428571" calcext:value-type="float">
            <text:p>0.771428571428571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55" calcext:value-type="float">
            <text:p>55</text:p>
          </table:table-cell>
          <table:table-cell table:formula="of:=(256-[.B543])/256" office:value-type="float" office:value="0.78515625" calcext:value-type="float">
            <text:p>0.78515625</text:p>
          </table:table-cell>
          <table:table-cell table:formula="of:=[.A543]/700" office:value-type="float" office:value="0.772857142857143" calcext:value-type="float">
            <text:p>0.772857142857143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53" calcext:value-type="float">
            <text:p>53</text:p>
          </table:table-cell>
          <table:table-cell table:formula="of:=(256-[.B544])/256" office:value-type="float" office:value="0.79296875" calcext:value-type="float">
            <text:p>0.79296875</text:p>
          </table:table-cell>
          <table:table-cell table:formula="of:=[.A544]/700" office:value-type="float" office:value="0.774285714285714" calcext:value-type="float">
            <text:p>0.774285714285714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51" calcext:value-type="float">
            <text:p>51</text:p>
          </table:table-cell>
          <table:table-cell table:formula="of:=(256-[.B545])/256" office:value-type="float" office:value="0.80078125" calcext:value-type="float">
            <text:p>0.80078125</text:p>
          </table:table-cell>
          <table:table-cell table:formula="of:=[.A545]/700" office:value-type="float" office:value="0.775714285714286" calcext:value-type="float">
            <text:p>0.775714285714286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51" calcext:value-type="float">
            <text:p>51</text:p>
          </table:table-cell>
          <table:table-cell table:formula="of:=(256-[.B546])/256" office:value-type="float" office:value="0.80078125" calcext:value-type="float">
            <text:p>0.80078125</text:p>
          </table:table-cell>
          <table:table-cell table:formula="of:=[.A546]/700" office:value-type="float" office:value="0.777142857142857" calcext:value-type="float">
            <text:p>0.777142857142857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51" calcext:value-type="float">
            <text:p>51</text:p>
          </table:table-cell>
          <table:table-cell table:formula="of:=(256-[.B547])/256" office:value-type="float" office:value="0.80078125" calcext:value-type="float">
            <text:p>0.80078125</text:p>
          </table:table-cell>
          <table:table-cell table:formula="of:=[.A547]/700" office:value-type="float" office:value="0.778571428571429" calcext:value-type="float">
            <text:p>0.778571428571429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48" calcext:value-type="float">
            <text:p>48</text:p>
          </table:table-cell>
          <table:table-cell table:formula="of:=(256-[.B548])/256" office:value-type="float" office:value="0.8125" calcext:value-type="float">
            <text:p>0.8125</text:p>
          </table:table-cell>
          <table:table-cell table:formula="of:=[.A548]/700"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48" calcext:value-type="float">
            <text:p>48</text:p>
          </table:table-cell>
          <table:table-cell table:formula="of:=(256-[.B549])/256" office:value-type="float" office:value="0.8125" calcext:value-type="float">
            <text:p>0.8125</text:p>
          </table:table-cell>
          <table:table-cell table:formula="of:=[.A549]/700" office:value-type="float" office:value="0.781428571428571" calcext:value-type="float">
            <text:p>0.781428571428571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51" calcext:value-type="float">
            <text:p>51</text:p>
          </table:table-cell>
          <table:table-cell table:formula="of:=(256-[.B550])/256" office:value-type="float" office:value="0.80078125" calcext:value-type="float">
            <text:p>0.80078125</text:p>
          </table:table-cell>
          <table:table-cell table:formula="of:=[.A550]/700" office:value-type="float" office:value="0.782857142857143" calcext:value-type="float">
            <text:p>0.782857142857143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50" calcext:value-type="float">
            <text:p>50</text:p>
          </table:table-cell>
          <table:table-cell table:formula="of:=(256-[.B551])/256" office:value-type="float" office:value="0.8046875" calcext:value-type="float">
            <text:p>0.8046875</text:p>
          </table:table-cell>
          <table:table-cell table:formula="of:=[.A551]/700" office:value-type="float" office:value="0.784285714285714" calcext:value-type="float">
            <text:p>0.784285714285714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49" calcext:value-type="float">
            <text:p>49</text:p>
          </table:table-cell>
          <table:table-cell table:formula="of:=(256-[.B552])/256" office:value-type="float" office:value="0.80859375" calcext:value-type="float">
            <text:p>0.80859375</text:p>
          </table:table-cell>
          <table:table-cell table:formula="of:=[.A552]/700" office:value-type="float" office:value="0.785714285714286" calcext:value-type="float">
            <text:p>0.785714285714286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48" calcext:value-type="float">
            <text:p>48</text:p>
          </table:table-cell>
          <table:table-cell table:formula="of:=(256-[.B553])/256" office:value-type="float" office:value="0.8125" calcext:value-type="float">
            <text:p>0.8125</text:p>
          </table:table-cell>
          <table:table-cell table:formula="of:=[.A553]/700" office:value-type="float" office:value="0.787142857142857" calcext:value-type="float">
            <text:p>0.787142857142857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50" calcext:value-type="float">
            <text:p>50</text:p>
          </table:table-cell>
          <table:table-cell table:formula="of:=(256-[.B554])/256" office:value-type="float" office:value="0.8046875" calcext:value-type="float">
            <text:p>0.8046875</text:p>
          </table:table-cell>
          <table:table-cell table:formula="of:=[.A554]/700" office:value-type="float" office:value="0.788571428571429" calcext:value-type="float">
            <text:p>0.788571428571429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51" calcext:value-type="float">
            <text:p>51</text:p>
          </table:table-cell>
          <table:table-cell table:formula="of:=(256-[.B555])/256" office:value-type="float" office:value="0.80078125" calcext:value-type="float">
            <text:p>0.80078125</text:p>
          </table:table-cell>
          <table:table-cell table:formula="of:=[.A555]/700"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52" calcext:value-type="float">
            <text:p>52</text:p>
          </table:table-cell>
          <table:table-cell table:formula="of:=(256-[.B556])/256" office:value-type="float" office:value="0.796875" calcext:value-type="float">
            <text:p>0.796875</text:p>
          </table:table-cell>
          <table:table-cell table:formula="of:=[.A556]/700" office:value-type="float" office:value="0.791428571428571" calcext:value-type="float">
            <text:p>0.791428571428571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55" calcext:value-type="float">
            <text:p>55</text:p>
          </table:table-cell>
          <table:table-cell table:formula="of:=(256-[.B557])/256" office:value-type="float" office:value="0.78515625" calcext:value-type="float">
            <text:p>0.78515625</text:p>
          </table:table-cell>
          <table:table-cell table:formula="of:=[.A557]/700" office:value-type="float" office:value="0.792857142857143" calcext:value-type="float">
            <text:p>0.792857142857143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54" calcext:value-type="float">
            <text:p>54</text:p>
          </table:table-cell>
          <table:table-cell table:formula="of:=(256-[.B558])/256" office:value-type="float" office:value="0.7890625" calcext:value-type="float">
            <text:p>0.7890625</text:p>
          </table:table-cell>
          <table:table-cell table:formula="of:=[.A558]/700" office:value-type="float" office:value="0.794285714285714" calcext:value-type="float">
            <text:p>0.794285714285714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52" calcext:value-type="float">
            <text:p>52</text:p>
          </table:table-cell>
          <table:table-cell table:formula="of:=(256-[.B559])/256" office:value-type="float" office:value="0.796875" calcext:value-type="float">
            <text:p>0.796875</text:p>
          </table:table-cell>
          <table:table-cell table:formula="of:=[.A559]/700" office:value-type="float" office:value="0.795714285714286" calcext:value-type="float">
            <text:p>0.795714285714286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52" calcext:value-type="float">
            <text:p>52</text:p>
          </table:table-cell>
          <table:table-cell table:formula="of:=(256-[.B560])/256" office:value-type="float" office:value="0.796875" calcext:value-type="float">
            <text:p>0.796875</text:p>
          </table:table-cell>
          <table:table-cell table:formula="of:=[.A560]/700" office:value-type="float" office:value="0.797142857142857" calcext:value-type="float">
            <text:p>0.797142857142857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52" calcext:value-type="float">
            <text:p>52</text:p>
          </table:table-cell>
          <table:table-cell table:formula="of:=(256-[.B561])/256" office:value-type="float" office:value="0.796875" calcext:value-type="float">
            <text:p>0.796875</text:p>
          </table:table-cell>
          <table:table-cell table:formula="of:=[.A561]/700" office:value-type="float" office:value="0.798571428571429" calcext:value-type="float">
            <text:p>0.798571428571429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49" calcext:value-type="float">
            <text:p>49</text:p>
          </table:table-cell>
          <table:table-cell table:formula="of:=(256-[.B562])/256" office:value-type="float" office:value="0.80859375" calcext:value-type="float">
            <text:p>0.80859375</text:p>
          </table:table-cell>
          <table:table-cell table:formula="of:=[.A562]/700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50" calcext:value-type="float">
            <text:p>50</text:p>
          </table:table-cell>
          <table:table-cell table:formula="of:=(256-[.B563])/256" office:value-type="float" office:value="0.8046875" calcext:value-type="float">
            <text:p>0.8046875</text:p>
          </table:table-cell>
          <table:table-cell table:formula="of:=[.A563]/700" office:value-type="float" office:value="0.801428571428571" calcext:value-type="float">
            <text:p>0.801428571428571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50" calcext:value-type="float">
            <text:p>50</text:p>
          </table:table-cell>
          <table:table-cell table:formula="of:=(256-[.B564])/256" office:value-type="float" office:value="0.8046875" calcext:value-type="float">
            <text:p>0.8046875</text:p>
          </table:table-cell>
          <table:table-cell table:formula="of:=[.A564]/700" office:value-type="float" office:value="0.802857142857143" calcext:value-type="float">
            <text:p>0.802857142857143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50" calcext:value-type="float">
            <text:p>50</text:p>
          </table:table-cell>
          <table:table-cell table:formula="of:=(256-[.B565])/256" office:value-type="float" office:value="0.8046875" calcext:value-type="float">
            <text:p>0.8046875</text:p>
          </table:table-cell>
          <table:table-cell table:formula="of:=[.A565]/700" office:value-type="float" office:value="0.804285714285714" calcext:value-type="float">
            <text:p>0.804285714285714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49" calcext:value-type="float">
            <text:p>49</text:p>
          </table:table-cell>
          <table:table-cell table:formula="of:=(256-[.B566])/256" office:value-type="float" office:value="0.80859375" calcext:value-type="float">
            <text:p>0.80859375</text:p>
          </table:table-cell>
          <table:table-cell table:formula="of:=[.A566]/700" office:value-type="float" office:value="0.805714285714286" calcext:value-type="float">
            <text:p>0.805714285714286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49" calcext:value-type="float">
            <text:p>49</text:p>
          </table:table-cell>
          <table:table-cell table:formula="of:=(256-[.B567])/256" office:value-type="float" office:value="0.80859375" calcext:value-type="float">
            <text:p>0.80859375</text:p>
          </table:table-cell>
          <table:table-cell table:formula="of:=[.A567]/700" office:value-type="float" office:value="0.807142857142857" calcext:value-type="float">
            <text:p>0.807142857142857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49" calcext:value-type="float">
            <text:p>49</text:p>
          </table:table-cell>
          <table:table-cell table:formula="of:=(256-[.B568])/256" office:value-type="float" office:value="0.80859375" calcext:value-type="float">
            <text:p>0.80859375</text:p>
          </table:table-cell>
          <table:table-cell table:formula="of:=[.A568]/700" office:value-type="float" office:value="0.808571428571429" calcext:value-type="float">
            <text:p>0.808571428571429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48" calcext:value-type="float">
            <text:p>48</text:p>
          </table:table-cell>
          <table:table-cell table:formula="of:=(256-[.B569])/256" office:value-type="float" office:value="0.8125" calcext:value-type="float">
            <text:p>0.8125</text:p>
          </table:table-cell>
          <table:table-cell table:formula="of:=[.A569]/700"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47" calcext:value-type="float">
            <text:p>47</text:p>
          </table:table-cell>
          <table:table-cell table:formula="of:=(256-[.B570])/256" office:value-type="float" office:value="0.81640625" calcext:value-type="float">
            <text:p>0.81640625</text:p>
          </table:table-cell>
          <table:table-cell table:formula="of:=[.A570]/700" office:value-type="float" office:value="0.811428571428571" calcext:value-type="float">
            <text:p>0.811428571428571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47" calcext:value-type="float">
            <text:p>47</text:p>
          </table:table-cell>
          <table:table-cell table:formula="of:=(256-[.B571])/256" office:value-type="float" office:value="0.81640625" calcext:value-type="float">
            <text:p>0.81640625</text:p>
          </table:table-cell>
          <table:table-cell table:formula="of:=[.A571]/700" office:value-type="float" office:value="0.812857142857143" calcext:value-type="float">
            <text:p>0.812857142857143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44" calcext:value-type="float">
            <text:p>44</text:p>
          </table:table-cell>
          <table:table-cell table:formula="of:=(256-[.B572])/256" office:value-type="float" office:value="0.828125" calcext:value-type="float">
            <text:p>0.828125</text:p>
          </table:table-cell>
          <table:table-cell table:formula="of:=[.A572]/700" office:value-type="float" office:value="0.814285714285714" calcext:value-type="float">
            <text:p>0.814285714285714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46" calcext:value-type="float">
            <text:p>46</text:p>
          </table:table-cell>
          <table:table-cell table:formula="of:=(256-[.B573])/256" office:value-type="float" office:value="0.8203125" calcext:value-type="float">
            <text:p>0.8203125</text:p>
          </table:table-cell>
          <table:table-cell table:formula="of:=[.A573]/700" office:value-type="float" office:value="0.815714285714286" calcext:value-type="float">
            <text:p>0.815714285714286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47" calcext:value-type="float">
            <text:p>47</text:p>
          </table:table-cell>
          <table:table-cell table:formula="of:=(256-[.B574])/256" office:value-type="float" office:value="0.81640625" calcext:value-type="float">
            <text:p>0.81640625</text:p>
          </table:table-cell>
          <table:table-cell table:formula="of:=[.A574]/700" office:value-type="float" office:value="0.817142857142857" calcext:value-type="float">
            <text:p>0.817142857142857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45" calcext:value-type="float">
            <text:p>45</text:p>
          </table:table-cell>
          <table:table-cell table:formula="of:=(256-[.B575])/256" office:value-type="float" office:value="0.82421875" calcext:value-type="float">
            <text:p>0.82421875</text:p>
          </table:table-cell>
          <table:table-cell table:formula="of:=[.A575]/700" office:value-type="float" office:value="0.818571428571429" calcext:value-type="float">
            <text:p>0.818571428571429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47" calcext:value-type="float">
            <text:p>47</text:p>
          </table:table-cell>
          <table:table-cell table:formula="of:=(256-[.B576])/256" office:value-type="float" office:value="0.81640625" calcext:value-type="float">
            <text:p>0.81640625</text:p>
          </table:table-cell>
          <table:table-cell table:formula="of:=[.A576]/700"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45" calcext:value-type="float">
            <text:p>45</text:p>
          </table:table-cell>
          <table:table-cell table:formula="of:=(256-[.B577])/256" office:value-type="float" office:value="0.82421875" calcext:value-type="float">
            <text:p>0.82421875</text:p>
          </table:table-cell>
          <table:table-cell table:formula="of:=[.A577]/700" office:value-type="float" office:value="0.821428571428571" calcext:value-type="float">
            <text:p>0.821428571428571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43" calcext:value-type="float">
            <text:p>43</text:p>
          </table:table-cell>
          <table:table-cell table:formula="of:=(256-[.B578])/256" office:value-type="float" office:value="0.83203125" calcext:value-type="float">
            <text:p>0.83203125</text:p>
          </table:table-cell>
          <table:table-cell table:formula="of:=[.A578]/700" office:value-type="float" office:value="0.822857142857143" calcext:value-type="float">
            <text:p>0.822857142857143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41" calcext:value-type="float">
            <text:p>41</text:p>
          </table:table-cell>
          <table:table-cell table:formula="of:=(256-[.B579])/256" office:value-type="float" office:value="0.83984375" calcext:value-type="float">
            <text:p>0.83984375</text:p>
          </table:table-cell>
          <table:table-cell table:formula="of:=[.A579]/700" office:value-type="float" office:value="0.824285714285714" calcext:value-type="float">
            <text:p>0.824285714285714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43" calcext:value-type="float">
            <text:p>43</text:p>
          </table:table-cell>
          <table:table-cell table:formula="of:=(256-[.B580])/256" office:value-type="float" office:value="0.83203125" calcext:value-type="float">
            <text:p>0.83203125</text:p>
          </table:table-cell>
          <table:table-cell table:formula="of:=[.A580]/700" office:value-type="float" office:value="0.825714285714286" calcext:value-type="float">
            <text:p>0.825714285714286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42" calcext:value-type="float">
            <text:p>42</text:p>
          </table:table-cell>
          <table:table-cell table:formula="of:=(256-[.B581])/256" office:value-type="float" office:value="0.8359375" calcext:value-type="float">
            <text:p>0.8359375</text:p>
          </table:table-cell>
          <table:table-cell table:formula="of:=[.A581]/700" office:value-type="float" office:value="0.827142857142857" calcext:value-type="float">
            <text:p>0.827142857142857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42" calcext:value-type="float">
            <text:p>42</text:p>
          </table:table-cell>
          <table:table-cell table:formula="of:=(256-[.B582])/256" office:value-type="float" office:value="0.8359375" calcext:value-type="float">
            <text:p>0.8359375</text:p>
          </table:table-cell>
          <table:table-cell table:formula="of:=[.A582]/700" office:value-type="float" office:value="0.828571428571429" calcext:value-type="float">
            <text:p>0.828571428571429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39" calcext:value-type="float">
            <text:p>39</text:p>
          </table:table-cell>
          <table:table-cell table:formula="of:=(256-[.B583])/256" office:value-type="float" office:value="0.84765625" calcext:value-type="float">
            <text:p>0.84765625</text:p>
          </table:table-cell>
          <table:table-cell table:formula="of:=[.A583]/700"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38" calcext:value-type="float">
            <text:p>38</text:p>
          </table:table-cell>
          <table:table-cell table:formula="of:=(256-[.B584])/256" office:value-type="float" office:value="0.8515625" calcext:value-type="float">
            <text:p>0.8515625</text:p>
          </table:table-cell>
          <table:table-cell table:formula="of:=[.A584]/700" office:value-type="float" office:value="0.831428571428571" calcext:value-type="float">
            <text:p>0.831428571428571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38" calcext:value-type="float">
            <text:p>38</text:p>
          </table:table-cell>
          <table:table-cell table:formula="of:=(256-[.B585])/256" office:value-type="float" office:value="0.8515625" calcext:value-type="float">
            <text:p>0.8515625</text:p>
          </table:table-cell>
          <table:table-cell table:formula="of:=[.A585]/700" office:value-type="float" office:value="0.832857142857143" calcext:value-type="float">
            <text:p>0.832857142857143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36" calcext:value-type="float">
            <text:p>36</text:p>
          </table:table-cell>
          <table:table-cell table:formula="of:=(256-[.B586])/256" office:value-type="float" office:value="0.859375" calcext:value-type="float">
            <text:p>0.859375</text:p>
          </table:table-cell>
          <table:table-cell table:formula="of:=[.A586]/700" office:value-type="float" office:value="0.834285714285714" calcext:value-type="float">
            <text:p>0.834285714285714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38" calcext:value-type="float">
            <text:p>38</text:p>
          </table:table-cell>
          <table:table-cell table:formula="of:=(256-[.B587])/256" office:value-type="float" office:value="0.8515625" calcext:value-type="float">
            <text:p>0.8515625</text:p>
          </table:table-cell>
          <table:table-cell table:formula="of:=[.A587]/700" office:value-type="float" office:value="0.835714285714286" calcext:value-type="float">
            <text:p>0.835714285714286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41" calcext:value-type="float">
            <text:p>41</text:p>
          </table:table-cell>
          <table:table-cell table:formula="of:=(256-[.B588])/256" office:value-type="float" office:value="0.83984375" calcext:value-type="float">
            <text:p>0.83984375</text:p>
          </table:table-cell>
          <table:table-cell table:formula="of:=[.A588]/700" office:value-type="float" office:value="0.837142857142857" calcext:value-type="float">
            <text:p>0.837142857142857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38" calcext:value-type="float">
            <text:p>38</text:p>
          </table:table-cell>
          <table:table-cell table:formula="of:=(256-[.B589])/256" office:value-type="float" office:value="0.8515625" calcext:value-type="float">
            <text:p>0.8515625</text:p>
          </table:table-cell>
          <table:table-cell table:formula="of:=[.A589]/700" office:value-type="float" office:value="0.838571428571428" calcext:value-type="float">
            <text:p>0.838571428571428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38" calcext:value-type="float">
            <text:p>38</text:p>
          </table:table-cell>
          <table:table-cell table:formula="of:=(256-[.B590])/256" office:value-type="float" office:value="0.8515625" calcext:value-type="float">
            <text:p>0.8515625</text:p>
          </table:table-cell>
          <table:table-cell table:formula="of:=[.A590]/700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38" calcext:value-type="float">
            <text:p>38</text:p>
          </table:table-cell>
          <table:table-cell table:formula="of:=(256-[.B591])/256" office:value-type="float" office:value="0.8515625" calcext:value-type="float">
            <text:p>0.8515625</text:p>
          </table:table-cell>
          <table:table-cell table:formula="of:=[.A591]/700" office:value-type="float" office:value="0.841428571428571" calcext:value-type="float">
            <text:p>0.841428571428571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40" calcext:value-type="float">
            <text:p>40</text:p>
          </table:table-cell>
          <table:table-cell table:formula="of:=(256-[.B592])/256" office:value-type="float" office:value="0.84375" calcext:value-type="float">
            <text:p>0.84375</text:p>
          </table:table-cell>
          <table:table-cell table:formula="of:=[.A592]/700" office:value-type="float" office:value="0.842857142857143" calcext:value-type="float">
            <text:p>0.842857142857143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43" calcext:value-type="float">
            <text:p>43</text:p>
          </table:table-cell>
          <table:table-cell table:formula="of:=(256-[.B593])/256" office:value-type="float" office:value="0.83203125" calcext:value-type="float">
            <text:p>0.83203125</text:p>
          </table:table-cell>
          <table:table-cell table:formula="of:=[.A593]/700" office:value-type="float" office:value="0.844285714285714" calcext:value-type="float">
            <text:p>0.844285714285714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41" calcext:value-type="float">
            <text:p>41</text:p>
          </table:table-cell>
          <table:table-cell table:formula="of:=(256-[.B594])/256" office:value-type="float" office:value="0.83984375" calcext:value-type="float">
            <text:p>0.83984375</text:p>
          </table:table-cell>
          <table:table-cell table:formula="of:=[.A594]/700" office:value-type="float" office:value="0.845714285714286" calcext:value-type="float">
            <text:p>0.845714285714286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41" calcext:value-type="float">
            <text:p>41</text:p>
          </table:table-cell>
          <table:table-cell table:formula="of:=(256-[.B595])/256" office:value-type="float" office:value="0.83984375" calcext:value-type="float">
            <text:p>0.83984375</text:p>
          </table:table-cell>
          <table:table-cell table:formula="of:=[.A595]/700" office:value-type="float" office:value="0.847142857142857" calcext:value-type="float">
            <text:p>0.847142857142857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40" calcext:value-type="float">
            <text:p>40</text:p>
          </table:table-cell>
          <table:table-cell table:formula="of:=(256-[.B596])/256" office:value-type="float" office:value="0.84375" calcext:value-type="float">
            <text:p>0.84375</text:p>
          </table:table-cell>
          <table:table-cell table:formula="of:=[.A596]/700" office:value-type="float" office:value="0.848571428571428" calcext:value-type="float">
            <text:p>0.848571428571428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42" calcext:value-type="float">
            <text:p>42</text:p>
          </table:table-cell>
          <table:table-cell table:formula="of:=(256-[.B597])/256" office:value-type="float" office:value="0.8359375" calcext:value-type="float">
            <text:p>0.8359375</text:p>
          </table:table-cell>
          <table:table-cell table:formula="of:=[.A597]/700"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42" calcext:value-type="float">
            <text:p>42</text:p>
          </table:table-cell>
          <table:table-cell table:formula="of:=(256-[.B598])/256" office:value-type="float" office:value="0.8359375" calcext:value-type="float">
            <text:p>0.8359375</text:p>
          </table:table-cell>
          <table:table-cell table:formula="of:=[.A598]/700" office:value-type="float" office:value="0.851428571428571" calcext:value-type="float">
            <text:p>0.851428571428571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40" calcext:value-type="float">
            <text:p>40</text:p>
          </table:table-cell>
          <table:table-cell table:formula="of:=(256-[.B599])/256" office:value-type="float" office:value="0.84375" calcext:value-type="float">
            <text:p>0.84375</text:p>
          </table:table-cell>
          <table:table-cell table:formula="of:=[.A599]/700" office:value-type="float" office:value="0.852857142857143" calcext:value-type="float">
            <text:p>0.852857142857143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41" calcext:value-type="float">
            <text:p>41</text:p>
          </table:table-cell>
          <table:table-cell table:formula="of:=(256-[.B600])/256" office:value-type="float" office:value="0.83984375" calcext:value-type="float">
            <text:p>0.83984375</text:p>
          </table:table-cell>
          <table:table-cell table:formula="of:=[.A600]/700" office:value-type="float" office:value="0.854285714285714" calcext:value-type="float">
            <text:p>0.854285714285714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41" calcext:value-type="float">
            <text:p>41</text:p>
          </table:table-cell>
          <table:table-cell table:formula="of:=(256-[.B601])/256" office:value-type="float" office:value="0.83984375" calcext:value-type="float">
            <text:p>0.83984375</text:p>
          </table:table-cell>
          <table:table-cell table:formula="of:=[.A601]/700" office:value-type="float" office:value="0.855714285714286" calcext:value-type="float">
            <text:p>0.85571428571428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1" calcext:value-type="float">
            <text:p>41</text:p>
          </table:table-cell>
          <table:table-cell table:formula="of:=(256-[.B602])/256" office:value-type="float" office:value="0.83984375" calcext:value-type="float">
            <text:p>0.83984375</text:p>
          </table:table-cell>
          <table:table-cell table:formula="of:=[.A602]/700" office:value-type="float" office:value="0.857142857142857" calcext:value-type="float">
            <text:p>0.857142857142857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41" calcext:value-type="float">
            <text:p>41</text:p>
          </table:table-cell>
          <table:table-cell table:formula="of:=(256-[.B603])/256" office:value-type="float" office:value="0.83984375" calcext:value-type="float">
            <text:p>0.83984375</text:p>
          </table:table-cell>
          <table:table-cell table:formula="of:=[.A603]/700" office:value-type="float" office:value="0.858571428571429" calcext:value-type="float">
            <text:p>0.858571428571429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37" calcext:value-type="float">
            <text:p>37</text:p>
          </table:table-cell>
          <table:table-cell table:formula="of:=(256-[.B604])/256" office:value-type="float" office:value="0.85546875" calcext:value-type="float">
            <text:p>0.85546875</text:p>
          </table:table-cell>
          <table:table-cell table:formula="of:=[.A604]/700"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37" calcext:value-type="float">
            <text:p>37</text:p>
          </table:table-cell>
          <table:table-cell table:formula="of:=(256-[.B605])/256" office:value-type="float" office:value="0.85546875" calcext:value-type="float">
            <text:p>0.85546875</text:p>
          </table:table-cell>
          <table:table-cell table:formula="of:=[.A605]/700" office:value-type="float" office:value="0.861428571428571" calcext:value-type="float">
            <text:p>0.861428571428571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37" calcext:value-type="float">
            <text:p>37</text:p>
          </table:table-cell>
          <table:table-cell table:formula="of:=(256-[.B606])/256" office:value-type="float" office:value="0.85546875" calcext:value-type="float">
            <text:p>0.85546875</text:p>
          </table:table-cell>
          <table:table-cell table:formula="of:=[.A606]/700" office:value-type="float" office:value="0.862857142857143" calcext:value-type="float">
            <text:p>0.862857142857143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(256-[.B607])/256" office:value-type="float" office:value="0.85546875" calcext:value-type="float">
            <text:p>0.85546875</text:p>
          </table:table-cell>
          <table:table-cell table:formula="of:=[.A607]/700" office:value-type="float" office:value="0.864285714285714" calcext:value-type="float">
            <text:p>0.864285714285714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37" calcext:value-type="float">
            <text:p>37</text:p>
          </table:table-cell>
          <table:table-cell table:formula="of:=(256-[.B608])/256" office:value-type="float" office:value="0.85546875" calcext:value-type="float">
            <text:p>0.85546875</text:p>
          </table:table-cell>
          <table:table-cell table:formula="of:=[.A608]/700" office:value-type="float" office:value="0.865714285714286" calcext:value-type="float">
            <text:p>0.865714285714286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36" calcext:value-type="float">
            <text:p>36</text:p>
          </table:table-cell>
          <table:table-cell table:formula="of:=(256-[.B609])/256" office:value-type="float" office:value="0.859375" calcext:value-type="float">
            <text:p>0.859375</text:p>
          </table:table-cell>
          <table:table-cell table:formula="of:=[.A609]/700" office:value-type="float" office:value="0.867142857142857" calcext:value-type="float">
            <text:p>0.867142857142857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38" calcext:value-type="float">
            <text:p>38</text:p>
          </table:table-cell>
          <table:table-cell table:formula="of:=(256-[.B610])/256" office:value-type="float" office:value="0.8515625" calcext:value-type="float">
            <text:p>0.8515625</text:p>
          </table:table-cell>
          <table:table-cell table:formula="of:=[.A610]/700" office:value-type="float" office:value="0.868571428571429" calcext:value-type="float">
            <text:p>0.868571428571429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37" calcext:value-type="float">
            <text:p>37</text:p>
          </table:table-cell>
          <table:table-cell table:formula="of:=(256-[.B611])/256" office:value-type="float" office:value="0.85546875" calcext:value-type="float">
            <text:p>0.85546875</text:p>
          </table:table-cell>
          <table:table-cell table:formula="of:=[.A611]/700" office:value-type="float" office:value="0.87" calcext:value-type="float">
            <text:p>0.87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35" calcext:value-type="float">
            <text:p>35</text:p>
          </table:table-cell>
          <table:table-cell table:formula="of:=(256-[.B612])/256" office:value-type="float" office:value="0.86328125" calcext:value-type="float">
            <text:p>0.86328125</text:p>
          </table:table-cell>
          <table:table-cell table:formula="of:=[.A612]/700" office:value-type="float" office:value="0.871428571428571" calcext:value-type="float">
            <text:p>0.871428571428571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35" calcext:value-type="float">
            <text:p>35</text:p>
          </table:table-cell>
          <table:table-cell table:formula="of:=(256-[.B613])/256" office:value-type="float" office:value="0.86328125" calcext:value-type="float">
            <text:p>0.86328125</text:p>
          </table:table-cell>
          <table:table-cell table:formula="of:=[.A613]/700" office:value-type="float" office:value="0.872857142857143" calcext:value-type="float">
            <text:p>0.872857142857143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36" calcext:value-type="float">
            <text:p>36</text:p>
          </table:table-cell>
          <table:table-cell table:formula="of:=(256-[.B614])/256" office:value-type="float" office:value="0.859375" calcext:value-type="float">
            <text:p>0.859375</text:p>
          </table:table-cell>
          <table:table-cell table:formula="of:=[.A614]/700" office:value-type="float" office:value="0.874285714285714" calcext:value-type="float">
            <text:p>0.874285714285714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35" calcext:value-type="float">
            <text:p>35</text:p>
          </table:table-cell>
          <table:table-cell table:formula="of:=(256-[.B615])/256" office:value-type="float" office:value="0.86328125" calcext:value-type="float">
            <text:p>0.86328125</text:p>
          </table:table-cell>
          <table:table-cell table:formula="of:=[.A615]/700" office:value-type="float" office:value="0.875714285714286" calcext:value-type="float">
            <text:p>0.875714285714286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33" calcext:value-type="float">
            <text:p>33</text:p>
          </table:table-cell>
          <table:table-cell table:formula="of:=(256-[.B616])/256" office:value-type="float" office:value="0.87109375" calcext:value-type="float">
            <text:p>0.87109375</text:p>
          </table:table-cell>
          <table:table-cell table:formula="of:=[.A616]/700" office:value-type="float" office:value="0.877142857142857" calcext:value-type="float">
            <text:p>0.877142857142857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35" calcext:value-type="float">
            <text:p>35</text:p>
          </table:table-cell>
          <table:table-cell table:formula="of:=(256-[.B617])/256" office:value-type="float" office:value="0.86328125" calcext:value-type="float">
            <text:p>0.86328125</text:p>
          </table:table-cell>
          <table:table-cell table:formula="of:=[.A617]/700" office:value-type="float" office:value="0.878571428571429" calcext:value-type="float">
            <text:p>0.878571428571429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34" calcext:value-type="float">
            <text:p>34</text:p>
          </table:table-cell>
          <table:table-cell table:formula="of:=(256-[.B618])/256" office:value-type="float" office:value="0.8671875" calcext:value-type="float">
            <text:p>0.8671875</text:p>
          </table:table-cell>
          <table:table-cell table:formula="of:=[.A618]/700"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34" calcext:value-type="float">
            <text:p>34</text:p>
          </table:table-cell>
          <table:table-cell table:formula="of:=(256-[.B619])/256" office:value-type="float" office:value="0.8671875" calcext:value-type="float">
            <text:p>0.8671875</text:p>
          </table:table-cell>
          <table:table-cell table:formula="of:=[.A619]/700" office:value-type="float" office:value="0.881428571428571" calcext:value-type="float">
            <text:p>0.881428571428571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32" calcext:value-type="float">
            <text:p>32</text:p>
          </table:table-cell>
          <table:table-cell table:formula="of:=(256-[.B620])/256" office:value-type="float" office:value="0.875" calcext:value-type="float">
            <text:p>0.875</text:p>
          </table:table-cell>
          <table:table-cell table:formula="of:=[.A620]/700" office:value-type="float" office:value="0.882857142857143" calcext:value-type="float">
            <text:p>0.882857142857143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31" calcext:value-type="float">
            <text:p>31</text:p>
          </table:table-cell>
          <table:table-cell table:formula="of:=(256-[.B621])/256" office:value-type="float" office:value="0.87890625" calcext:value-type="float">
            <text:p>0.87890625</text:p>
          </table:table-cell>
          <table:table-cell table:formula="of:=[.A621]/700" office:value-type="float" office:value="0.884285714285714" calcext:value-type="float">
            <text:p>0.884285714285714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7" calcext:value-type="float">
            <text:p>27</text:p>
          </table:table-cell>
          <table:table-cell table:formula="of:=(256-[.B622])/256" office:value-type="float" office:value="0.89453125" calcext:value-type="float">
            <text:p>0.89453125</text:p>
          </table:table-cell>
          <table:table-cell table:formula="of:=[.A622]/700" office:value-type="float" office:value="0.885714285714286" calcext:value-type="float">
            <text:p>0.885714285714286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28" calcext:value-type="float">
            <text:p>28</text:p>
          </table:table-cell>
          <table:table-cell table:formula="of:=(256-[.B623])/256" office:value-type="float" office:value="0.890625" calcext:value-type="float">
            <text:p>0.890625</text:p>
          </table:table-cell>
          <table:table-cell table:formula="of:=[.A623]/700" office:value-type="float" office:value="0.887142857142857" calcext:value-type="float">
            <text:p>0.887142857142857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30" calcext:value-type="float">
            <text:p>30</text:p>
          </table:table-cell>
          <table:table-cell table:formula="of:=(256-[.B624])/256" office:value-type="float" office:value="0.8828125" calcext:value-type="float">
            <text:p>0.8828125</text:p>
          </table:table-cell>
          <table:table-cell table:formula="of:=[.A624]/700" office:value-type="float" office:value="0.888571428571428" calcext:value-type="float">
            <text:p>0.888571428571428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30" calcext:value-type="float">
            <text:p>30</text:p>
          </table:table-cell>
          <table:table-cell table:formula="of:=(256-[.B625])/256" office:value-type="float" office:value="0.8828125" calcext:value-type="float">
            <text:p>0.8828125</text:p>
          </table:table-cell>
          <table:table-cell table:formula="of:=[.A625]/700" office:value-type="float" office:value="0.89" calcext:value-type="float">
            <text:p>0.89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(256-[.B626])/256" office:value-type="float" office:value="0.890625" calcext:value-type="float">
            <text:p>0.890625</text:p>
          </table:table-cell>
          <table:table-cell table:formula="of:=[.A626]/700" office:value-type="float" office:value="0.891428571428571" calcext:value-type="float">
            <text:p>0.891428571428571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28" calcext:value-type="float">
            <text:p>28</text:p>
          </table:table-cell>
          <table:table-cell table:formula="of:=(256-[.B627])/256" office:value-type="float" office:value="0.890625" calcext:value-type="float">
            <text:p>0.890625</text:p>
          </table:table-cell>
          <table:table-cell table:formula="of:=[.A627]/700" office:value-type="float" office:value="0.892857142857143" calcext:value-type="float">
            <text:p>0.892857142857143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28" calcext:value-type="float">
            <text:p>28</text:p>
          </table:table-cell>
          <table:table-cell table:formula="of:=(256-[.B628])/256" office:value-type="float" office:value="0.890625" calcext:value-type="float">
            <text:p>0.890625</text:p>
          </table:table-cell>
          <table:table-cell table:formula="of:=[.A628]/700" office:value-type="float" office:value="0.894285714285714" calcext:value-type="float">
            <text:p>0.894285714285714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27" calcext:value-type="float">
            <text:p>27</text:p>
          </table:table-cell>
          <table:table-cell table:formula="of:=(256-[.B629])/256" office:value-type="float" office:value="0.89453125" calcext:value-type="float">
            <text:p>0.89453125</text:p>
          </table:table-cell>
          <table:table-cell table:formula="of:=[.A629]/700" office:value-type="float" office:value="0.895714285714286" calcext:value-type="float">
            <text:p>0.895714285714286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31" calcext:value-type="float">
            <text:p>31</text:p>
          </table:table-cell>
          <table:table-cell table:formula="of:=(256-[.B630])/256" office:value-type="float" office:value="0.87890625" calcext:value-type="float">
            <text:p>0.87890625</text:p>
          </table:table-cell>
          <table:table-cell table:formula="of:=[.A630]/700" office:value-type="float" office:value="0.897142857142857" calcext:value-type="float">
            <text:p>0.897142857142857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32" calcext:value-type="float">
            <text:p>32</text:p>
          </table:table-cell>
          <table:table-cell table:formula="of:=(256-[.B631])/256" office:value-type="float" office:value="0.875" calcext:value-type="float">
            <text:p>0.875</text:p>
          </table:table-cell>
          <table:table-cell table:formula="of:=[.A631]/700" office:value-type="float" office:value="0.898571428571429" calcext:value-type="float">
            <text:p>0.898571428571429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9" calcext:value-type="float">
            <text:p>29</text:p>
          </table:table-cell>
          <table:table-cell table:formula="of:=(256-[.B632])/256" office:value-type="float" office:value="0.88671875" calcext:value-type="float">
            <text:p>0.88671875</text:p>
          </table:table-cell>
          <table:table-cell table:formula="of:=[.A632]/700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31" calcext:value-type="float">
            <text:p>31</text:p>
          </table:table-cell>
          <table:table-cell table:formula="of:=(256-[.B633])/256" office:value-type="float" office:value="0.87890625" calcext:value-type="float">
            <text:p>0.87890625</text:p>
          </table:table-cell>
          <table:table-cell table:formula="of:=[.A633]/700" office:value-type="float" office:value="0.901428571428571" calcext:value-type="float">
            <text:p>0.901428571428571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29" calcext:value-type="float">
            <text:p>29</text:p>
          </table:table-cell>
          <table:table-cell table:formula="of:=(256-[.B634])/256" office:value-type="float" office:value="0.88671875" calcext:value-type="float">
            <text:p>0.88671875</text:p>
          </table:table-cell>
          <table:table-cell table:formula="of:=[.A634]/700" office:value-type="float" office:value="0.902857142857143" calcext:value-type="float">
            <text:p>0.902857142857143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29" calcext:value-type="float">
            <text:p>29</text:p>
          </table:table-cell>
          <table:table-cell table:formula="of:=(256-[.B635])/256" office:value-type="float" office:value="0.88671875" calcext:value-type="float">
            <text:p>0.88671875</text:p>
          </table:table-cell>
          <table:table-cell table:formula="of:=[.A635]/700" office:value-type="float" office:value="0.904285714285714" calcext:value-type="float">
            <text:p>0.904285714285714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26" calcext:value-type="float">
            <text:p>26</text:p>
          </table:table-cell>
          <table:table-cell table:formula="of:=(256-[.B636])/256" office:value-type="float" office:value="0.8984375" calcext:value-type="float">
            <text:p>0.8984375</text:p>
          </table:table-cell>
          <table:table-cell table:formula="of:=[.A636]/700" office:value-type="float" office:value="0.905714285714286" calcext:value-type="float">
            <text:p>0.905714285714286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25" calcext:value-type="float">
            <text:p>25</text:p>
          </table:table-cell>
          <table:table-cell table:formula="of:=(256-[.B637])/256" office:value-type="float" office:value="0.90234375" calcext:value-type="float">
            <text:p>0.90234375</text:p>
          </table:table-cell>
          <table:table-cell table:formula="of:=[.A637]/700" office:value-type="float" office:value="0.907142857142857" calcext:value-type="float">
            <text:p>0.907142857142857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26" calcext:value-type="float">
            <text:p>26</text:p>
          </table:table-cell>
          <table:table-cell table:formula="of:=(256-[.B638])/256" office:value-type="float" office:value="0.8984375" calcext:value-type="float">
            <text:p>0.8984375</text:p>
          </table:table-cell>
          <table:table-cell table:formula="of:=[.A638]/700" office:value-type="float" office:value="0.908571428571429" calcext:value-type="float">
            <text:p>0.908571428571429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27" calcext:value-type="float">
            <text:p>27</text:p>
          </table:table-cell>
          <table:table-cell table:formula="of:=(256-[.B639])/256" office:value-type="float" office:value="0.89453125" calcext:value-type="float">
            <text:p>0.89453125</text:p>
          </table:table-cell>
          <table:table-cell table:formula="of:=[.A639]/700" office:value-type="float" office:value="0.91" calcext:value-type="float">
            <text:p>0.91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28" calcext:value-type="float">
            <text:p>28</text:p>
          </table:table-cell>
          <table:table-cell table:formula="of:=(256-[.B640])/256" office:value-type="float" office:value="0.890625" calcext:value-type="float">
            <text:p>0.890625</text:p>
          </table:table-cell>
          <table:table-cell table:formula="of:=[.A640]/700" office:value-type="float" office:value="0.911428571428571" calcext:value-type="float">
            <text:p>0.911428571428571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30" calcext:value-type="float">
            <text:p>30</text:p>
          </table:table-cell>
          <table:table-cell table:formula="of:=(256-[.B641])/256" office:value-type="float" office:value="0.8828125" calcext:value-type="float">
            <text:p>0.8828125</text:p>
          </table:table-cell>
          <table:table-cell table:formula="of:=[.A641]/700" office:value-type="float" office:value="0.912857142857143" calcext:value-type="float">
            <text:p>0.912857142857143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30" calcext:value-type="float">
            <text:p>30</text:p>
          </table:table-cell>
          <table:table-cell table:formula="of:=(256-[.B642])/256" office:value-type="float" office:value="0.8828125" calcext:value-type="float">
            <text:p>0.8828125</text:p>
          </table:table-cell>
          <table:table-cell table:formula="of:=[.A642]/700" office:value-type="float" office:value="0.914285714285714" calcext:value-type="float">
            <text:p>0.914285714285714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31" calcext:value-type="float">
            <text:p>31</text:p>
          </table:table-cell>
          <table:table-cell table:formula="of:=(256-[.B643])/256" office:value-type="float" office:value="0.87890625" calcext:value-type="float">
            <text:p>0.87890625</text:p>
          </table:table-cell>
          <table:table-cell table:formula="of:=[.A643]/700" office:value-type="float" office:value="0.915714285714286" calcext:value-type="float">
            <text:p>0.915714285714286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32" calcext:value-type="float">
            <text:p>32</text:p>
          </table:table-cell>
          <table:table-cell table:formula="of:=(256-[.B644])/256" office:value-type="float" office:value="0.875" calcext:value-type="float">
            <text:p>0.875</text:p>
          </table:table-cell>
          <table:table-cell table:formula="of:=[.A644]/700" office:value-type="float" office:value="0.917142857142857" calcext:value-type="float">
            <text:p>0.917142857142857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27" calcext:value-type="float">
            <text:p>27</text:p>
          </table:table-cell>
          <table:table-cell table:formula="of:=(256-[.B645])/256" office:value-type="float" office:value="0.89453125" calcext:value-type="float">
            <text:p>0.89453125</text:p>
          </table:table-cell>
          <table:table-cell table:formula="of:=[.A645]/700" office:value-type="float" office:value="0.918571428571429" calcext:value-type="float">
            <text:p>0.918571428571429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7" calcext:value-type="float">
            <text:p>27</text:p>
          </table:table-cell>
          <table:table-cell table:formula="of:=(256-[.B646])/256" office:value-type="float" office:value="0.89453125" calcext:value-type="float">
            <text:p>0.89453125</text:p>
          </table:table-cell>
          <table:table-cell table:formula="of:=[.A646]/700"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24" calcext:value-type="float">
            <text:p>24</text:p>
          </table:table-cell>
          <table:table-cell table:formula="of:=(256-[.B647])/256" office:value-type="float" office:value="0.90625" calcext:value-type="float">
            <text:p>0.90625</text:p>
          </table:table-cell>
          <table:table-cell table:formula="of:=[.A647]/700" office:value-type="float" office:value="0.921428571428571" calcext:value-type="float">
            <text:p>0.921428571428571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30" calcext:value-type="float">
            <text:p>30</text:p>
          </table:table-cell>
          <table:table-cell table:formula="of:=(256-[.B648])/256" office:value-type="float" office:value="0.8828125" calcext:value-type="float">
            <text:p>0.8828125</text:p>
          </table:table-cell>
          <table:table-cell table:formula="of:=[.A648]/700" office:value-type="float" office:value="0.922857142857143" calcext:value-type="float">
            <text:p>0.922857142857143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29" calcext:value-type="float">
            <text:p>29</text:p>
          </table:table-cell>
          <table:table-cell table:formula="of:=(256-[.B649])/256" office:value-type="float" office:value="0.88671875" calcext:value-type="float">
            <text:p>0.88671875</text:p>
          </table:table-cell>
          <table:table-cell table:formula="of:=[.A649]/700" office:value-type="float" office:value="0.924285714285714" calcext:value-type="float">
            <text:p>0.924285714285714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30" calcext:value-type="float">
            <text:p>30</text:p>
          </table:table-cell>
          <table:table-cell table:formula="of:=(256-[.B650])/256" office:value-type="float" office:value="0.8828125" calcext:value-type="float">
            <text:p>0.8828125</text:p>
          </table:table-cell>
          <table:table-cell table:formula="of:=[.A650]/700" office:value-type="float" office:value="0.925714285714286" calcext:value-type="float">
            <text:p>0.925714285714286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31" calcext:value-type="float">
            <text:p>31</text:p>
          </table:table-cell>
          <table:table-cell table:formula="of:=(256-[.B651])/256" office:value-type="float" office:value="0.87890625" calcext:value-type="float">
            <text:p>0.87890625</text:p>
          </table:table-cell>
          <table:table-cell table:formula="of:=[.A651]/700" office:value-type="float" office:value="0.927142857142857" calcext:value-type="float">
            <text:p>0.92714285714285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7" calcext:value-type="float">
            <text:p>27</text:p>
          </table:table-cell>
          <table:table-cell table:formula="of:=(256-[.B652])/256" office:value-type="float" office:value="0.89453125" calcext:value-type="float">
            <text:p>0.89453125</text:p>
          </table:table-cell>
          <table:table-cell table:formula="of:=[.A652]/700" office:value-type="float" office:value="0.928571428571429" calcext:value-type="float">
            <text:p>0.928571428571429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28" calcext:value-type="float">
            <text:p>28</text:p>
          </table:table-cell>
          <table:table-cell table:formula="of:=(256-[.B653])/256" office:value-type="float" office:value="0.890625" calcext:value-type="float">
            <text:p>0.890625</text:p>
          </table:table-cell>
          <table:table-cell table:formula="of:=[.A653]/700" office:value-type="float" office:value="0.93" calcext:value-type="float">
            <text:p>0.93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26" calcext:value-type="float">
            <text:p>26</text:p>
          </table:table-cell>
          <table:table-cell table:formula="of:=(256-[.B654])/256" office:value-type="float" office:value="0.8984375" calcext:value-type="float">
            <text:p>0.8984375</text:p>
          </table:table-cell>
          <table:table-cell table:formula="of:=[.A654]/700" office:value-type="float" office:value="0.931428571428571" calcext:value-type="float">
            <text:p>0.931428571428571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25" calcext:value-type="float">
            <text:p>25</text:p>
          </table:table-cell>
          <table:table-cell table:formula="of:=(256-[.B655])/256" office:value-type="float" office:value="0.90234375" calcext:value-type="float">
            <text:p>0.90234375</text:p>
          </table:table-cell>
          <table:table-cell table:formula="of:=[.A655]/700" office:value-type="float" office:value="0.932857142857143" calcext:value-type="float">
            <text:p>0.932857142857143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26" calcext:value-type="float">
            <text:p>26</text:p>
          </table:table-cell>
          <table:table-cell table:formula="of:=(256-[.B656])/256" office:value-type="float" office:value="0.8984375" calcext:value-type="float">
            <text:p>0.8984375</text:p>
          </table:table-cell>
          <table:table-cell table:formula="of:=[.A656]/700" office:value-type="float" office:value="0.934285714285714" calcext:value-type="float">
            <text:p>0.934285714285714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22" calcext:value-type="float">
            <text:p>22</text:p>
          </table:table-cell>
          <table:table-cell table:formula="of:=(256-[.B657])/256" office:value-type="float" office:value="0.9140625" calcext:value-type="float">
            <text:p>0.9140625</text:p>
          </table:table-cell>
          <table:table-cell table:formula="of:=[.A657]/700" office:value-type="float" office:value="0.935714285714286" calcext:value-type="float">
            <text:p>0.935714285714286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5" calcext:value-type="float">
            <text:p>25</text:p>
          </table:table-cell>
          <table:table-cell table:formula="of:=(256-[.B658])/256" office:value-type="float" office:value="0.90234375" calcext:value-type="float">
            <text:p>0.90234375</text:p>
          </table:table-cell>
          <table:table-cell table:formula="of:=[.A658]/700" office:value-type="float" office:value="0.937142857142857" calcext:value-type="float">
            <text:p>0.937142857142857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25" calcext:value-type="float">
            <text:p>25</text:p>
          </table:table-cell>
          <table:table-cell table:formula="of:=(256-[.B659])/256" office:value-type="float" office:value="0.90234375" calcext:value-type="float">
            <text:p>0.90234375</text:p>
          </table:table-cell>
          <table:table-cell table:formula="of:=[.A659]/700" office:value-type="float" office:value="0.938571428571429" calcext:value-type="float">
            <text:p>0.938571428571429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22" calcext:value-type="float">
            <text:p>22</text:p>
          </table:table-cell>
          <table:table-cell table:formula="of:=(256-[.B660])/256" office:value-type="float" office:value="0.9140625" calcext:value-type="float">
            <text:p>0.9140625</text:p>
          </table:table-cell>
          <table:table-cell table:formula="of:=[.A660]/700"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21" calcext:value-type="float">
            <text:p>21</text:p>
          </table:table-cell>
          <table:table-cell table:formula="of:=(256-[.B661])/256" office:value-type="float" office:value="0.91796875" calcext:value-type="float">
            <text:p>0.91796875</text:p>
          </table:table-cell>
          <table:table-cell table:formula="of:=[.A661]/700" office:value-type="float" office:value="0.941428571428571" calcext:value-type="float">
            <text:p>0.941428571428571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4" calcext:value-type="float">
            <text:p>24</text:p>
          </table:table-cell>
          <table:table-cell table:formula="of:=(256-[.B662])/256" office:value-type="float" office:value="0.90625" calcext:value-type="float">
            <text:p>0.90625</text:p>
          </table:table-cell>
          <table:table-cell table:formula="of:=[.A662]/700" office:value-type="float" office:value="0.942857142857143" calcext:value-type="float">
            <text:p>0.942857142857143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22" calcext:value-type="float">
            <text:p>22</text:p>
          </table:table-cell>
          <table:table-cell table:formula="of:=(256-[.B663])/256" office:value-type="float" office:value="0.9140625" calcext:value-type="float">
            <text:p>0.9140625</text:p>
          </table:table-cell>
          <table:table-cell table:formula="of:=[.A663]/700" office:value-type="float" office:value="0.944285714285714" calcext:value-type="float">
            <text:p>0.944285714285714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23" calcext:value-type="float">
            <text:p>23</text:p>
          </table:table-cell>
          <table:table-cell table:formula="of:=(256-[.B664])/256" office:value-type="float" office:value="0.91015625" calcext:value-type="float">
            <text:p>0.91015625</text:p>
          </table:table-cell>
          <table:table-cell table:formula="of:=[.A664]/700" office:value-type="float" office:value="0.945714285714286" calcext:value-type="float">
            <text:p>0.945714285714286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23" calcext:value-type="float">
            <text:p>23</text:p>
          </table:table-cell>
          <table:table-cell table:formula="of:=(256-[.B665])/256" office:value-type="float" office:value="0.91015625" calcext:value-type="float">
            <text:p>0.91015625</text:p>
          </table:table-cell>
          <table:table-cell table:formula="of:=[.A665]/700" office:value-type="float" office:value="0.947142857142857" calcext:value-type="float">
            <text:p>0.947142857142857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8" calcext:value-type="float">
            <text:p>18</text:p>
          </table:table-cell>
          <table:table-cell table:formula="of:=(256-[.B666])/256" office:value-type="float" office:value="0.9296875" calcext:value-type="float">
            <text:p>0.9296875</text:p>
          </table:table-cell>
          <table:table-cell table:formula="of:=[.A666]/700" office:value-type="float" office:value="0.948571428571429" calcext:value-type="float">
            <text:p>0.948571428571429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9" calcext:value-type="float">
            <text:p>19</text:p>
          </table:table-cell>
          <table:table-cell table:formula="of:=(256-[.B667])/256" office:value-type="float" office:value="0.92578125" calcext:value-type="float">
            <text:p>0.92578125</text:p>
          </table:table-cell>
          <table:table-cell table:formula="of:=[.A667]/700"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6" calcext:value-type="float">
            <text:p>16</text:p>
          </table:table-cell>
          <table:table-cell table:formula="of:=(256-[.B668])/256" office:value-type="float" office:value="0.9375" calcext:value-type="float">
            <text:p>0.9375</text:p>
          </table:table-cell>
          <table:table-cell table:formula="of:=[.A668]/700" office:value-type="float" office:value="0.951428571428571" calcext:value-type="float">
            <text:p>0.951428571428571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7" calcext:value-type="float">
            <text:p>17</text:p>
          </table:table-cell>
          <table:table-cell table:formula="of:=(256-[.B669])/256" office:value-type="float" office:value="0.93359375" calcext:value-type="float">
            <text:p>0.93359375</text:p>
          </table:table-cell>
          <table:table-cell table:formula="of:=[.A669]/700" office:value-type="float" office:value="0.952857142857143" calcext:value-type="float">
            <text:p>0.952857142857143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9" calcext:value-type="float">
            <text:p>19</text:p>
          </table:table-cell>
          <table:table-cell table:formula="of:=(256-[.B670])/256" office:value-type="float" office:value="0.92578125" calcext:value-type="float">
            <text:p>0.92578125</text:p>
          </table:table-cell>
          <table:table-cell table:formula="of:=[.A670]/700" office:value-type="float" office:value="0.954285714285714" calcext:value-type="float">
            <text:p>0.954285714285714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8" calcext:value-type="float">
            <text:p>18</text:p>
          </table:table-cell>
          <table:table-cell table:formula="of:=(256-[.B671])/256" office:value-type="float" office:value="0.9296875" calcext:value-type="float">
            <text:p>0.9296875</text:p>
          </table:table-cell>
          <table:table-cell table:formula="of:=[.A671]/700" office:value-type="float" office:value="0.955714285714286" calcext:value-type="float">
            <text:p>0.955714285714286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8" calcext:value-type="float">
            <text:p>18</text:p>
          </table:table-cell>
          <table:table-cell table:formula="of:=(256-[.B672])/256" office:value-type="float" office:value="0.9296875" calcext:value-type="float">
            <text:p>0.9296875</text:p>
          </table:table-cell>
          <table:table-cell table:formula="of:=[.A672]/700" office:value-type="float" office:value="0.957142857142857" calcext:value-type="float">
            <text:p>0.957142857142857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8" calcext:value-type="float">
            <text:p>18</text:p>
          </table:table-cell>
          <table:table-cell table:formula="of:=(256-[.B673])/256" office:value-type="float" office:value="0.9296875" calcext:value-type="float">
            <text:p>0.9296875</text:p>
          </table:table-cell>
          <table:table-cell table:formula="of:=[.A673]/700" office:value-type="float" office:value="0.958571428571429" calcext:value-type="float">
            <text:p>0.958571428571429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7" calcext:value-type="float">
            <text:p>17</text:p>
          </table:table-cell>
          <table:table-cell table:formula="of:=(256-[.B674])/256" office:value-type="float" office:value="0.93359375" calcext:value-type="float">
            <text:p>0.93359375</text:p>
          </table:table-cell>
          <table:table-cell table:formula="of:=[.A674]/700"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20" calcext:value-type="float">
            <text:p>20</text:p>
          </table:table-cell>
          <table:table-cell table:formula="of:=(256-[.B675])/256" office:value-type="float" office:value="0.921875" calcext:value-type="float">
            <text:p>0.921875</text:p>
          </table:table-cell>
          <table:table-cell table:formula="of:=[.A675]/700" office:value-type="float" office:value="0.961428571428571" calcext:value-type="float">
            <text:p>0.961428571428571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9" calcext:value-type="float">
            <text:p>19</text:p>
          </table:table-cell>
          <table:table-cell table:formula="of:=(256-[.B676])/256" office:value-type="float" office:value="0.92578125" calcext:value-type="float">
            <text:p>0.92578125</text:p>
          </table:table-cell>
          <table:table-cell table:formula="of:=[.A676]/700" office:value-type="float" office:value="0.962857142857143" calcext:value-type="float">
            <text:p>0.962857142857143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8" calcext:value-type="float">
            <text:p>18</text:p>
          </table:table-cell>
          <table:table-cell table:formula="of:=(256-[.B677])/256" office:value-type="float" office:value="0.9296875" calcext:value-type="float">
            <text:p>0.9296875</text:p>
          </table:table-cell>
          <table:table-cell table:formula="of:=[.A677]/700" office:value-type="float" office:value="0.964285714285714" calcext:value-type="float">
            <text:p>0.964285714285714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7" calcext:value-type="float">
            <text:p>17</text:p>
          </table:table-cell>
          <table:table-cell table:formula="of:=(256-[.B678])/256" office:value-type="float" office:value="0.93359375" calcext:value-type="float">
            <text:p>0.93359375</text:p>
          </table:table-cell>
          <table:table-cell table:formula="of:=[.A678]/700" office:value-type="float" office:value="0.965714285714286" calcext:value-type="float">
            <text:p>0.965714285714286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6" calcext:value-type="float">
            <text:p>16</text:p>
          </table:table-cell>
          <table:table-cell table:formula="of:=(256-[.B679])/256" office:value-type="float" office:value="0.9375" calcext:value-type="float">
            <text:p>0.9375</text:p>
          </table:table-cell>
          <table:table-cell table:formula="of:=[.A679]/700" office:value-type="float" office:value="0.967142857142857" calcext:value-type="float">
            <text:p>0.967142857142857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6" calcext:value-type="float">
            <text:p>16</text:p>
          </table:table-cell>
          <table:table-cell table:formula="of:=(256-[.B680])/256" office:value-type="float" office:value="0.9375" calcext:value-type="float">
            <text:p>0.9375</text:p>
          </table:table-cell>
          <table:table-cell table:formula="of:=[.A680]/700" office:value-type="float" office:value="0.968571428571429" calcext:value-type="float">
            <text:p>0.968571428571429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5" calcext:value-type="float">
            <text:p>15</text:p>
          </table:table-cell>
          <table:table-cell table:formula="of:=(256-[.B681])/256" office:value-type="float" office:value="0.94140625" calcext:value-type="float">
            <text:p>0.94140625</text:p>
          </table:table-cell>
          <table:table-cell table:formula="of:=[.A681]/700"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7" calcext:value-type="float">
            <text:p>17</text:p>
          </table:table-cell>
          <table:table-cell table:formula="of:=(256-[.B682])/256" office:value-type="float" office:value="0.93359375" calcext:value-type="float">
            <text:p>0.93359375</text:p>
          </table:table-cell>
          <table:table-cell table:formula="of:=[.A682]/700" office:value-type="float" office:value="0.971428571428571" calcext:value-type="float">
            <text:p>0.971428571428571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3" calcext:value-type="float">
            <text:p>13</text:p>
          </table:table-cell>
          <table:table-cell table:formula="of:=(256-[.B683])/256" office:value-type="float" office:value="0.94921875" calcext:value-type="float">
            <text:p>0.94921875</text:p>
          </table:table-cell>
          <table:table-cell table:formula="of:=[.A683]/700" office:value-type="float" office:value="0.972857142857143" calcext:value-type="float">
            <text:p>0.972857142857143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4" calcext:value-type="float">
            <text:p>14</text:p>
          </table:table-cell>
          <table:table-cell table:formula="of:=(256-[.B684])/256" office:value-type="float" office:value="0.9453125" calcext:value-type="float">
            <text:p>0.9453125</text:p>
          </table:table-cell>
          <table:table-cell table:formula="of:=[.A684]/700" office:value-type="float" office:value="0.974285714285714" calcext:value-type="float">
            <text:p>0.974285714285714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3" calcext:value-type="float">
            <text:p>13</text:p>
          </table:table-cell>
          <table:table-cell table:formula="of:=(256-[.B685])/256" office:value-type="float" office:value="0.94921875" calcext:value-type="float">
            <text:p>0.94921875</text:p>
          </table:table-cell>
          <table:table-cell table:formula="of:=[.A685]/700" office:value-type="float" office:value="0.975714285714286" calcext:value-type="float">
            <text:p>0.975714285714286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3" calcext:value-type="float">
            <text:p>13</text:p>
          </table:table-cell>
          <table:table-cell table:formula="of:=(256-[.B686])/256" office:value-type="float" office:value="0.94921875" calcext:value-type="float">
            <text:p>0.94921875</text:p>
          </table:table-cell>
          <table:table-cell table:formula="of:=[.A686]/700" office:value-type="float" office:value="0.977142857142857" calcext:value-type="float">
            <text:p>0.977142857142857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1" calcext:value-type="float">
            <text:p>11</text:p>
          </table:table-cell>
          <table:table-cell table:formula="of:=(256-[.B687])/256" office:value-type="float" office:value="0.95703125" calcext:value-type="float">
            <text:p>0.95703125</text:p>
          </table:table-cell>
          <table:table-cell table:formula="of:=[.A687]/700" office:value-type="float" office:value="0.978571428571429" calcext:value-type="float">
            <text:p>0.978571428571429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1" calcext:value-type="float">
            <text:p>11</text:p>
          </table:table-cell>
          <table:table-cell table:formula="of:=(256-[.B688])/256" office:value-type="float" office:value="0.95703125" calcext:value-type="float">
            <text:p>0.95703125</text:p>
          </table:table-cell>
          <table:table-cell table:formula="of:=[.A688]/700"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2" calcext:value-type="float">
            <text:p>12</text:p>
          </table:table-cell>
          <table:table-cell table:formula="of:=(256-[.B689])/256" office:value-type="float" office:value="0.953125" calcext:value-type="float">
            <text:p>0.953125</text:p>
          </table:table-cell>
          <table:table-cell table:formula="of:=[.A689]/700" office:value-type="float" office:value="0.981428571428571" calcext:value-type="float">
            <text:p>0.981428571428571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3" calcext:value-type="float">
            <text:p>13</text:p>
          </table:table-cell>
          <table:table-cell table:formula="of:=(256-[.B690])/256" office:value-type="float" office:value="0.94921875" calcext:value-type="float">
            <text:p>0.94921875</text:p>
          </table:table-cell>
          <table:table-cell table:formula="of:=[.A690]/700" office:value-type="float" office:value="0.982857142857143" calcext:value-type="float">
            <text:p>0.982857142857143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0" calcext:value-type="float">
            <text:p>10</text:p>
          </table:table-cell>
          <table:table-cell table:formula="of:=(256-[.B691])/256" office:value-type="float" office:value="0.9609375" calcext:value-type="float">
            <text:p>0.9609375</text:p>
          </table:table-cell>
          <table:table-cell table:formula="of:=[.A691]/700" office:value-type="float" office:value="0.984285714285714" calcext:value-type="float">
            <text:p>0.984285714285714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1" calcext:value-type="float">
            <text:p>11</text:p>
          </table:table-cell>
          <table:table-cell table:formula="of:=(256-[.B692])/256" office:value-type="float" office:value="0.95703125" calcext:value-type="float">
            <text:p>0.95703125</text:p>
          </table:table-cell>
          <table:table-cell table:formula="of:=[.A692]/700" office:value-type="float" office:value="0.985714285714286" calcext:value-type="float">
            <text:p>0.985714285714286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2" calcext:value-type="float">
            <text:p>12</text:p>
          </table:table-cell>
          <table:table-cell table:formula="of:=(256-[.B693])/256" office:value-type="float" office:value="0.953125" calcext:value-type="float">
            <text:p>0.953125</text:p>
          </table:table-cell>
          <table:table-cell table:formula="of:=[.A693]/700" office:value-type="float" office:value="0.987142857142857" calcext:value-type="float">
            <text:p>0.987142857142857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3" calcext:value-type="float">
            <text:p>13</text:p>
          </table:table-cell>
          <table:table-cell table:formula="of:=(256-[.B694])/256" office:value-type="float" office:value="0.94921875" calcext:value-type="float">
            <text:p>0.94921875</text:p>
          </table:table-cell>
          <table:table-cell table:formula="of:=[.A694]/700" office:value-type="float" office:value="0.988571428571428" calcext:value-type="float">
            <text:p>0.988571428571428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2" calcext:value-type="float">
            <text:p>12</text:p>
          </table:table-cell>
          <table:table-cell table:formula="of:=(256-[.B695])/256" office:value-type="float" office:value="0.953125" calcext:value-type="float">
            <text:p>0.953125</text:p>
          </table:table-cell>
          <table:table-cell table:formula="of:=[.A695]/700"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2" calcext:value-type="float">
            <text:p>12</text:p>
          </table:table-cell>
          <table:table-cell table:formula="of:=(256-[.B696])/256" office:value-type="float" office:value="0.953125" calcext:value-type="float">
            <text:p>0.953125</text:p>
          </table:table-cell>
          <table:table-cell table:formula="of:=[.A696]/700" office:value-type="float" office:value="0.991428571428571" calcext:value-type="float">
            <text:p>0.991428571428571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3" calcext:value-type="float">
            <text:p>13</text:p>
          </table:table-cell>
          <table:table-cell table:formula="of:=(256-[.B697])/256" office:value-type="float" office:value="0.94921875" calcext:value-type="float">
            <text:p>0.94921875</text:p>
          </table:table-cell>
          <table:table-cell table:formula="of:=[.A697]/700" office:value-type="float" office:value="0.992857142857143" calcext:value-type="float">
            <text:p>0.992857142857143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2" calcext:value-type="float">
            <text:p>12</text:p>
          </table:table-cell>
          <table:table-cell table:formula="of:=(256-[.B698])/256" office:value-type="float" office:value="0.953125" calcext:value-type="float">
            <text:p>0.953125</text:p>
          </table:table-cell>
          <table:table-cell table:formula="of:=[.A698]/700" office:value-type="float" office:value="0.994285714285714" calcext:value-type="float">
            <text:p>0.994285714285714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9" calcext:value-type="float">
            <text:p>9</text:p>
          </table:table-cell>
          <table:table-cell table:formula="of:=(256-[.B699])/256" office:value-type="float" office:value="0.96484375" calcext:value-type="float">
            <text:p>0.96484375</text:p>
          </table:table-cell>
          <table:table-cell table:formula="of:=[.A699]/700" office:value-type="float" office:value="0.995714285714286" calcext:value-type="float">
            <text:p>0.995714285714286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8" calcext:value-type="float">
            <text:p>8</text:p>
          </table:table-cell>
          <table:table-cell table:formula="of:=(256-[.B700])/256" office:value-type="float" office:value="0.96875" calcext:value-type="float">
            <text:p>0.96875</text:p>
          </table:table-cell>
          <table:table-cell table:formula="of:=[.A700]/700" office:value-type="float" office:value="0.997142857142857" calcext:value-type="float">
            <text:p>0.997142857142857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4" calcext:value-type="float">
            <text:p>4</text:p>
          </table:table-cell>
          <table:table-cell table:formula="of:=(256-[.B701])/256" office:value-type="float" office:value="0.984375" calcext:value-type="float">
            <text:p>0.984375</text:p>
          </table:table-cell>
          <table:table-cell table:formula="of:=[.A701]/700" office:value-type="float" office:value="0.998571428571429" calcext:value-type="float">
            <text:p>0.998571428571429</text:p>
          </table:table-cell>
        </table:table-row>
        <table:table-row table:style-name="ro1" table:number-rows-repeated="104787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5T14:30:02.688717126</meta:creation-date>
    <dc:date>2024-11-25T14:39:03.670264323</dc:date>
    <meta:editing-duration>PT9M1S</meta:editing-duration>
    <meta:editing-cycles>1</meta:editing-cycles>
    <meta:document-statistic meta:table-count="1" meta:cell-count="2804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2.422cm" svg:height="24.449cm" xlink:href=".." xlink:type="simple" chart:class="chart:line" chart:style-name="ch1">
        <chart:legend chart:legend-position="end" svg:x="38.862cm" svg:y="11.925cm" style:legend-expansion="high" chart:style-name="ch2"/>
        <chart:plot-area chart:style-name="ch3" table:cell-range-address="Sheet1.B1:Sheet1.B701" chart:data-source-has-labels="row" svg:x="0.848cm" svg:y="0.488cm" svg:width="37.166cm" svg:height="23.473cm">
          <chart:coordinate-region svg:x="1.654cm" svg:y="0.687cm" svg:width="36.322cm" svg:height="22.3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701" chart:label-cell-address="Sheet1.B1:Sheet1.B1" chart:class="chart:line">
            <chart:data-point chart:repeated="7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mming distanc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9">
                <text:p>119</text:p>
                <draw:g>
                  <svg:desc>Sheet1.B2:Sheet1.B7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